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77ba3" officeooo:paragraph-rsid="00077ba3" style:font-weight-asian="bold" style:font-weight-complex="bold"/>
    </style:style>
    <style:style style:name="P2" style:family="paragraph" style:parent-style-name="Standard">
      <style:text-properties fo:font-weight="bold" officeooo:rsid="000a6309" officeooo:paragraph-rsid="000a6309" style:font-weight-asian="bold" style:font-weight-complex="bold"/>
    </style:style>
    <style:style style:name="P3" style:family="paragraph" style:parent-style-name="Standard">
      <style:text-properties fo:font-weight="bold" officeooo:rsid="00114a98" officeooo:paragraph-rsid="00114a98" style:font-weight-asian="bold" style:font-weight-complex="bold"/>
    </style:style>
    <style:style style:name="P4" style:family="paragraph" style:parent-style-name="Standard">
      <style:text-properties fo:font-weight="bold" officeooo:rsid="001ffcf3" officeooo:paragraph-rsid="001ffcf3" style:font-weight-asian="bold" style:font-weight-complex="bold"/>
    </style:style>
    <style:style style:name="P5" style:family="paragraph" style:parent-style-name="Standard">
      <style:text-properties fo:font-weight="bold" officeooo:rsid="0072f6e4" officeooo:paragraph-rsid="0072f6e4" style:font-weight-asian="bold" style:font-weight-complex="bold"/>
    </style:style>
    <style:style style:name="P6" style:family="paragraph" style:parent-style-name="Standard">
      <style:text-properties fo:font-weight="bold" officeooo:rsid="0072f6e4" officeooo:paragraph-rsid="00bd31c7" style:font-weight-asian="bold" style:font-weight-complex="bold"/>
    </style:style>
    <style:style style:name="P7" style:family="paragraph" style:parent-style-name="Standard">
      <style:text-properties fo:font-weight="bold" officeooo:rsid="00e374e8" officeooo:paragraph-rsid="00e374e8" style:font-weight-asian="bold" style:font-weight-complex="bold"/>
    </style:style>
    <style:style style:name="P8" style:family="paragraph" style:parent-style-name="Standard">
      <style:text-properties fo:font-weight="bold" officeooo:rsid="00bd31c7" officeooo:paragraph-rsid="00bd31c7" style:font-weight-asian="bold" style:font-weight-complex="bold"/>
    </style:style>
    <style:style style:name="P9" style:family="paragraph" style:parent-style-name="Standard">
      <style:text-properties fo:font-weight="bold" officeooo:rsid="00f8d2c8" officeooo:paragraph-rsid="00f8d2c8" style:font-weight-asian="bold" style:font-weight-complex="bold"/>
    </style:style>
    <style:style style:name="P10" style:family="paragraph" style:parent-style-name="Standard">
      <style:text-properties fo:font-weight="bold" officeooo:rsid="00fc8145" officeooo:paragraph-rsid="00fc8145" style:font-weight-asian="bold" style:font-weight-complex="bold"/>
    </style:style>
    <style:style style:name="P11" style:family="paragraph" style:parent-style-name="Standard">
      <style:text-properties fo:font-weight="bold" officeooo:rsid="0154cf47" officeooo:paragraph-rsid="0154cf47" style:font-weight-asian="bold" style:font-weight-complex="bold"/>
    </style:style>
    <style:style style:name="P12" style:family="paragraph" style:parent-style-name="Standard">
      <style:text-properties fo:font-weight="bold" officeooo:rsid="00fa34f3" officeooo:paragraph-rsid="00fa34f3" style:font-weight-asian="bold" style:font-weight-complex="bold"/>
    </style:style>
    <style:style style:name="P13" style:family="paragraph" style:parent-style-name="Standard">
      <style:text-properties fo:font-weight="bold" officeooo:rsid="01c6d011" officeooo:paragraph-rsid="01c6d011" style:font-weight-asian="bold" style:font-weight-complex="bold"/>
    </style:style>
    <style:style style:name="P14" style:family="paragraph" style:parent-style-name="Standard">
      <style:text-properties fo:font-weight="normal" officeooo:rsid="0007c485" officeooo:paragraph-rsid="0007c485" style:font-weight-asian="normal" style:font-weight-complex="normal"/>
    </style:style>
    <style:style style:name="P15" style:family="paragraph" style:parent-style-name="Standard">
      <style:text-properties fo:font-weight="normal" officeooo:rsid="0007c485" officeooo:paragraph-rsid="000916c5" style:font-weight-asian="normal" style:font-weight-complex="normal"/>
    </style:style>
    <style:style style:name="P16" style:family="paragraph" style:parent-style-name="Standard">
      <style:text-properties fo:font-weight="normal" officeooo:rsid="0007c485" officeooo:paragraph-rsid="000c2e97" style:font-weight-asian="normal" style:font-weight-complex="normal"/>
    </style:style>
    <style:style style:name="P17" style:family="paragraph" style:parent-style-name="Standard">
      <style:text-properties fo:font-weight="normal" officeooo:rsid="0007c485" officeooo:paragraph-rsid="000fa3d6" style:font-weight-asian="normal" style:font-weight-complex="normal"/>
    </style:style>
    <style:style style:name="P18" style:family="paragraph" style:parent-style-name="Standard">
      <style:text-properties fo:font-weight="normal" officeooo:rsid="0007c485" officeooo:paragraph-rsid="0027e141" style:font-weight-asian="normal" style:font-weight-complex="normal"/>
    </style:style>
    <style:style style:name="P19" style:family="paragraph" style:parent-style-name="Standard">
      <style:text-properties fo:font-weight="normal" officeooo:rsid="0007c485" officeooo:paragraph-rsid="00304083" style:font-weight-asian="normal" style:font-weight-complex="normal"/>
    </style:style>
    <style:style style:name="P20" style:family="paragraph" style:parent-style-name="Standard">
      <style:text-properties fo:font-weight="normal" officeooo:rsid="0007c485" officeooo:paragraph-rsid="0176234e" style:font-weight-asian="normal" style:font-weight-complex="normal"/>
    </style:style>
    <style:style style:name="P21" style:family="paragraph" style:parent-style-name="Standard">
      <style:text-properties fo:font-weight="normal" officeooo:rsid="0007c485" officeooo:paragraph-rsid="017638fd" style:font-weight-asian="normal" style:font-weight-complex="normal"/>
    </style:style>
    <style:style style:name="P22" style:family="paragraph" style:parent-style-name="Standard">
      <style:text-properties fo:font-weight="normal" officeooo:rsid="0007c485" officeooo:paragraph-rsid="01772f4a" style:font-weight-asian="normal" style:font-weight-complex="normal"/>
    </style:style>
    <style:style style:name="P23" style:family="paragraph" style:parent-style-name="Standard">
      <style:text-properties fo:font-weight="normal" officeooo:rsid="000a6309" officeooo:paragraph-rsid="000a9863" style:font-weight-asian="normal" style:font-weight-complex="normal"/>
    </style:style>
    <style:style style:name="P24" style:family="paragraph" style:parent-style-name="Standard">
      <style:text-properties fo:font-weight="normal" officeooo:rsid="000a6309" officeooo:paragraph-rsid="0019502a" style:font-weight-asian="normal" style:font-weight-complex="normal"/>
    </style:style>
    <style:style style:name="P25" style:family="paragraph" style:parent-style-name="Standard">
      <style:text-properties fo:font-weight="normal" officeooo:rsid="000a6309" officeooo:paragraph-rsid="017d1ce4" style:font-weight-asian="normal" style:font-weight-complex="normal"/>
    </style:style>
    <style:style style:name="P26" style:family="paragraph" style:parent-style-name="Standard">
      <style:text-properties fo:font-weight="normal" officeooo:rsid="000c2e97" officeooo:paragraph-rsid="000c2e97" style:font-weight-asian="normal" style:font-weight-complex="normal"/>
    </style:style>
    <style:style style:name="P27" style:family="paragraph" style:parent-style-name="Standard">
      <style:text-properties fo:font-weight="normal" officeooo:rsid="000c2e97" officeooo:paragraph-rsid="000fa3d6" style:font-weight-asian="normal" style:font-weight-complex="normal"/>
    </style:style>
    <style:style style:name="P28" style:family="paragraph" style:parent-style-name="Standard">
      <style:text-properties fo:font-weight="normal" officeooo:rsid="00114a98" officeooo:paragraph-rsid="00114a98" style:font-weight-asian="normal" style:font-weight-complex="normal"/>
    </style:style>
    <style:style style:name="P29" style:family="paragraph" style:parent-style-name="Standard">
      <style:text-properties fo:font-weight="normal" officeooo:rsid="00114a98" officeooo:paragraph-rsid="001333ad" style:font-weight-asian="normal" style:font-weight-complex="normal"/>
    </style:style>
    <style:style style:name="P30" style:family="paragraph" style:parent-style-name="Standard">
      <style:text-properties fo:font-weight="normal" officeooo:rsid="00114a98" officeooo:paragraph-rsid="00175455" style:font-weight-asian="normal" style:font-weight-complex="normal"/>
    </style:style>
    <style:style style:name="P31" style:family="paragraph" style:parent-style-name="Standard">
      <style:text-properties fo:font-weight="normal" officeooo:rsid="00114a98" officeooo:paragraph-rsid="001aac8e" style:font-weight-asian="normal" style:font-weight-complex="normal"/>
    </style:style>
    <style:style style:name="P32" style:family="paragraph" style:parent-style-name="Standard">
      <style:text-properties fo:font-weight="normal" officeooo:rsid="00114a98" officeooo:paragraph-rsid="017b14ff" style:font-weight-asian="normal" style:font-weight-complex="normal"/>
    </style:style>
    <style:style style:name="P33" style:family="paragraph" style:parent-style-name="Standard">
      <style:text-properties fo:font-weight="normal" officeooo:rsid="00114a98" officeooo:paragraph-rsid="017d1ce4" style:font-weight-asian="normal" style:font-weight-complex="normal"/>
    </style:style>
    <style:style style:name="P34" style:family="paragraph" style:parent-style-name="Standard">
      <style:text-properties fo:font-weight="normal" officeooo:rsid="001ffcf3" officeooo:paragraph-rsid="001ffcf3" style:font-weight-asian="normal" style:font-weight-complex="normal"/>
    </style:style>
    <style:style style:name="P35" style:family="paragraph" style:parent-style-name="Standard">
      <style:text-properties fo:font-weight="normal" officeooo:rsid="001ffcf3" officeooo:paragraph-rsid="002099e3" style:font-weight-asian="normal" style:font-weight-complex="normal"/>
    </style:style>
    <style:style style:name="P36" style:family="paragraph" style:parent-style-name="Standard">
      <style:text-properties fo:font-weight="normal" officeooo:rsid="001ffcf3" officeooo:paragraph-rsid="017e0cb4" style:font-weight-asian="normal" style:font-weight-complex="normal"/>
    </style:style>
    <style:style style:name="P37" style:family="paragraph" style:parent-style-name="Standard">
      <style:text-properties fo:font-weight="normal" officeooo:rsid="002099e3" officeooo:paragraph-rsid="002099e3" style:font-weight-asian="normal" style:font-weight-complex="normal"/>
    </style:style>
    <style:style style:name="P38" style:family="paragraph" style:parent-style-name="Standard">
      <style:text-properties fo:font-weight="normal" officeooo:rsid="002099e3" officeooo:paragraph-rsid="017fe52d" style:font-weight-asian="normal" style:font-weight-complex="normal"/>
    </style:style>
    <style:style style:name="P39" style:family="paragraph" style:parent-style-name="Standard">
      <style:text-properties fo:font-weight="normal" officeooo:rsid="002242a4" officeooo:paragraph-rsid="002242a4" style:font-weight-asian="normal" style:font-weight-complex="normal"/>
    </style:style>
    <style:style style:name="P40" style:family="paragraph" style:parent-style-name="Standard">
      <style:text-properties fo:font-weight="normal" officeooo:rsid="002242a4" officeooo:paragraph-rsid="018186e2" style:font-weight-asian="normal" style:font-weight-complex="normal"/>
    </style:style>
    <style:style style:name="P41" style:family="paragraph" style:parent-style-name="Standard">
      <style:text-properties fo:font-weight="normal" officeooo:rsid="003da2d6" officeooo:paragraph-rsid="003da2d6" style:font-weight-asian="normal" style:font-weight-complex="normal"/>
    </style:style>
    <style:style style:name="P42" style:family="paragraph" style:parent-style-name="Standard">
      <style:text-properties fo:font-weight="normal" officeooo:rsid="0072f6e4" officeooo:paragraph-rsid="0072f6e4" style:font-weight-asian="normal" style:font-weight-complex="normal"/>
    </style:style>
    <style:style style:name="P43" style:family="paragraph" style:parent-style-name="Standard">
      <style:text-properties fo:font-weight="normal" officeooo:rsid="0072f6e4" officeooo:paragraph-rsid="018451e9" style:font-weight-asian="normal" style:font-weight-complex="normal"/>
    </style:style>
    <style:style style:name="P44" style:family="paragraph" style:parent-style-name="Standard">
      <style:text-properties fo:font-weight="normal" officeooo:rsid="0072f6e4" officeooo:paragraph-rsid="018a4d80" style:font-weight-asian="normal" style:font-weight-complex="normal"/>
    </style:style>
    <style:style style:name="P45" style:family="paragraph" style:parent-style-name="Standard">
      <style:text-properties fo:font-weight="normal" officeooo:rsid="00741b29" officeooo:paragraph-rsid="00741b29" style:font-weight-asian="normal" style:font-weight-complex="normal"/>
    </style:style>
    <style:style style:name="P46" style:family="paragraph" style:parent-style-name="Standard">
      <style:text-properties fo:font-weight="normal" officeooo:rsid="00741b29" officeooo:paragraph-rsid="018e349a" style:font-weight-asian="normal" style:font-weight-complex="normal"/>
    </style:style>
    <style:style style:name="P47" style:family="paragraph" style:parent-style-name="Standard">
      <style:text-properties fo:font-weight="normal" officeooo:rsid="00756f00" officeooo:paragraph-rsid="00756f00" style:font-weight-asian="normal" style:font-weight-complex="normal"/>
    </style:style>
    <style:style style:name="P48" style:family="paragraph" style:parent-style-name="Standard">
      <style:text-properties fo:font-weight="normal" officeooo:rsid="00756f00" officeooo:paragraph-rsid="01917a46" style:font-weight-asian="normal" style:font-weight-complex="normal"/>
    </style:style>
    <style:style style:name="P49" style:family="paragraph" style:parent-style-name="Standard">
      <style:text-properties fo:font-weight="normal" officeooo:rsid="0076be08" officeooo:paragraph-rsid="0076be08" style:font-weight-asian="normal" style:font-weight-complex="normal"/>
    </style:style>
    <style:style style:name="P50" style:family="paragraph" style:parent-style-name="Standard">
      <style:text-properties fo:font-weight="normal" officeooo:rsid="00775421" officeooo:paragraph-rsid="00775421" style:font-weight-asian="normal" style:font-weight-complex="normal"/>
    </style:style>
    <style:style style:name="P51" style:family="paragraph" style:parent-style-name="Standard">
      <style:text-properties fo:font-weight="normal" officeooo:rsid="0078d1c2" officeooo:paragraph-rsid="0078d1c2" style:font-weight-asian="normal" style:font-weight-complex="normal"/>
    </style:style>
    <style:style style:name="P52" style:family="paragraph" style:parent-style-name="Standard">
      <style:text-properties fo:font-weight="normal" officeooo:rsid="0079bc45" officeooo:paragraph-rsid="0079bc45" style:font-weight-asian="normal" style:font-weight-complex="normal"/>
    </style:style>
    <style:style style:name="P53" style:family="paragraph" style:parent-style-name="Standard">
      <style:text-properties fo:font-weight="normal" officeooo:rsid="0079bc45" officeooo:paragraph-rsid="01945633" style:font-weight-asian="normal" style:font-weight-complex="normal"/>
    </style:style>
    <style:style style:name="P54" style:family="paragraph" style:parent-style-name="Standard">
      <style:text-properties fo:font-weight="normal" officeooo:rsid="0079bc45" officeooo:paragraph-rsid="0194aa29" style:font-weight-asian="normal" style:font-weight-complex="normal"/>
    </style:style>
    <style:style style:name="P55" style:family="paragraph" style:parent-style-name="Standard">
      <style:text-properties fo:font-weight="normal" officeooo:rsid="007df322" officeooo:paragraph-rsid="007df322" style:font-weight-asian="normal" style:font-weight-complex="normal"/>
    </style:style>
    <style:style style:name="P56" style:family="paragraph" style:parent-style-name="Standard">
      <style:text-properties fo:font-weight="normal" officeooo:rsid="000916c5" officeooo:paragraph-rsid="00366e54" style:font-weight-asian="normal" style:font-weight-complex="normal"/>
    </style:style>
    <style:style style:name="P57" style:family="paragraph" style:parent-style-name="Standard">
      <style:text-properties fo:font-weight="normal" officeooo:rsid="00bd31c7" officeooo:paragraph-rsid="00bd31c7" style:font-weight-asian="normal" style:font-weight-complex="normal"/>
    </style:style>
    <style:style style:name="P58" style:family="paragraph" style:parent-style-name="Standard">
      <style:text-properties fo:font-weight="normal" officeooo:rsid="00bd31c7" officeooo:paragraph-rsid="00be9176" style:font-weight-asian="normal" style:font-weight-complex="normal"/>
    </style:style>
    <style:style style:name="P59" style:family="paragraph" style:parent-style-name="Standard">
      <style:text-properties fo:font-weight="normal" officeooo:rsid="00bd31c7" officeooo:paragraph-rsid="00c5e5cc" style:font-weight-asian="normal" style:font-weight-complex="normal"/>
    </style:style>
    <style:style style:name="P60" style:family="paragraph" style:parent-style-name="Standard">
      <style:text-properties fo:font-weight="normal" officeooo:rsid="00bd31c7" officeooo:paragraph-rsid="00c6f894" style:font-weight-asian="normal" style:font-weight-complex="normal"/>
    </style:style>
    <style:style style:name="P61" style:family="paragraph" style:parent-style-name="Standard">
      <style:text-properties fo:font-weight="normal" officeooo:rsid="00bd31c7" officeooo:paragraph-rsid="00cfcdc1" style:font-weight-asian="normal" style:font-weight-complex="normal"/>
    </style:style>
    <style:style style:name="P62" style:family="paragraph" style:parent-style-name="Standard">
      <style:text-properties fo:font-weight="normal" officeooo:rsid="00bd31c7" officeooo:paragraph-rsid="010a9016" style:font-weight-asian="normal" style:font-weight-complex="normal"/>
    </style:style>
    <style:style style:name="P63" style:family="paragraph" style:parent-style-name="Standard">
      <style:text-properties fo:font-weight="normal" officeooo:rsid="00bd31c7" officeooo:paragraph-rsid="019761ec" style:font-weight-asian="normal" style:font-weight-complex="normal"/>
    </style:style>
    <style:style style:name="P64" style:family="paragraph" style:parent-style-name="Standard">
      <style:text-properties fo:font-weight="normal" officeooo:rsid="00bd31c7" officeooo:paragraph-rsid="01af94b8" style:font-weight-asian="normal" style:font-weight-complex="normal"/>
    </style:style>
    <style:style style:name="P65" style:family="paragraph" style:parent-style-name="Standard">
      <style:text-properties fo:font-weight="normal" officeooo:rsid="00bd31c7" officeooo:paragraph-rsid="01c0a575" style:font-weight-asian="normal" style:font-weight-complex="normal"/>
    </style:style>
    <style:style style:name="P66" style:family="paragraph" style:parent-style-name="Standard">
      <style:text-properties fo:font-weight="normal" officeooo:rsid="00bd31c7" officeooo:paragraph-rsid="01c26093" style:font-weight-asian="normal" style:font-weight-complex="normal"/>
    </style:style>
    <style:style style:name="P67" style:family="paragraph" style:parent-style-name="Standard">
      <style:text-properties fo:font-weight="normal" officeooo:rsid="00bd31c7" officeooo:paragraph-rsid="019b3ede" style:font-weight-asian="normal" style:font-weight-complex="normal"/>
    </style:style>
    <style:style style:name="P68" style:family="paragraph" style:parent-style-name="Standard">
      <style:text-properties fo:font-weight="normal" officeooo:rsid="00bd31c7" officeooo:paragraph-rsid="01c88f79" style:font-weight-asian="normal" style:font-weight-complex="normal"/>
    </style:style>
    <style:style style:name="P69" style:family="paragraph" style:parent-style-name="Standard">
      <style:text-properties fo:font-weight="normal" officeooo:rsid="00bd31c7" officeooo:paragraph-rsid="01c97b7e" style:font-weight-asian="normal" style:font-weight-complex="normal"/>
    </style:style>
    <style:style style:name="P70" style:family="paragraph" style:parent-style-name="Standard">
      <style:text-properties fo:font-weight="normal" officeooo:rsid="00be9176" officeooo:paragraph-rsid="00bf5d06" style:font-weight-asian="normal" style:font-weight-complex="normal"/>
    </style:style>
    <style:style style:name="P71" style:family="paragraph" style:parent-style-name="Standard">
      <style:text-properties fo:font-weight="normal" officeooo:rsid="00be9176" officeooo:paragraph-rsid="00e374e8" style:font-weight-asian="normal" style:font-weight-complex="normal"/>
    </style:style>
    <style:style style:name="P72" style:family="paragraph" style:parent-style-name="Standard">
      <style:text-properties fo:font-weight="normal" officeooo:rsid="00be9176" officeooo:paragraph-rsid="00e4285b" style:font-weight-asian="normal" style:font-weight-complex="normal"/>
    </style:style>
    <style:style style:name="P73" style:family="paragraph" style:parent-style-name="Standard">
      <style:text-properties fo:font-weight="normal" officeooo:rsid="00be9176" officeooo:paragraph-rsid="01348c8d" style:font-weight-asian="normal" style:font-weight-complex="normal"/>
    </style:style>
    <style:style style:name="P74" style:family="paragraph" style:parent-style-name="Standard">
      <style:text-properties fo:font-weight="normal" officeooo:rsid="00be9176" officeooo:paragraph-rsid="019cffb8" style:font-weight-asian="normal" style:font-weight-complex="normal"/>
    </style:style>
    <style:style style:name="P75" style:family="paragraph" style:parent-style-name="Standard">
      <style:text-properties fo:font-weight="normal" officeooo:rsid="00be9176" officeooo:paragraph-rsid="019f4f27" style:font-weight-asian="normal" style:font-weight-complex="normal"/>
    </style:style>
    <style:style style:name="P76" style:family="paragraph" style:parent-style-name="Standard">
      <style:text-properties fo:font-weight="normal" officeooo:rsid="00be9176" officeooo:paragraph-rsid="01c9ffd8" style:font-weight-asian="normal" style:font-weight-complex="normal"/>
    </style:style>
    <style:style style:name="P77" style:family="paragraph" style:parent-style-name="Standard">
      <style:text-properties fo:font-weight="normal" officeooo:rsid="00c843d9" officeooo:paragraph-rsid="00c843d9" style:font-weight-asian="normal" style:font-weight-complex="normal"/>
    </style:style>
    <style:style style:name="P78" style:family="paragraph" style:parent-style-name="Standard">
      <style:text-properties fo:font-weight="normal" officeooo:rsid="00c843d9" officeooo:paragraph-rsid="011dbaa0" style:font-weight-asian="normal" style:font-weight-complex="normal"/>
    </style:style>
    <style:style style:name="P79" style:family="paragraph" style:parent-style-name="Standard">
      <style:text-properties fo:font-weight="normal" officeooo:rsid="00c843d9" officeooo:paragraph-rsid="01275bf8" style:font-weight-asian="normal" style:font-weight-complex="normal"/>
    </style:style>
    <style:style style:name="P80" style:family="paragraph" style:parent-style-name="Standard">
      <style:text-properties fo:font-weight="normal" officeooo:rsid="00c843d9" officeooo:paragraph-rsid="019e57b9" style:font-weight-asian="normal" style:font-weight-complex="normal"/>
    </style:style>
    <style:style style:name="P81" style:family="paragraph" style:parent-style-name="Standard">
      <style:text-properties fo:font-weight="normal" officeooo:rsid="00c843d9" officeooo:paragraph-rsid="01c5b75e" style:font-weight-asian="normal" style:font-weight-complex="normal"/>
    </style:style>
    <style:style style:name="P82" style:family="paragraph" style:parent-style-name="Standard">
      <style:text-properties fo:font-weight="normal" officeooo:rsid="00c843d9" officeooo:paragraph-rsid="01df6e4d" style:font-weight-asian="normal" style:font-weight-complex="normal"/>
    </style:style>
    <style:style style:name="P83" style:family="paragraph" style:parent-style-name="Standard">
      <style:text-properties fo:font-weight="normal" officeooo:rsid="00c843d9" officeooo:paragraph-rsid="023b88db" style:font-weight-asian="normal" style:font-weight-complex="normal"/>
    </style:style>
    <style:style style:name="P84" style:family="paragraph" style:parent-style-name="Standard">
      <style:text-properties fo:font-weight="normal" officeooo:rsid="00e5c3cf" officeooo:paragraph-rsid="00e5c3cf" style:font-weight-asian="normal" style:font-weight-complex="normal"/>
    </style:style>
    <style:style style:name="P85" style:family="paragraph" style:parent-style-name="Standard">
      <style:text-properties fo:font-weight="normal" officeooo:rsid="00e5c3cf" officeooo:paragraph-rsid="01348c8d" style:font-weight-asian="normal" style:font-weight-complex="normal"/>
    </style:style>
    <style:style style:name="P86" style:family="paragraph" style:parent-style-name="Standard">
      <style:text-properties fo:font-weight="normal" officeooo:rsid="00e5c3cf" officeooo:paragraph-rsid="01ecb78d" style:font-weight-asian="normal" style:font-weight-complex="normal"/>
    </style:style>
    <style:style style:name="P87" style:family="paragraph" style:parent-style-name="Standard">
      <style:text-properties fo:font-weight="normal" officeooo:rsid="00e77173" officeooo:paragraph-rsid="00e77173" style:font-weight-asian="normal" style:font-weight-complex="normal"/>
    </style:style>
    <style:style style:name="P88" style:family="paragraph" style:parent-style-name="Standard">
      <style:text-properties fo:font-weight="normal" officeooo:rsid="00f8d2c8" officeooo:paragraph-rsid="00f8d2c8" style:font-weight-asian="normal" style:font-weight-complex="normal"/>
    </style:style>
    <style:style style:name="P89" style:family="paragraph" style:parent-style-name="Standard">
      <style:text-properties fo:font-weight="normal" officeooo:rsid="00f8d2c8" officeooo:paragraph-rsid="00fa34f3" style:font-weight-asian="normal" style:font-weight-complex="normal"/>
    </style:style>
    <style:style style:name="P90" style:family="paragraph" style:parent-style-name="Standard">
      <style:text-properties fo:font-weight="normal" officeooo:rsid="00f8d2c8" officeooo:paragraph-rsid="01af94b8" style:font-weight-asian="normal" style:font-weight-complex="normal"/>
    </style:style>
    <style:style style:name="P91" style:family="paragraph" style:parent-style-name="Standard">
      <style:text-properties fo:font-weight="normal" officeooo:rsid="00f8d2c8" officeooo:paragraph-rsid="01b02e8a" style:font-weight-asian="normal" style:font-weight-complex="normal"/>
    </style:style>
    <style:style style:name="P92" style:family="paragraph" style:parent-style-name="Standard">
      <style:text-properties fo:font-weight="normal" officeooo:rsid="00f8d2c8" officeooo:paragraph-rsid="01f62f70" style:font-weight-asian="normal" style:font-weight-complex="normal"/>
    </style:style>
    <style:style style:name="P93" style:family="paragraph" style:parent-style-name="Standard">
      <style:text-properties fo:font-weight="normal" officeooo:rsid="00fa34f3" officeooo:paragraph-rsid="00fa34f3" style:font-weight-asian="normal" style:font-weight-complex="normal"/>
    </style:style>
    <style:style style:name="P94" style:family="paragraph" style:parent-style-name="Standard">
      <style:text-properties fo:font-weight="normal" officeooo:rsid="00fa34f3" officeooo:paragraph-rsid="01b0ae8e" style:font-weight-asian="normal" style:font-weight-complex="normal"/>
    </style:style>
    <style:style style:name="P95" style:family="paragraph" style:parent-style-name="Standard">
      <style:text-properties fo:font-weight="normal" officeooo:rsid="00fa34f3" officeooo:paragraph-rsid="01fb343c" style:font-weight-asian="normal" style:font-weight-complex="normal"/>
    </style:style>
    <style:style style:name="P96" style:family="paragraph" style:parent-style-name="Standard">
      <style:text-properties fo:font-weight="normal" officeooo:rsid="00fc8145" officeooo:paragraph-rsid="00fc8145" style:font-weight-asian="normal" style:font-weight-complex="normal"/>
    </style:style>
    <style:style style:name="P97" style:family="paragraph" style:parent-style-name="Standard">
      <style:text-properties fo:font-weight="normal" officeooo:rsid="00fc8145" officeooo:paragraph-rsid="00fe3046" style:font-weight-asian="normal" style:font-weight-complex="normal"/>
    </style:style>
    <style:style style:name="P98" style:family="paragraph" style:parent-style-name="Standard">
      <style:text-properties fo:font-weight="normal" officeooo:rsid="00fc8145" officeooo:paragraph-rsid="0152b391" style:font-weight-asian="normal" style:font-weight-complex="normal"/>
    </style:style>
    <style:style style:name="P99" style:family="paragraph" style:parent-style-name="Standard">
      <style:text-properties fo:font-weight="normal" officeooo:rsid="00fc8145" officeooo:paragraph-rsid="01b6cb5f" style:font-weight-asian="normal" style:font-weight-complex="normal"/>
    </style:style>
    <style:style style:name="P100" style:family="paragraph" style:parent-style-name="Standard">
      <style:text-properties fo:font-weight="normal" officeooo:rsid="00fc8145" officeooo:paragraph-rsid="020357d4" style:font-weight-asian="normal" style:font-weight-complex="normal"/>
    </style:style>
    <style:style style:name="P101" style:family="paragraph" style:parent-style-name="Standard">
      <style:text-properties fo:font-weight="normal" officeooo:rsid="0154cf47" officeooo:paragraph-rsid="0154cf47" style:font-weight-asian="normal" style:font-weight-complex="normal"/>
    </style:style>
    <style:style style:name="P102" style:family="paragraph" style:parent-style-name="Standard">
      <style:text-properties fo:font-weight="normal" officeooo:rsid="0155090e" officeooo:paragraph-rsid="0155090e" style:font-weight-asian="normal" style:font-weight-complex="normal"/>
    </style:style>
    <style:style style:name="P103" style:family="paragraph" style:parent-style-name="Standard">
      <style:text-properties fo:font-weight="normal" officeooo:rsid="0155090e" officeooo:paragraph-rsid="01567ac3" style:font-weight-asian="normal" style:font-weight-complex="normal"/>
    </style:style>
    <style:style style:name="P104" style:family="paragraph" style:parent-style-name="Standard">
      <style:text-properties fo:font-weight="normal" officeooo:rsid="0155090e" officeooo:paragraph-rsid="015b6827" style:font-weight-asian="normal" style:font-weight-complex="normal"/>
    </style:style>
    <style:style style:name="P105" style:family="paragraph" style:parent-style-name="Standard">
      <style:text-properties fo:font-weight="normal" officeooo:rsid="0155090e" officeooo:paragraph-rsid="015f59f5" style:font-weight-asian="normal" style:font-weight-complex="normal"/>
    </style:style>
    <style:style style:name="P106" style:family="paragraph" style:parent-style-name="Standard">
      <style:text-properties fo:font-weight="normal" officeooo:rsid="0155090e" officeooo:paragraph-rsid="0164365d" style:font-weight-asian="normal" style:font-weight-complex="normal"/>
    </style:style>
    <style:style style:name="P107" style:family="paragraph" style:parent-style-name="Standard">
      <style:text-properties fo:font-weight="normal" officeooo:rsid="0155090e" officeooo:paragraph-rsid="0166c020" style:font-weight-asian="normal" style:font-weight-complex="normal"/>
    </style:style>
    <style:style style:name="P108" style:family="paragraph" style:parent-style-name="Standard">
      <style:text-properties fo:font-weight="normal" officeooo:rsid="0155090e" officeooo:paragraph-rsid="016c0307" style:font-weight-asian="normal" style:font-weight-complex="normal"/>
    </style:style>
    <style:style style:name="P109" style:family="paragraph" style:parent-style-name="Standard">
      <style:text-properties fo:font-weight="normal" officeooo:rsid="0155090e" officeooo:paragraph-rsid="01bc7da9" style:font-weight-asian="normal" style:font-weight-complex="normal"/>
    </style:style>
    <style:style style:name="P110" style:family="paragraph" style:parent-style-name="Standard">
      <style:text-properties fo:font-weight="normal" officeooo:rsid="0155090e" officeooo:paragraph-rsid="01bc81a6" style:font-weight-asian="normal" style:font-weight-complex="normal"/>
    </style:style>
    <style:style style:name="P111" style:family="paragraph" style:parent-style-name="Standard">
      <style:text-properties fo:font-weight="normal" officeooo:rsid="0155090e" officeooo:paragraph-rsid="020890ae" style:font-weight-asian="normal" style:font-weight-complex="normal"/>
    </style:style>
    <style:style style:name="P112" style:family="paragraph" style:parent-style-name="Standard">
      <style:text-properties fo:font-weight="normal" officeooo:rsid="0155090e" officeooo:paragraph-rsid="020fee42" style:font-weight-asian="normal" style:font-weight-complex="normal"/>
    </style:style>
    <style:style style:name="P113" style:family="paragraph" style:parent-style-name="Standard">
      <style:text-properties fo:font-weight="normal" officeooo:rsid="0155090e" officeooo:paragraph-rsid="02168c01" style:font-weight-asian="normal" style:font-weight-complex="normal"/>
    </style:style>
    <style:style style:name="P114" style:family="paragraph" style:parent-style-name="Standard">
      <style:text-properties fo:font-weight="normal" officeooo:rsid="0155090e" officeooo:paragraph-rsid="0216cd8d" style:font-weight-asian="normal" style:font-weight-complex="normal"/>
    </style:style>
    <style:style style:name="P115" style:family="paragraph" style:parent-style-name="Standard">
      <style:text-properties fo:font-weight="normal" officeooo:rsid="01599f78" officeooo:paragraph-rsid="01599f78" style:font-weight-asian="normal" style:font-weight-complex="normal"/>
    </style:style>
    <style:style style:name="P116" style:family="paragraph" style:parent-style-name="Standard">
      <style:text-properties fo:font-weight="normal" officeooo:rsid="016226da" officeooo:paragraph-rsid="016226da" style:font-weight-asian="normal" style:font-weight-complex="normal"/>
    </style:style>
    <style:style style:name="P117" style:family="paragraph" style:parent-style-name="Standard">
      <style:text-properties fo:font-weight="normal" officeooo:rsid="016226da" officeooo:paragraph-rsid="0166c020" style:font-weight-asian="normal" style:font-weight-complex="normal"/>
    </style:style>
    <style:style style:name="P118" style:family="paragraph" style:parent-style-name="Standard">
      <style:text-properties fo:font-weight="normal" officeooo:rsid="016226da" officeooo:paragraph-rsid="01bd804b" style:font-weight-asian="normal" style:font-weight-complex="normal"/>
    </style:style>
    <style:style style:name="P119" style:family="paragraph" style:parent-style-name="Standard">
      <style:text-properties fo:font-weight="normal" officeooo:rsid="016226da" officeooo:paragraph-rsid="0217e2df" style:font-weight-asian="normal" style:font-weight-complex="normal"/>
    </style:style>
    <style:style style:name="P120" style:family="paragraph" style:parent-style-name="Standard">
      <style:text-properties fo:font-weight="normal" officeooo:rsid="016226da" officeooo:paragraph-rsid="02196d44" style:font-weight-asian="normal" style:font-weight-complex="normal"/>
    </style:style>
    <style:style style:name="P121" style:family="paragraph" style:parent-style-name="Standard">
      <style:text-properties fo:font-weight="normal" officeooo:rsid="0170fa57" officeooo:paragraph-rsid="0170fa57" style:font-weight-asian="normal" style:font-weight-complex="normal"/>
    </style:style>
    <style:style style:name="P122" style:family="paragraph" style:parent-style-name="Standard">
      <style:text-properties fo:font-weight="normal" officeooo:rsid="002f375b" officeooo:paragraph-rsid="017638fd" style:font-weight-asian="normal" style:font-weight-complex="normal"/>
    </style:style>
    <style:style style:name="P123" style:family="paragraph" style:parent-style-name="Standard">
      <style:text-properties fo:font-weight="normal" officeooo:rsid="017fe52d" officeooo:paragraph-rsid="002099e3" style:font-weight-asian="normal" style:font-weight-complex="normal"/>
    </style:style>
    <style:style style:name="P124" style:family="paragraph" style:parent-style-name="Standard">
      <style:text-properties fo:font-weight="normal" officeooo:rsid="019cffb8" officeooo:paragraph-rsid="019cffb8" style:font-weight-asian="normal" style:font-weight-complex="normal"/>
    </style:style>
    <style:style style:name="P125" style:family="paragraph" style:parent-style-name="Standard">
      <style:text-properties fo:font-weight="normal" officeooo:rsid="015e40dc" officeooo:paragraph-rsid="01bc7da9" style:font-weight-asian="normal" style:font-weight-complex="normal"/>
    </style:style>
    <style:style style:name="P126" style:family="paragraph" style:parent-style-name="Standard">
      <style:text-properties fo:font-weight="normal" officeooo:rsid="015e40dc" officeooo:paragraph-rsid="0213f9b2" style:font-weight-asian="normal" style:font-weight-complex="normal"/>
    </style:style>
    <style:style style:name="P127" style:family="paragraph" style:parent-style-name="Standard">
      <style:text-properties fo:font-weight="normal" officeooo:rsid="00175455" officeooo:paragraph-rsid="017d1ce4" style:font-weight-asian="normal" style:font-weight-complex="normal"/>
    </style:style>
    <style:style style:name="P128" style:family="paragraph" style:parent-style-name="Standard">
      <style:text-properties fo:font-weight="normal" officeooo:rsid="018186e2" officeooo:paragraph-rsid="018186e2" style:font-weight-asian="normal" style:font-weight-complex="normal"/>
    </style:style>
    <style:style style:name="P129" style:family="paragraph" style:parent-style-name="Standard">
      <style:text-properties fo:font-weight="normal" officeooo:rsid="0194aa29" officeooo:paragraph-rsid="0194aa29" style:font-weight-asian="normal" style:font-weight-complex="normal"/>
    </style:style>
    <style:style style:name="P130" style:family="paragraph" style:parent-style-name="Standard">
      <style:text-properties fo:font-weight="normal" officeooo:rsid="00bf5d06" officeooo:paragraph-rsid="019cffb8" style:font-weight-asian="normal" style:font-weight-complex="normal"/>
    </style:style>
    <style:style style:name="P131" style:family="paragraph" style:parent-style-name="Standard">
      <style:text-properties fo:font-weight="normal" officeooo:rsid="00bf5d06" officeooo:paragraph-rsid="01ab0072" style:font-weight-asian="normal" style:font-weight-complex="normal"/>
    </style:style>
    <style:style style:name="P132" style:family="paragraph" style:parent-style-name="Standard">
      <style:text-properties fo:font-weight="normal" officeooo:rsid="00bf5d06" officeooo:paragraph-rsid="01ef44f8" style:font-weight-asian="normal" style:font-weight-complex="normal"/>
    </style:style>
    <style:style style:name="P133" style:family="paragraph" style:parent-style-name="Standard">
      <style:text-properties fo:font-weight="normal" officeooo:rsid="00fe0e87" officeooo:paragraph-rsid="01b6cb5f" style:font-weight-asian="normal" style:font-weight-complex="normal"/>
    </style:style>
    <style:style style:name="P134" style:family="paragraph" style:parent-style-name="Standard">
      <style:text-properties fo:font-weight="normal" officeooo:rsid="01bc7da9" officeooo:paragraph-rsid="0213f9b2" style:font-weight-asian="normal" style:font-weight-complex="normal"/>
    </style:style>
    <style:style style:name="P135" style:family="paragraph" style:parent-style-name="Standard">
      <style:text-properties fo:font-weight="normal" officeooo:rsid="01c97b7e" officeooo:paragraph-rsid="01c97b7e" style:font-weight-asian="normal" style:font-weight-complex="normal"/>
    </style:style>
    <style:style style:name="P136" style:family="paragraph" style:parent-style-name="Standard">
      <style:text-properties fo:font-weight="normal" officeooo:rsid="00e4285b" officeooo:paragraph-rsid="01e4e680" style:font-weight-asian="normal" style:font-weight-complex="normal"/>
    </style:style>
    <style:style style:name="P137" style:family="paragraph" style:parent-style-name="Standard">
      <style:text-properties fo:font-weight="normal" officeooo:rsid="020bfb92" officeooo:paragraph-rsid="020bfb92" style:font-weight-asian="normal" style:font-weight-complex="normal"/>
    </style:style>
    <style:style style:name="P138" style:family="paragraph" style:parent-style-name="Standard">
      <style:text-properties fo:font-weight="normal" officeooo:rsid="02125637" officeooo:paragraph-rsid="02125637" style:font-weight-asian="normal" style:font-weight-complex="normal"/>
    </style:style>
    <style:style style:name="P139" style:family="paragraph" style:parent-style-name="Standard">
      <style:text-properties fo:font-weight="normal" officeooo:rsid="01c88f79" officeooo:paragraph-rsid="01c88f79" style:font-weight-asian="normal" style:font-weight-complex="normal"/>
    </style:style>
    <style:style style:name="P140" style:family="paragraph" style:parent-style-name="Standard">
      <style:text-properties fo:font-weight="normal" officeooo:rsid="01dcccd6" officeooo:paragraph-rsid="01c5b75e" style:font-weight-asian="normal" style:font-weight-complex="normal"/>
    </style:style>
    <style:style style:name="P141" style:family="paragraph" style:parent-style-name="Standard">
      <style:text-properties fo:font-weight="normal" officeooo:rsid="019e57b9" officeooo:paragraph-rsid="01df6e4d" style:font-weight-asian="normal" style:font-weight-complex="normal"/>
    </style:style>
    <style:style style:name="P142" style:family="paragraph" style:parent-style-name="Standard">
      <style:text-properties fo:font-weight="normal" officeooo:rsid="0213f9b2" officeooo:paragraph-rsid="0213f9b2" style:font-weight-asian="normal" style:font-weight-complex="normal"/>
    </style:style>
    <style:style style:name="P143" style:family="paragraph" style:parent-style-name="Standard">
      <style:text-properties fo:font-weight="normal" officeooo:rsid="01613c66" officeooo:paragraph-rsid="0216cd8d" style:font-weight-asian="normal" style:font-weight-complex="normal"/>
    </style:style>
    <style:style style:name="P144" style:family="paragraph" style:parent-style-name="Standard">
      <style:text-properties fo:font-size="20pt" fo:font-weight="bold" officeooo:rsid="00077ba3" officeooo:paragraph-rsid="00077ba3" style:font-size-asian="20pt" style:font-weight-asian="bold" style:font-size-complex="20pt" style:font-weight-complex="bold"/>
    </style:style>
    <style:style style:name="P145" style:family="paragraph" style:parent-style-name="Standard">
      <style:text-properties fo:font-style="normal" fo:font-weight="normal" officeooo:rsid="00756f00" officeooo:paragraph-rsid="00756f00" style:font-style-asian="normal" style:font-weight-asian="normal" style:font-style-complex="normal" style:font-weight-complex="normal"/>
    </style:style>
    <style:style style:name="P146" style:family="paragraph" style:parent-style-name="Standard">
      <style:text-properties fo:font-style="normal" fo:font-weight="normal" officeooo:rsid="007422f1" officeooo:paragraph-rsid="00741b29" style:font-style-asian="normal" style:font-weight-asian="normal" style:font-style-complex="normal" style:font-weight-complex="normal"/>
    </style:style>
    <style:style style:name="P147" style:family="paragraph" style:parent-style-name="Standard">
      <style:text-properties officeooo:paragraph-rsid="00f811c7"/>
    </style:style>
    <style:style style:name="P148" style:family="paragraph" style:parent-style-name="Standard">
      <style:text-properties officeooo:paragraph-rsid="01a6d799"/>
    </style:style>
    <style:style style:name="P149" style:family="paragraph" style:parent-style-name="Standard">
      <style:text-properties fo:font-style="italic" fo:font-weight="normal" officeooo:rsid="01c3e89b" officeooo:paragraph-rsid="01c3e89b" style:font-style-asian="italic" style:font-weight-asian="normal" style:font-style-complex="italic" style:font-weight-complex="normal"/>
    </style:style>
    <style:style style:name="P150" style:family="paragraph" style:parent-style-name="Standard">
      <style:text-properties fo:font-style="italic" fo:font-weight="normal" officeooo:rsid="01c48e8d" officeooo:paragraph-rsid="01c48e8d" style:font-style-asian="italic" style:font-weight-asian="normal" style:font-style-complex="italic" style:font-weight-complex="normal"/>
    </style:style>
    <style:style style:name="P151" style:family="paragraph" style:parent-style-name="Standard">
      <style:text-properties fo:font-style="italic" fo:font-weight="normal" officeooo:rsid="020bfb92" officeooo:paragraph-rsid="020bfb92" style:font-style-asian="italic" style:font-weight-asian="normal" style:font-style-complex="italic" style:font-weight-complex="normal"/>
    </style:style>
    <style:style style:name="P152" style:family="paragraph" style:parent-style-name="Standard">
      <style:text-properties fo:font-style="italic" fo:font-weight="normal" officeooo:rsid="02160a0a" officeooo:paragraph-rsid="02160a0a" style:font-style-asian="italic" style:font-weight-asian="normal" style:font-style-complex="italic" style:font-weight-complex="normal"/>
    </style:style>
    <style:style style:name="P153" style:family="paragraph" style:parent-style-name="Standard">
      <style:text-properties fo:font-style="italic" fo:font-weight="normal" officeooo:rsid="02168c01" officeooo:paragraph-rsid="02168c01" style:font-style-asian="italic" style:font-weight-asian="normal" style:font-style-complex="italic" style:font-weight-complex="normal"/>
    </style:style>
    <style:style style:name="P154" style:family="paragraph" style:parent-style-name="Standard">
      <style:text-properties style:text-underline-style="solid" style:text-underline-width="auto" style:text-underline-color="font-color" fo:font-weight="bold" officeooo:rsid="00e374e8" officeooo:paragraph-rsid="00e374e8" style:font-weight-asian="bold" style:font-weight-complex="bold"/>
    </style:style>
    <style:style style:name="P155" style:family="paragraph" style:parent-style-name="Standard">
      <style:text-properties officeooo:paragraph-rsid="01f2a28c"/>
    </style:style>
    <style:style style:name="T1" style:family="text">
      <style:text-properties fo:font-style="italic" style:font-style-asian="italic" style:font-style-complex="italic"/>
    </style:style>
    <style:style style:name="T2" style:family="text">
      <style:text-properties fo:font-style="italic" officeooo:rsid="000916c5" style:font-style-asian="italic" style:font-style-complex="italic"/>
    </style:style>
    <style:style style:name="T3" style:family="text">
      <style:text-properties fo:font-style="italic" officeooo:rsid="000d816c" style:font-style-asian="italic" style:font-style-complex="italic"/>
    </style:style>
    <style:style style:name="T4" style:family="text">
      <style:text-properties fo:font-style="italic" officeooo:rsid="0007c485" style:font-style-asian="italic" style:font-style-complex="italic"/>
    </style:style>
    <style:style style:name="T5" style:family="text">
      <style:text-properties fo:font-style="italic" officeooo:rsid="00be9176" style:font-style-asian="italic" style:font-style-complex="italic"/>
    </style:style>
    <style:style style:name="T6" style:family="text">
      <style:text-properties fo:font-style="italic" officeooo:rsid="0144946c" style:font-style-asian="italic" style:font-style-complex="italic"/>
    </style:style>
    <style:style style:name="T7" style:family="text">
      <style:text-properties fo:font-style="italic" officeooo:rsid="01613c66" style:font-style-asian="italic" style:font-style-complex="italic"/>
    </style:style>
    <style:style style:name="T8" style:family="text">
      <style:text-properties fo:font-style="italic" officeooo:rsid="005e7f96" style:font-style-asian="italic" style:font-style-complex="italic"/>
    </style:style>
    <style:style style:name="T9" style:family="text">
      <style:text-properties fo:font-style="italic" officeooo:rsid="0049233f" style:font-style-asian="italic" style:font-style-complex="italic"/>
    </style:style>
    <style:style style:name="T10" style:family="text">
      <style:text-properties fo:font-style="italic" officeooo:rsid="00175455" style:font-style-asian="italic" style:font-style-complex="italic"/>
    </style:style>
    <style:style style:name="T11" style:family="text">
      <style:text-properties fo:font-style="italic" officeooo:rsid="01925aba" style:font-style-asian="italic" style:font-style-complex="italic"/>
    </style:style>
    <style:style style:name="T12" style:family="text">
      <style:text-properties fo:font-style="italic" officeooo:rsid="01945633" style:font-style-asian="italic" style:font-style-complex="italic"/>
    </style:style>
    <style:style style:name="T13" style:family="text">
      <style:text-properties fo:font-style="italic" officeooo:rsid="00c417b3" style:font-style-asian="italic" style:font-style-complex="italic"/>
    </style:style>
    <style:style style:name="T14" style:family="text">
      <style:text-properties fo:font-style="italic" officeooo:rsid="00cc01a0" style:font-style-asian="italic" style:font-style-complex="italic"/>
    </style:style>
    <style:style style:name="T15" style:family="text">
      <style:text-properties fo:font-style="italic" officeooo:rsid="00c5e5cc" style:font-style-asian="italic" style:font-style-complex="italic"/>
    </style:style>
    <style:style style:name="T16" style:family="text">
      <style:text-properties fo:font-style="italic" officeooo:rsid="00c6f894" style:font-style-asian="italic" style:font-style-complex="italic"/>
    </style:style>
    <style:style style:name="T17" style:family="text">
      <style:text-properties fo:font-style="italic" officeooo:rsid="00bf5d06" style:font-style-asian="italic" style:font-style-complex="italic"/>
    </style:style>
    <style:style style:name="T18" style:family="text">
      <style:text-properties fo:font-style="italic" officeooo:rsid="0117fa20" style:font-style-asian="italic" style:font-style-complex="italic"/>
    </style:style>
    <style:style style:name="T19" style:family="text">
      <style:text-properties fo:font-style="italic" officeooo:rsid="01c5b75e" style:font-style-asian="italic" style:font-style-complex="italic"/>
    </style:style>
    <style:style style:name="T20" style:family="text">
      <style:text-properties fo:font-style="italic" officeooo:rsid="01c97b7e" style:font-style-asian="italic" style:font-style-complex="italic"/>
    </style:style>
    <style:style style:name="T21" style:family="text">
      <style:text-properties fo:font-style="italic" officeooo:rsid="01c48e8d" style:font-style-asian="italic" style:font-style-complex="italic"/>
    </style:style>
    <style:style style:name="T22" style:family="text">
      <style:text-properties fo:font-style="italic" officeooo:rsid="01e20af1" style:font-style-asian="italic" style:font-style-complex="italic"/>
    </style:style>
    <style:style style:name="T23" style:family="text">
      <style:text-properties fo:font-style="italic" officeooo:rsid="00e5c3cf" style:font-style-asian="italic" style:font-style-complex="italic"/>
    </style:style>
    <style:style style:name="T24" style:family="text">
      <style:text-properties fo:font-style="italic" officeooo:rsid="01e9f8b8" style:font-style-asian="italic" style:font-style-complex="italic"/>
    </style:style>
    <style:style style:name="T25" style:family="text">
      <style:text-properties fo:font-style="italic" officeooo:rsid="01edafc6" style:font-style-asian="italic" style:font-style-complex="italic"/>
    </style:style>
    <style:style style:name="T26" style:family="text">
      <style:text-properties fo:font-style="italic" officeooo:rsid="01f9feaf" style:font-style-asian="italic" style:font-style-complex="italic"/>
    </style:style>
    <style:style style:name="T27" style:family="text">
      <style:text-properties fo:font-style="italic" officeooo:rsid="00fe3046" style:font-style-asian="italic" style:font-style-complex="italic"/>
    </style:style>
    <style:style style:name="T28" style:family="text">
      <style:text-properties fo:font-style="italic" officeooo:rsid="02196d44" style:font-style-asian="italic" style:font-style-complex="italic"/>
    </style:style>
    <style:style style:name="T29" style:family="text">
      <style:text-properties fo:font-style="italic" officeooo:rsid="01bf0e8f" style:font-style-asian="italic" style:font-style-complex="italic"/>
    </style:style>
    <style:style style:name="T30" style:family="text">
      <style:text-properties fo:font-style="italic" officeooo:rsid="007422f1" style:font-style-asian="italic" style:font-style-complex="italic"/>
    </style:style>
    <style:style style:name="T31" style:family="text">
      <style:text-properties fo:font-style="italic" officeooo:rsid="0254d9de" style:font-style-asian="italic" style:font-style-complex="italic"/>
    </style:style>
    <style:style style:name="T32" style:family="text">
      <style:text-properties fo:font-style="italic" fo:font-weight="normal" officeooo:rsid="00e77173"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bf5d06" style:font-style-asian="italic" style:font-weight-asian="bold" style:font-style-complex="italic" style:font-weight-complex="bold"/>
    </style:style>
    <style:style style:name="T35" style:family="text">
      <style:text-properties fo:font-style="italic" fo:font-weight="bold" officeooo:rsid="00e5c3cf" style:font-style-asian="italic" style:font-weight-asian="bold" style:font-style-complex="italic" style:font-weight-complex="bold"/>
    </style:style>
    <style:style style:name="T36" style:family="text">
      <style:text-properties fo:font-style="italic" fo:font-weight="bold" officeooo:rsid="00fa34f3" style:font-style-asian="italic" style:font-weight-asian="bold" style:font-style-complex="italic" style:font-weight-complex="bold"/>
    </style:style>
    <style:style style:name="T37" style:family="text">
      <style:text-properties fo:font-style="italic" fo:font-weight="bold" officeooo:rsid="0136a33b" style:font-style-asian="italic" style:font-weight-asian="bold" style:font-style-complex="italic" style:font-weight-complex="bold"/>
    </style:style>
    <style:style style:name="T38" style:family="text">
      <style:text-properties officeooo:rsid="000916c5"/>
    </style:style>
    <style:style style:name="T39" style:family="text">
      <style:text-properties officeooo:rsid="000a6309"/>
    </style:style>
    <style:style style:name="T40" style:family="text">
      <style:text-properties officeooo:rsid="000a9863"/>
    </style:style>
    <style:style style:name="T41" style:family="text">
      <style:text-properties officeooo:rsid="000c2e97"/>
    </style:style>
    <style:style style:name="T42" style:family="text">
      <style:text-properties officeooo:rsid="000d816c"/>
    </style:style>
    <style:style style:name="T43" style:family="text">
      <style:text-properties officeooo:rsid="000dd9e6"/>
    </style:style>
    <style:style style:name="T44" style:family="text">
      <style:text-properties officeooo:rsid="000fa3d6"/>
    </style:style>
    <style:style style:name="T45" style:family="text">
      <style:text-properties officeooo:rsid="00114a98"/>
    </style:style>
    <style:style style:name="T46" style:family="text">
      <style:text-properties officeooo:rsid="001333ad"/>
    </style:style>
    <style:style style:name="T47" style:family="text">
      <style:text-properties officeooo:rsid="00139608"/>
    </style:style>
    <style:style style:name="T48" style:family="text">
      <style:text-properties officeooo:rsid="001555f2"/>
    </style:style>
    <style:style style:name="T49" style:family="text">
      <style:text-properties officeooo:rsid="0015e111"/>
    </style:style>
    <style:style style:name="T50" style:family="text">
      <style:text-properties officeooo:rsid="00175455"/>
    </style:style>
    <style:style style:name="T51" style:family="text">
      <style:text-properties officeooo:rsid="0019502a"/>
    </style:style>
    <style:style style:name="T52" style:family="text">
      <style:text-properties officeooo:rsid="001c7541"/>
    </style:style>
    <style:style style:name="T53" style:family="text">
      <style:text-properties officeooo:rsid="001ffcf3"/>
    </style:style>
    <style:style style:name="T54" style:family="text">
      <style:text-properties officeooo:rsid="002261e6"/>
    </style:style>
    <style:style style:name="T55" style:family="text">
      <style:text-properties officeooo:rsid="00236674"/>
    </style:style>
    <style:style style:name="T56" style:family="text">
      <style:text-properties officeooo:rsid="00261d6f"/>
    </style:style>
    <style:style style:name="T57" style:family="text">
      <style:text-properties officeooo:rsid="002a5ddc"/>
    </style:style>
    <style:style style:name="T58" style:family="text">
      <style:text-properties officeooo:rsid="002a8aa3"/>
    </style:style>
    <style:style style:name="T59" style:family="text">
      <style:text-properties officeooo:rsid="002dcc91"/>
    </style:style>
    <style:style style:name="T60" style:family="text">
      <style:text-properties officeooo:rsid="0033e820"/>
    </style:style>
    <style:style style:name="T61" style:family="text">
      <style:text-properties officeooo:rsid="003f4cbf"/>
    </style:style>
    <style:style style:name="T62" style:family="text">
      <style:text-properties officeooo:rsid="00410713"/>
    </style:style>
    <style:style style:name="T63" style:family="text">
      <style:text-properties officeooo:rsid="0042731d"/>
    </style:style>
    <style:style style:name="T64" style:family="text">
      <style:text-properties officeooo:rsid="004323c4"/>
    </style:style>
    <style:style style:name="T65" style:family="text">
      <style:text-properties officeooo:rsid="0043546f"/>
    </style:style>
    <style:style style:name="T66" style:family="text">
      <style:text-properties officeooo:rsid="00439c84"/>
    </style:style>
    <style:style style:name="T67" style:family="text">
      <style:text-properties officeooo:rsid="0049233f"/>
    </style:style>
    <style:style style:name="T68" style:family="text">
      <style:text-properties officeooo:rsid="004b2c61"/>
    </style:style>
    <style:style style:name="T69" style:family="text">
      <style:text-properties officeooo:rsid="004c7530"/>
    </style:style>
    <style:style style:name="T70" style:family="text">
      <style:text-properties officeooo:rsid="004d2f7e"/>
    </style:style>
    <style:style style:name="T71" style:family="text">
      <style:text-properties officeooo:rsid="004f5d73"/>
    </style:style>
    <style:style style:name="T72" style:family="text">
      <style:text-properties officeooo:rsid="00570935"/>
    </style:style>
    <style:style style:name="T73" style:family="text">
      <style:text-properties officeooo:rsid="00573dbb"/>
    </style:style>
    <style:style style:name="T74" style:family="text">
      <style:text-properties officeooo:rsid="00596f2e"/>
    </style:style>
    <style:style style:name="T75" style:family="text">
      <style:text-properties officeooo:rsid="00598ed4"/>
    </style:style>
    <style:style style:name="T76" style:family="text">
      <style:text-properties officeooo:rsid="005a3853"/>
    </style:style>
    <style:style style:name="T77" style:family="text">
      <style:text-properties officeooo:rsid="005a9a64"/>
    </style:style>
    <style:style style:name="T78" style:family="text">
      <style:text-properties officeooo:rsid="005b9f2d"/>
    </style:style>
    <style:style style:name="T79" style:family="text">
      <style:text-properties officeooo:rsid="005c040f"/>
    </style:style>
    <style:style style:name="T80" style:family="text">
      <style:text-properties officeooo:rsid="005e7f96"/>
    </style:style>
    <style:style style:name="T81" style:family="text">
      <style:text-properties officeooo:rsid="00646d45"/>
    </style:style>
    <style:style style:name="T82" style:family="text">
      <style:text-properties officeooo:rsid="0067afe6"/>
    </style:style>
    <style:style style:name="T83" style:family="text">
      <style:text-properties officeooo:rsid="006f9974"/>
    </style:style>
    <style:style style:name="T84" style:family="text">
      <style:text-properties officeooo:rsid="007125b6"/>
    </style:style>
    <style:style style:name="T85" style:family="text">
      <style:text-properties officeooo:rsid="0072df63"/>
    </style:style>
    <style:style style:name="T86" style:family="text">
      <style:text-properties officeooo:rsid="0072f6e4"/>
    </style:style>
    <style:style style:name="T87" style:family="text">
      <style:text-properties fo:font-style="normal" style:font-style-asian="normal" style:font-style-complex="normal"/>
    </style:style>
    <style:style style:name="T88" style:family="text">
      <style:text-properties fo:font-style="normal" officeooo:rsid="0007c485" style:font-style-asian="normal" style:font-style-complex="normal"/>
    </style:style>
    <style:style style:name="T89" style:family="text">
      <style:text-properties fo:font-style="normal" officeooo:rsid="007422f1" style:font-style-asian="normal" style:font-style-complex="normal"/>
    </style:style>
    <style:style style:name="T90" style:family="text">
      <style:text-properties fo:font-style="normal" officeooo:rsid="0074c251" style:font-style-asian="normal" style:font-style-complex="normal"/>
    </style:style>
    <style:style style:name="T91" style:family="text">
      <style:text-properties fo:font-style="normal" officeooo:rsid="00a6645b" style:font-style-asian="normal" style:font-style-complex="normal"/>
    </style:style>
    <style:style style:name="T92" style:family="text">
      <style:text-properties fo:font-style="normal" officeooo:rsid="00a7b7fe" style:font-style-asian="normal" style:font-style-complex="normal"/>
    </style:style>
    <style:style style:name="T93" style:family="text">
      <style:text-properties fo:font-style="normal" officeooo:rsid="00a922ed" style:font-style-asian="normal" style:font-style-complex="normal"/>
    </style:style>
    <style:style style:name="T94" style:family="text">
      <style:text-properties fo:font-style="normal" officeooo:rsid="00a9a1ed" style:font-style-asian="normal" style:font-style-complex="normal"/>
    </style:style>
    <style:style style:name="T95" style:family="text">
      <style:text-properties fo:font-style="normal" officeooo:rsid="00ab38a4" style:font-style-asian="normal" style:font-style-complex="normal"/>
    </style:style>
    <style:style style:name="T96" style:family="text">
      <style:text-properties fo:font-style="normal" officeooo:rsid="00ad2e30" style:font-style-asian="normal" style:font-style-complex="normal"/>
    </style:style>
    <style:style style:name="T97" style:family="text">
      <style:text-properties fo:font-style="normal" officeooo:rsid="00aef131" style:font-style-asian="normal" style:font-style-complex="normal"/>
    </style:style>
    <style:style style:name="T98" style:family="text">
      <style:text-properties fo:font-style="normal" officeooo:rsid="00aefa5c" style:font-style-asian="normal" style:font-style-complex="normal"/>
    </style:style>
    <style:style style:name="T99" style:family="text">
      <style:text-properties fo:font-style="normal" officeooo:rsid="018c850b" style:font-style-asian="normal" style:font-style-complex="normal"/>
    </style:style>
    <style:style style:name="T100" style:family="text">
      <style:text-properties fo:font-style="normal" officeooo:rsid="018e349a" style:font-style-asian="normal" style:font-style-complex="normal"/>
    </style:style>
    <style:style style:name="T101" style:family="text">
      <style:text-properties fo:font-style="normal" officeooo:rsid="018f9c57" style:font-style-asian="normal" style:font-style-complex="normal"/>
    </style:style>
    <style:style style:name="T102" style:family="text">
      <style:text-properties fo:font-style="normal" officeooo:rsid="01917a46" style:font-style-asian="normal" style:font-style-complex="normal"/>
    </style:style>
    <style:style style:name="T103" style:family="text">
      <style:text-properties fo:font-style="normal" officeooo:rsid="01aec1a7" style:font-style-asian="normal" style:font-style-complex="normal"/>
    </style:style>
    <style:style style:name="T104" style:family="text">
      <style:text-properties fo:font-style="normal" officeooo:rsid="01af94b8" style:font-style-asian="normal" style:font-style-complex="normal"/>
    </style:style>
    <style:style style:name="T105" style:family="text">
      <style:text-properties fo:font-style="normal" officeooo:rsid="00bf5d06" style:font-style-asian="normal" style:font-style-complex="normal"/>
    </style:style>
    <style:style style:name="T106" style:family="text">
      <style:text-properties fo:font-style="normal" officeooo:rsid="01b83613" style:font-style-asian="normal" style:font-style-complex="normal"/>
    </style:style>
    <style:style style:name="T107" style:family="text">
      <style:text-properties fo:font-style="normal" officeooo:rsid="0211baab" style:font-style-asian="normal" style:font-style-complex="normal"/>
    </style:style>
    <style:style style:name="T108" style:family="text">
      <style:text-properties fo:font-style="normal" officeooo:rsid="02196d44" style:font-style-asian="normal" style:font-style-complex="normal"/>
    </style:style>
    <style:style style:name="T109" style:family="text">
      <style:text-properties fo:font-style="normal" officeooo:rsid="02210c00" style:font-style-asian="normal" style:font-style-complex="normal"/>
    </style:style>
    <style:style style:name="T110" style:family="text">
      <style:text-properties fo:font-style="normal" officeooo:rsid="0221ec84" style:font-style-asian="normal" style:font-style-complex="normal"/>
    </style:style>
    <style:style style:name="T111" style:family="text">
      <style:text-properties fo:font-style="normal" officeooo:rsid="022247a8" style:font-style-asian="normal" style:font-style-complex="normal"/>
    </style:style>
    <style:style style:name="T112" style:family="text">
      <style:text-properties fo:font-style="normal" officeooo:rsid="02226fb4" style:font-style-asian="normal" style:font-style-complex="normal"/>
    </style:style>
    <style:style style:name="T113" style:family="text">
      <style:text-properties fo:font-style="normal" officeooo:rsid="02249fac" style:font-style-asian="normal" style:font-style-complex="normal"/>
    </style:style>
    <style:style style:name="T114" style:family="text">
      <style:text-properties fo:font-style="normal" officeooo:rsid="0224f990" style:font-style-asian="normal" style:font-style-complex="normal"/>
    </style:style>
    <style:style style:name="T115" style:family="text">
      <style:text-properties style:font-name="Liberation Serif1" fo:font-style="normal" officeooo:rsid="007422f1" style:font-style-asian="normal" style:font-style-complex="normal"/>
    </style:style>
    <style:style style:name="T116" style:family="text">
      <style:text-properties style:font-name="Liberation Serif1" officeooo:rsid="01c5b75e"/>
    </style:style>
    <style:style style:name="T117" style:family="text">
      <style:text-properties officeooo:rsid="0078d1c2"/>
    </style:style>
    <style:style style:name="T118" style:family="text">
      <style:text-properties officeooo:rsid="00792947"/>
    </style:style>
    <style:style style:name="T119" style:family="text">
      <style:text-properties officeooo:rsid="007bf3bc"/>
    </style:style>
    <style:style style:name="T120" style:family="text">
      <style:text-properties officeooo:rsid="008013c8"/>
    </style:style>
    <style:style style:name="T121" style:family="text">
      <style:text-properties officeooo:rsid="0087327c"/>
    </style:style>
    <style:style style:name="T122" style:family="text">
      <style:text-properties officeooo:rsid="008a4614"/>
    </style:style>
    <style:style style:name="T123" style:family="text">
      <style:text-properties officeooo:rsid="008b97e8"/>
    </style:style>
    <style:style style:name="T124" style:family="text">
      <style:text-properties officeooo:rsid="008cd6d4"/>
    </style:style>
    <style:style style:name="T125" style:family="text">
      <style:text-properties officeooo:rsid="008fc554"/>
    </style:style>
    <style:style style:name="T126" style:family="text">
      <style:text-properties officeooo:rsid="009240a6"/>
    </style:style>
    <style:style style:name="T127" style:family="text">
      <style:text-properties officeooo:rsid="00934d30"/>
    </style:style>
    <style:style style:name="T128" style:family="text">
      <style:text-properties officeooo:rsid="009864c0"/>
    </style:style>
    <style:style style:name="T129" style:family="text">
      <style:text-properties officeooo:rsid="009b9aa5"/>
    </style:style>
    <style:style style:name="T130" style:family="text">
      <style:text-properties officeooo:rsid="009d25cf"/>
    </style:style>
    <style:style style:name="T131" style:family="text">
      <style:text-properties officeooo:rsid="009e87f0"/>
    </style:style>
    <style:style style:name="T132" style:family="text">
      <style:text-properties officeooo:rsid="00a05efa"/>
    </style:style>
    <style:style style:name="T133" style:family="text">
      <style:text-properties officeooo:rsid="00a2398a"/>
    </style:style>
    <style:style style:name="T134" style:family="text">
      <style:text-properties officeooo:rsid="00a59d83"/>
    </style:style>
    <style:style style:name="T135" style:family="text">
      <style:text-properties officeooo:rsid="00a6645b"/>
    </style:style>
    <style:style style:name="T136" style:family="text">
      <style:text-properties officeooo:rsid="00aefa5c"/>
    </style:style>
    <style:style style:name="T137" style:family="text">
      <style:text-properties officeooo:rsid="00afbe19"/>
    </style:style>
    <style:style style:name="T138" style:family="text">
      <style:text-properties officeooo:rsid="00b1517b"/>
    </style:style>
    <style:style style:name="T139" style:family="text">
      <style:text-properties officeooo:rsid="00b2b20d"/>
    </style:style>
    <style:style style:name="T140" style:family="text">
      <style:text-properties officeooo:rsid="00b324d3"/>
    </style:style>
    <style:style style:name="T141" style:family="text">
      <style:text-properties officeooo:rsid="00b4fd44"/>
    </style:style>
    <style:style style:name="T142" style:family="text">
      <style:text-properties officeooo:rsid="00b67c65"/>
    </style:style>
    <style:style style:name="T143" style:family="text">
      <style:text-properties officeooo:rsid="00b7aa48"/>
    </style:style>
    <style:style style:name="T144" style:family="text">
      <style:text-properties officeooo:rsid="00b98f8c"/>
    </style:style>
    <style:style style:name="T145" style:family="text">
      <style:text-properties officeooo:rsid="00bbebd4"/>
    </style:style>
    <style:style style:name="T146" style:family="text">
      <style:text-properties officeooo:rsid="00bd31c7"/>
    </style:style>
    <style:style style:name="T147" style:family="text">
      <style:text-properties fo:font-weight="bold" style:font-weight-asian="bold" style:font-weight-complex="bold"/>
    </style:style>
    <style:style style:name="T148" style:family="text">
      <style:text-properties officeooo:rsid="00be9176"/>
    </style:style>
    <style:style style:name="T149" style:family="text">
      <style:text-properties officeooo:rsid="00bf5d06"/>
    </style:style>
    <style:style style:name="T150" style:family="text">
      <style:text-properties officeooo:rsid="00c417b3"/>
    </style:style>
    <style:style style:name="T151" style:family="text">
      <style:text-properties fo:font-weight="normal" officeooo:rsid="00e5c3cf" style:font-weight-asian="normal" style:font-weight-complex="normal"/>
    </style:style>
    <style:style style:name="T152" style:family="text">
      <style:text-properties fo:font-weight="normal" officeooo:rsid="00e77173" style:font-weight-asian="normal" style:font-weight-complex="normal"/>
    </style:style>
    <style:style style:name="T153" style:family="text">
      <style:text-properties fo:font-weight="normal" officeooo:rsid="00e7d107" style:font-weight-asian="normal" style:font-weight-complex="normal"/>
    </style:style>
    <style:style style:name="T154" style:family="text">
      <style:text-properties fo:font-weight="normal" officeooo:rsid="00e87172" style:font-weight-asian="normal" style:font-weight-complex="normal"/>
    </style:style>
    <style:style style:name="T155" style:family="text">
      <style:text-properties fo:font-weight="normal" officeooo:rsid="00f811c7" style:font-weight-asian="normal" style:font-weight-complex="normal"/>
    </style:style>
    <style:style style:name="T156" style:family="text">
      <style:text-properties fo:font-weight="normal" officeooo:rsid="0136a33b" style:font-weight-asian="normal" style:font-weight-complex="normal"/>
    </style:style>
    <style:style style:name="T157" style:family="text">
      <style:text-properties fo:font-weight="normal" officeooo:rsid="01373dc0" style:font-weight-asian="normal" style:font-weight-complex="normal"/>
    </style:style>
    <style:style style:name="T158" style:family="text">
      <style:text-properties fo:font-weight="normal" officeooo:rsid="013882ba" style:font-weight-asian="normal" style:font-weight-complex="normal"/>
    </style:style>
    <style:style style:name="T159" style:family="text">
      <style:text-properties fo:font-weight="normal" officeooo:rsid="01398915" style:font-weight-asian="normal" style:font-weight-complex="normal"/>
    </style:style>
    <style:style style:name="T160" style:family="text">
      <style:text-properties fo:font-weight="normal" officeooo:rsid="013afe99" style:font-weight-asian="normal" style:font-weight-complex="normal"/>
    </style:style>
    <style:style style:name="T161" style:family="text">
      <style:text-properties fo:font-weight="normal" officeooo:rsid="013cfb05" style:font-weight-asian="normal" style:font-weight-complex="normal"/>
    </style:style>
    <style:style style:name="T162" style:family="text">
      <style:text-properties fo:font-weight="normal" officeooo:rsid="019761ec" style:font-weight-asian="normal" style:font-weight-complex="normal"/>
    </style:style>
    <style:style style:name="T163" style:family="text">
      <style:text-properties fo:font-weight="normal" officeooo:rsid="01a8436e" style:font-weight-asian="normal" style:font-weight-complex="normal"/>
    </style:style>
    <style:style style:name="T164" style:family="text">
      <style:text-properties fo:font-weight="normal" officeooo:rsid="01a969fe" style:font-weight-asian="normal" style:font-weight-complex="normal"/>
    </style:style>
    <style:style style:name="T165" style:family="text">
      <style:text-properties fo:font-weight="normal" officeooo:rsid="01aa3d49" style:font-weight-asian="normal" style:font-weight-complex="normal"/>
    </style:style>
    <style:style style:name="T166" style:family="text">
      <style:text-properties fo:font-weight="normal" officeooo:rsid="01ab0072" style:font-weight-asian="normal" style:font-weight-complex="normal"/>
    </style:style>
    <style:style style:name="T167" style:family="text">
      <style:text-properties fo:font-weight="normal" officeooo:rsid="01abccaf" style:font-weight-asian="normal" style:font-weight-complex="normal"/>
    </style:style>
    <style:style style:name="T168" style:family="text">
      <style:text-properties fo:font-weight="normal" officeooo:rsid="01adb3f8" style:font-weight-asian="normal" style:font-weight-complex="normal"/>
    </style:style>
    <style:style style:name="T169" style:family="text">
      <style:text-properties fo:font-weight="normal" officeooo:rsid="01ee0aff" style:font-weight-asian="normal" style:font-weight-complex="normal"/>
    </style:style>
    <style:style style:name="T170" style:family="text">
      <style:text-properties fo:font-weight="normal" officeooo:rsid="01f134a0" style:font-weight-asian="normal" style:font-weight-complex="normal"/>
    </style:style>
    <style:style style:name="T171" style:family="text">
      <style:text-properties fo:font-weight="normal" officeooo:rsid="01f2a28c" style:font-weight-asian="normal" style:font-weight-complex="normal"/>
    </style:style>
    <style:style style:name="T172" style:family="text">
      <style:text-properties fo:font-weight="normal" officeooo:rsid="01f3360e" style:font-weight-asian="normal" style:font-weight-complex="normal"/>
    </style:style>
    <style:style style:name="T173" style:family="text">
      <style:text-properties fo:font-weight="normal" officeooo:rsid="0242327a" style:font-weight-asian="normal" style:font-weight-complex="normal"/>
    </style:style>
    <style:style style:name="T174" style:family="text">
      <style:text-properties officeooo:rsid="00c5e5cc"/>
    </style:style>
    <style:style style:name="T175" style:family="text">
      <style:text-properties officeooo:rsid="00c6f894"/>
    </style:style>
    <style:style style:name="T176" style:family="text">
      <style:text-properties officeooo:rsid="00c8eef4"/>
    </style:style>
    <style:style style:name="T177" style:family="text">
      <style:text-properties officeooo:rsid="00c925ae"/>
    </style:style>
    <style:style style:name="T178" style:family="text">
      <style:text-properties officeooo:rsid="00ca2bd7"/>
    </style:style>
    <style:style style:name="T179" style:family="text">
      <style:text-properties officeooo:rsid="00cc01a0"/>
    </style:style>
    <style:style style:name="T180" style:family="text">
      <style:text-properties officeooo:rsid="00da38ae"/>
    </style:style>
    <style:style style:name="T181" style:family="text">
      <style:text-properties officeooo:rsid="00db0b3c"/>
    </style:style>
    <style:style style:name="T182" style:family="text">
      <style:text-properties officeooo:rsid="00dc30eb"/>
    </style:style>
    <style:style style:name="T183" style:family="text">
      <style:text-properties officeooo:rsid="00dd4b8c"/>
    </style:style>
    <style:style style:name="T184" style:family="text">
      <style:text-properties officeooo:rsid="00de8c09"/>
    </style:style>
    <style:style style:name="T185" style:family="text">
      <style:text-properties officeooo:rsid="00e5c3cf"/>
    </style:style>
    <style:style style:name="T186" style:family="text">
      <style:text-properties style:text-position="super 58%"/>
    </style:style>
    <style:style style:name="T187" style:family="text">
      <style:text-properties officeooo:rsid="00f24995"/>
    </style:style>
    <style:style style:name="T188" style:family="text">
      <style:text-properties officeooo:rsid="00fa34f3"/>
    </style:style>
    <style:style style:name="T189" style:family="text">
      <style:text-properties officeooo:rsid="00fbd516"/>
    </style:style>
    <style:style style:name="T190" style:family="text">
      <style:text-properties officeooo:rsid="00fe3046"/>
    </style:style>
    <style:style style:name="T191" style:family="text">
      <style:text-properties officeooo:rsid="01008754"/>
    </style:style>
    <style:style style:name="T192" style:family="text">
      <style:text-properties officeooo:rsid="01009042"/>
    </style:style>
    <style:style style:name="T193" style:family="text">
      <style:text-properties officeooo:rsid="01030dc3"/>
    </style:style>
    <style:style style:name="T194" style:family="text">
      <style:text-properties officeooo:rsid="01036506"/>
    </style:style>
    <style:style style:name="T195" style:family="text">
      <style:text-properties officeooo:rsid="01069072"/>
    </style:style>
    <style:style style:name="T196" style:family="text">
      <style:text-properties officeooo:rsid="0111c571"/>
    </style:style>
    <style:style style:name="T197" style:family="text">
      <style:text-properties officeooo:rsid="01159907"/>
    </style:style>
    <style:style style:name="T198" style:family="text">
      <style:text-properties officeooo:rsid="0117fa20"/>
    </style:style>
    <style:style style:name="T199" style:family="text">
      <style:text-properties officeooo:rsid="011e26a3"/>
    </style:style>
    <style:style style:name="T200" style:family="text">
      <style:text-properties officeooo:rsid="0120631f"/>
    </style:style>
    <style:style style:name="T201" style:family="text">
      <style:text-properties officeooo:rsid="0122e725"/>
    </style:style>
    <style:style style:name="T202" style:family="text">
      <style:text-properties officeooo:rsid="01244a88"/>
    </style:style>
    <style:style style:name="T203" style:family="text">
      <style:text-properties officeooo:rsid="01252d37"/>
    </style:style>
    <style:style style:name="T204" style:family="text">
      <style:text-properties officeooo:rsid="01272abd"/>
    </style:style>
    <style:style style:name="T205" style:family="text">
      <style:text-properties officeooo:rsid="0128096d"/>
    </style:style>
    <style:style style:name="T206" style:family="text">
      <style:text-properties officeooo:rsid="01349437"/>
    </style:style>
    <style:style style:name="T207" style:family="text">
      <style:text-properties officeooo:rsid="013e5374"/>
    </style:style>
    <style:style style:name="T208" style:family="text">
      <style:text-properties officeooo:rsid="013ec507"/>
    </style:style>
    <style:style style:name="T209" style:family="text">
      <style:text-properties officeooo:rsid="01406661"/>
    </style:style>
    <style:style style:name="T210" style:family="text">
      <style:text-properties officeooo:rsid="0142047c"/>
    </style:style>
    <style:style style:name="T211" style:family="text">
      <style:text-properties officeooo:rsid="01437822"/>
    </style:style>
    <style:style style:name="T212" style:family="text">
      <style:text-properties officeooo:rsid="0143f5bd"/>
    </style:style>
    <style:style style:name="T213" style:family="text">
      <style:text-properties officeooo:rsid="0144946c"/>
    </style:style>
    <style:style style:name="T214" style:family="text">
      <style:text-properties officeooo:rsid="0145efd5"/>
    </style:style>
    <style:style style:name="T215" style:family="text">
      <style:text-properties officeooo:rsid="0147a6b7"/>
    </style:style>
    <style:style style:name="T216" style:family="text">
      <style:text-properties officeooo:rsid="0147d0b3"/>
    </style:style>
    <style:style style:name="T217" style:family="text">
      <style:text-properties officeooo:rsid="014d6a7d"/>
    </style:style>
    <style:style style:name="T218" style:family="text">
      <style:text-properties officeooo:rsid="014ea187"/>
    </style:style>
    <style:style style:name="T219" style:family="text">
      <style:text-properties officeooo:rsid="0150d2ae"/>
    </style:style>
    <style:style style:name="T220" style:family="text">
      <style:text-properties officeooo:rsid="01567ac3"/>
    </style:style>
    <style:style style:name="T221" style:family="text">
      <style:text-properties officeooo:rsid="01580fc8"/>
    </style:style>
    <style:style style:name="T222" style:family="text">
      <style:text-properties officeooo:rsid="01599f78"/>
    </style:style>
    <style:style style:name="T223" style:family="text">
      <style:text-properties officeooo:rsid="015a4558"/>
    </style:style>
    <style:style style:name="T224" style:family="text">
      <style:text-properties officeooo:rsid="015b6827"/>
    </style:style>
    <style:style style:name="T225" style:family="text">
      <style:text-properties officeooo:rsid="015c0cf3"/>
    </style:style>
    <style:style style:name="T226" style:family="text">
      <style:text-properties officeooo:rsid="015f59f5"/>
    </style:style>
    <style:style style:name="T227" style:family="text">
      <style:text-properties officeooo:rsid="01613c66"/>
    </style:style>
    <style:style style:name="T228" style:family="text">
      <style:text-properties officeooo:rsid="0163a3b0"/>
    </style:style>
    <style:style style:name="T229" style:family="text">
      <style:text-properties officeooo:rsid="0165a146"/>
    </style:style>
    <style:style style:name="T230" style:family="text">
      <style:text-properties officeooo:rsid="01681cbd"/>
    </style:style>
    <style:style style:name="T231" style:family="text">
      <style:text-properties officeooo:rsid="0168eac9"/>
    </style:style>
    <style:style style:name="T232" style:family="text">
      <style:text-properties officeooo:rsid="01696dcb"/>
    </style:style>
    <style:style style:name="T233" style:family="text">
      <style:text-properties officeooo:rsid="016af2ae"/>
    </style:style>
    <style:style style:name="T234" style:family="text">
      <style:text-properties officeooo:rsid="016c0307"/>
    </style:style>
    <style:style style:name="T235" style:family="text">
      <style:text-properties officeooo:rsid="0172db37"/>
    </style:style>
    <style:style style:name="T236" style:family="text">
      <style:text-properties officeooo:rsid="017413fb"/>
    </style:style>
    <style:style style:name="T237" style:family="text">
      <style:text-properties officeooo:rsid="0176234e"/>
    </style:style>
    <style:style style:name="T238" style:family="text">
      <style:text-properties officeooo:rsid="017638fd"/>
    </style:style>
    <style:style style:name="T239" style:family="text">
      <style:text-properties officeooo:rsid="01772f4a"/>
    </style:style>
    <style:style style:name="T240" style:family="text">
      <style:text-properties officeooo:rsid="0178c4d1"/>
    </style:style>
    <style:style style:name="T241" style:family="text">
      <style:text-properties officeooo:rsid="01793e73"/>
    </style:style>
    <style:style style:name="T242" style:family="text">
      <style:text-properties officeooo:rsid="017a6a2e"/>
    </style:style>
    <style:style style:name="T243" style:family="text">
      <style:text-properties officeooo:rsid="017b14ff"/>
    </style:style>
    <style:style style:name="T244" style:family="text">
      <style:text-properties officeooo:rsid="017c0530"/>
    </style:style>
    <style:style style:name="T245" style:family="text">
      <style:text-properties officeooo:rsid="017d1ce4"/>
    </style:style>
    <style:style style:name="T246" style:family="text">
      <style:text-properties officeooo:rsid="017e0cb4"/>
    </style:style>
    <style:style style:name="T247" style:family="text">
      <style:text-properties officeooo:rsid="017e8e51"/>
    </style:style>
    <style:style style:name="T248" style:family="text">
      <style:text-properties officeooo:rsid="017fe52d"/>
    </style:style>
    <style:style style:name="T249" style:family="text">
      <style:text-properties officeooo:rsid="018186e2"/>
    </style:style>
    <style:style style:name="T250" style:family="text">
      <style:text-properties officeooo:rsid="0183747d"/>
    </style:style>
    <style:style style:name="T251" style:family="text">
      <style:text-properties officeooo:rsid="018451e9"/>
    </style:style>
    <style:style style:name="T252" style:family="text">
      <style:text-properties officeooo:rsid="0185b400"/>
    </style:style>
    <style:style style:name="T253" style:family="text">
      <style:text-properties officeooo:rsid="018840a0"/>
    </style:style>
    <style:style style:name="T254" style:family="text">
      <style:text-properties officeooo:rsid="0188b583"/>
    </style:style>
    <style:style style:name="T255" style:family="text">
      <style:text-properties officeooo:rsid="0189a33a"/>
    </style:style>
    <style:style style:name="T256" style:family="text">
      <style:text-properties officeooo:rsid="018a4d80"/>
    </style:style>
    <style:style style:name="T257" style:family="text">
      <style:text-properties officeooo:rsid="018b8b46"/>
    </style:style>
    <style:style style:name="T258" style:family="text">
      <style:text-properties officeooo:rsid="018e349a"/>
    </style:style>
    <style:style style:name="T259" style:family="text">
      <style:text-properties officeooo:rsid="01925aba"/>
    </style:style>
    <style:style style:name="T260" style:family="text">
      <style:text-properties officeooo:rsid="01945633"/>
    </style:style>
    <style:style style:name="T261" style:family="text">
      <style:text-properties officeooo:rsid="0194aa29"/>
    </style:style>
    <style:style style:name="T262" style:family="text">
      <style:text-properties officeooo:rsid="01957ccf"/>
    </style:style>
    <style:style style:name="T263" style:family="text">
      <style:text-properties officeooo:rsid="019761ec"/>
    </style:style>
    <style:style style:name="T264" style:family="text">
      <style:text-properties officeooo:rsid="01988560"/>
    </style:style>
    <style:style style:name="T265" style:family="text">
      <style:text-properties officeooo:rsid="019938d2"/>
    </style:style>
    <style:style style:name="T266" style:family="text">
      <style:text-properties officeooo:rsid="019b3ede"/>
    </style:style>
    <style:style style:name="T267" style:family="text">
      <style:text-properties officeooo:rsid="019cffb8"/>
    </style:style>
    <style:style style:name="T268" style:family="text">
      <style:text-properties officeooo:rsid="019e1e04"/>
    </style:style>
    <style:style style:name="T269" style:family="text">
      <style:text-properties officeooo:rsid="019e57b9"/>
    </style:style>
    <style:style style:name="T270" style:family="text">
      <style:text-properties officeooo:rsid="019f4f27"/>
    </style:style>
    <style:style style:name="T271" style:family="text">
      <style:text-properties officeooo:rsid="01a07522"/>
    </style:style>
    <style:style style:name="T272" style:family="text">
      <style:text-properties officeooo:rsid="01a4f896"/>
    </style:style>
    <style:style style:name="T273" style:family="text">
      <style:text-properties officeooo:rsid="01a6aab8"/>
    </style:style>
    <style:style style:name="T274" style:family="text">
      <style:text-properties officeooo:rsid="01af94b8"/>
    </style:style>
    <style:style style:name="T275" style:family="text">
      <style:text-properties officeooo:rsid="01b0ae8e"/>
    </style:style>
    <style:style style:name="T276" style:family="text">
      <style:text-properties officeooo:rsid="01b2144a"/>
    </style:style>
    <style:style style:name="T277" style:family="text">
      <style:text-properties officeooo:rsid="01b3fad5"/>
    </style:style>
    <style:style style:name="T278" style:family="text">
      <style:text-properties officeooo:rsid="01b50553"/>
    </style:style>
    <style:style style:name="T279" style:family="text">
      <style:text-properties officeooo:rsid="01b6cb5f"/>
    </style:style>
    <style:style style:name="T280" style:family="text">
      <style:text-properties officeooo:rsid="01b83613"/>
    </style:style>
    <style:style style:name="T281" style:family="text">
      <style:text-properties officeooo:rsid="01b8f035"/>
    </style:style>
    <style:style style:name="T282" style:family="text">
      <style:text-properties officeooo:rsid="01bacca3"/>
    </style:style>
    <style:style style:name="T283" style:family="text">
      <style:text-properties officeooo:rsid="01bc7da9"/>
    </style:style>
    <style:style style:name="T284" style:family="text">
      <style:text-properties officeooo:rsid="01bc81a6"/>
    </style:style>
    <style:style style:name="T285" style:family="text">
      <style:text-properties officeooo:rsid="01bd7dca"/>
    </style:style>
    <style:style style:name="T286" style:family="text">
      <style:text-properties officeooo:rsid="01bd804b"/>
    </style:style>
    <style:style style:name="T287" style:family="text">
      <style:text-properties officeooo:rsid="01bf0e8f"/>
    </style:style>
    <style:style style:name="T288" style:family="text">
      <style:text-properties officeooo:rsid="01c0a575"/>
    </style:style>
    <style:style style:name="T289" style:family="text">
      <style:text-properties officeooo:rsid="01c26093"/>
    </style:style>
    <style:style style:name="T290" style:family="text">
      <style:text-properties officeooo:rsid="01c3e89b"/>
    </style:style>
    <style:style style:name="T291" style:family="text">
      <style:text-properties officeooo:rsid="01c48e8d"/>
    </style:style>
    <style:style style:name="T292" style:family="text">
      <style:text-properties officeooo:rsid="01c49ac6"/>
    </style:style>
    <style:style style:name="T293" style:family="text">
      <style:text-properties officeooo:rsid="01c5b75e"/>
    </style:style>
    <style:style style:name="T294" style:family="text">
      <style:text-properties officeooo:rsid="01c6d011"/>
    </style:style>
    <style:style style:name="T295" style:family="text">
      <style:text-properties officeooo:rsid="01c88f79"/>
    </style:style>
    <style:style style:name="T296" style:family="text">
      <style:text-properties officeooo:rsid="01c97b7e"/>
    </style:style>
    <style:style style:name="T297" style:family="text">
      <style:text-properties officeooo:rsid="01c9ffd8"/>
    </style:style>
    <style:style style:name="T298" style:family="text">
      <style:text-properties officeooo:rsid="01cbeb92"/>
    </style:style>
    <style:style style:name="T299" style:family="text">
      <style:text-properties officeooo:rsid="01cc4b9b"/>
    </style:style>
    <style:style style:name="T300" style:family="text">
      <style:text-properties officeooo:rsid="01d0b208"/>
    </style:style>
    <style:style style:name="T301" style:family="text">
      <style:text-properties officeooo:rsid="01d19eb6"/>
    </style:style>
    <style:style style:name="T302" style:family="text">
      <style:text-properties officeooo:rsid="01d5b2f9"/>
    </style:style>
    <style:style style:name="T303" style:family="text">
      <style:text-properties officeooo:rsid="01d81cc8"/>
    </style:style>
    <style:style style:name="T304" style:family="text">
      <style:text-properties officeooo:rsid="01d8e272"/>
    </style:style>
    <style:style style:name="T305" style:family="text">
      <style:text-properties officeooo:rsid="01daab1c"/>
    </style:style>
    <style:style style:name="T306" style:family="text">
      <style:text-properties officeooo:rsid="01dc7913"/>
    </style:style>
    <style:style style:name="T307" style:family="text">
      <style:text-properties officeooo:rsid="01dcccd6"/>
    </style:style>
    <style:style style:name="T308" style:family="text">
      <style:text-properties officeooo:rsid="01e35860"/>
    </style:style>
    <style:style style:name="T309" style:family="text">
      <style:text-properties officeooo:rsid="01e4e680"/>
    </style:style>
    <style:style style:name="T310" style:family="text">
      <style:text-properties officeooo:rsid="01ebc805"/>
    </style:style>
    <style:style style:name="T311" style:family="text">
      <style:text-properties officeooo:rsid="01ec5088"/>
    </style:style>
    <style:style style:name="T312" style:family="text">
      <style:text-properties officeooo:rsid="01ecb78d"/>
    </style:style>
    <style:style style:name="T313" style:family="text">
      <style:text-properties officeooo:rsid="01edafc6"/>
    </style:style>
    <style:style style:name="T314" style:family="text">
      <style:text-properties officeooo:rsid="01ee0aff"/>
    </style:style>
    <style:style style:name="T315" style:family="text">
      <style:text-properties officeooo:rsid="00e77173"/>
    </style:style>
    <style:style style:name="T316" style:family="text">
      <style:text-properties officeooo:rsid="01f45dd5"/>
    </style:style>
    <style:style style:name="T317" style:family="text">
      <style:text-properties officeooo:rsid="01f46340"/>
    </style:style>
    <style:style style:name="T318" style:family="text">
      <style:text-properties officeooo:rsid="01f62f70"/>
    </style:style>
    <style:style style:name="T319" style:family="text">
      <style:text-properties officeooo:rsid="01f6af47"/>
    </style:style>
    <style:style style:name="T320" style:family="text">
      <style:text-properties officeooo:rsid="01f83b49"/>
    </style:style>
    <style:style style:name="T321" style:family="text">
      <style:text-properties officeooo:rsid="01f8a24d"/>
    </style:style>
    <style:style style:name="T322" style:family="text">
      <style:text-properties officeooo:rsid="01f9feaf"/>
    </style:style>
    <style:style style:name="T323" style:family="text">
      <style:text-properties officeooo:rsid="01fcbb95"/>
    </style:style>
    <style:style style:name="T324" style:family="text">
      <style:text-properties officeooo:rsid="01fe9713"/>
    </style:style>
    <style:style style:name="T325" style:family="text">
      <style:text-properties officeooo:rsid="02002e6a"/>
    </style:style>
    <style:style style:name="T326" style:family="text">
      <style:text-properties officeooo:rsid="02035bce"/>
    </style:style>
    <style:style style:name="T327" style:family="text">
      <style:text-properties officeooo:rsid="0203f666"/>
    </style:style>
    <style:style style:name="T328" style:family="text">
      <style:text-properties officeooo:rsid="02046c98"/>
    </style:style>
    <style:style style:name="T329" style:family="text">
      <style:text-properties officeooo:rsid="02061717"/>
    </style:style>
    <style:style style:name="T330" style:family="text">
      <style:text-properties officeooo:rsid="020890ae"/>
    </style:style>
    <style:style style:name="T331" style:family="text">
      <style:text-properties officeooo:rsid="020962d1"/>
    </style:style>
    <style:style style:name="T332" style:family="text">
      <style:text-properties officeooo:rsid="020aad9d"/>
    </style:style>
    <style:style style:name="T333" style:family="text">
      <style:text-properties officeooo:rsid="020bfb92"/>
    </style:style>
    <style:style style:name="T334" style:family="text">
      <style:text-properties officeooo:rsid="020fee42"/>
    </style:style>
    <style:style style:name="T335" style:family="text">
      <style:text-properties officeooo:rsid="0213f9b2"/>
    </style:style>
    <style:style style:name="T336" style:family="text">
      <style:text-properties officeooo:rsid="02158545"/>
    </style:style>
    <style:style style:name="T337" style:family="text">
      <style:text-properties officeooo:rsid="02160a0a"/>
    </style:style>
    <style:style style:name="T338" style:family="text">
      <style:text-properties officeooo:rsid="02168c01"/>
    </style:style>
    <style:style style:name="T339" style:family="text">
      <style:text-properties officeooo:rsid="0217e2df"/>
    </style:style>
    <style:style style:name="T340" style:family="text">
      <style:text-properties officeooo:rsid="02196d44"/>
    </style:style>
    <style:style style:name="T341" style:family="text">
      <style:text-properties officeooo:rsid="021cf01f"/>
    </style:style>
    <style:style style:name="T342" style:family="text">
      <style:text-properties officeooo:rsid="0229c485"/>
    </style:style>
    <style:style style:name="T343" style:family="text">
      <style:text-properties officeooo:rsid="022a03d0"/>
    </style:style>
    <style:style style:name="T344" style:family="text">
      <style:text-properties officeooo:rsid="022bd6b4"/>
    </style:style>
    <style:style style:name="T345" style:family="text">
      <style:text-properties officeooo:rsid="022ea622"/>
    </style:style>
    <style:style style:name="T346" style:family="text">
      <style:text-properties officeooo:rsid="022f7863"/>
    </style:style>
    <style:style style:name="T347" style:family="text">
      <style:text-properties officeooo:rsid="022fe660"/>
    </style:style>
    <style:style style:name="T348" style:family="text">
      <style:text-properties officeooo:rsid="023897ec"/>
    </style:style>
    <style:style style:name="T349" style:family="text">
      <style:text-properties officeooo:rsid="023a331d"/>
    </style:style>
    <style:style style:name="T350" style:family="text">
      <style:text-properties officeooo:rsid="023d867c"/>
    </style:style>
    <style:style style:name="T351" style:family="text">
      <style:text-properties officeooo:rsid="023d9df6"/>
    </style:style>
    <style:style style:name="T352" style:family="text">
      <style:text-properties officeooo:rsid="0242a047"/>
    </style:style>
    <style:style style:name="T353" style:family="text">
      <style:text-properties officeooo:rsid="02430c98"/>
    </style:style>
    <style:style style:name="T354" style:family="text">
      <style:text-properties officeooo:rsid="0244268e"/>
    </style:style>
    <style:style style:name="T355" style:family="text">
      <style:text-properties officeooo:rsid="02471bfa"/>
    </style:style>
    <style:style style:name="T356" style:family="text">
      <style:text-properties officeooo:rsid="024d483e"/>
    </style:style>
    <style:style style:name="T357" style:family="text">
      <style:text-properties officeooo:rsid="024ec791"/>
    </style:style>
    <style:style style:name="T358" style:family="text">
      <style:text-properties officeooo:rsid="025094b6"/>
    </style:style>
    <style:style style:name="T359" style:family="text">
      <style:text-properties officeooo:rsid="02537f0e"/>
    </style:style>
    <style:style style:name="T360" style:family="text">
      <style:text-properties officeooo:rsid="0253d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The Heliopticon of Saskantinon</text:p>
      <text:p text:style-name="P1"/>
      <text:p text:style-name="P1"/>
      <text:p text:style-name="P2"><text:span text:style-name="T41">Geographical and Political </text:span>Overview</text:p>
      <text:p text:style-name="P1"/>
      <text:p text:style-name="P18">Located in <text:span text:style-name="T41">a</text:span> great fertile plain between two rivers in the Bar-speaking region of the Lands of Mantemar, the Heliopticon of Saskantinon covers about 1.2 million square kilometers (463 k square miles) <text:span text:style-name="T41">lying due east of the wild and woolly lands of the Big Hot Lewshanana Delta and due west of the mountainous Essparto-speaking region of northern Aranzen. It is one of the most urban of the Lands, with many towns and villages, including the splendid cities of Besquoa and Borded. <text:s/>Although living conditions are medieval from our perspective, the Heliopticon is envied as a well-to-do area in <text:s/>its age. </text:span></text:p>
      <text:p text:style-name="P16"/>
      <text:p text:style-name="P26">To the north <text:span text:style-name="T237">of the Heliopticon stretch</text:span> the <text:span text:style-name="T120">far-reaching</text:span> rolling <text:span text:style-name="T43">steppes</text:span> of <text:span text:style-name="T57">the </text:span>southern Weshewn, a land <text:span text:style-name="T44">infamous for </text:span>nomads, raiders and traders. <text:s/>To the south, the Oobar-speaking population<text:span text:style-name="T58">s</text:span> of <text:span text:style-name="T237">the southern </text:span>Saskantinon give way to their animalistic neighbors in the Grummik-speaking <text:span text:style-name="T237">wastelands</text:span> of northern coastal Krbshanana. </text:p>
      <text:p text:style-name="P14"/>
      <text:p text:style-name="P14"/>
      <text:p text:style-name="P20"><text:span text:style-name="T41">A</text:span> great <text:span text:style-name="T41">road, the</text:span> <text:span text:style-name="T39">R</text:span>ing <text:span text:style-name="T120">of Saskantinon,</text:span> connects the towns and villages <text:span text:style-name="T237">of</text:span> the region. <text:span text:style-name="T237">A testimony to the engineering skills of the Heliops and their allies, the Ring is almost entirely paved in various ways. It is constantly patrolled by militias who are loyal to, in the pay of, or allied with the Offices of the Heliopticon. <text:s/>Numerous watch towers and several heavily-militarized towns protect travellers on the Ring. <text:s/></text:span></text:p>
      <text:p text:style-name="P20"/>
      <text:p text:style-name="P20">T<text:span text:style-name="T41">he Ring Road is the pride of all Saskantinon. <text:s/>It</text:span> guard<text:span text:style-name="T44">s</text:span> <text:span text:style-name="T237">the </text:span>Helioptic civilization <text:span text:style-name="T58">and its allies and vassals </text:span>against foreign barbarian<text:span text:style-name="T59">s, as well as against unhealthy outside influences. </text:span></text:p>
      <text:p text:style-name="P17"/>
      <text:p text:style-name="P122">The Ring of Saskantinon is renowned <text:span text:style-name="T238">through all the Lands of Mantemar. </text:span><text:s/><text:span text:style-name="T238">Within the realm of Saskantinon, the leadings Offices never cease to </text:span>promote <text:span text:style-name="T341">it</text:span> as a living testament to the heightened level of civilization and technology embraced by the Heliopticon. <text:s/>Though few beings really <text:span text:style-name="T238">grasp</text:span> the hidden symbolism <text:span text:style-name="T238">of</text:span> the old songs, <text:span text:style-name="T238">one</text:span> popular bardsong tells that on <text:span text:style-name="T238">a bright summer</text:span> day a Chrom<text:span text:style-name="T238">ium-plated</text:span> Train will roar – once again – around the Ring of Saskantinon. <text:s/></text:p>
      <text:p text:style-name="P19"/>
      <text:p text:style-name="P21"><text:span text:style-name="T238">If one is careful to avoid the Night Watch, even more obscure tales can sometimes be heard being played out live by traveling actors in the seedier sections of certain towns of the </text:span><text:span text:style-name="T2">Uterung</text:span><text:span text:style-name="T42"> where the reach of the Helioptic Offices is less strong. <text:s/>Some versions say that the Shiny Chrome Train will carry The Irate Monarch. <text:s/>In some versions, it is Airman Hector and in others, Chairman Reto or simply 'Charlie' – who will restore the Charter of Moraine... whatever that is. <text:s/></text:span></text:p>
      <text:p text:style-name="P16"/>
      <text:p text:style-name="P16"/>
      <text:p text:style-name="P22"><text:span text:style-name="T60">In the common tongue, t</text:span>he <text:span text:style-name="T121">pleasant and fertile and often wooded </text:span>area inside the Ring is <text:span text:style-name="T74">called </text:span>the <text:span text:style-name="T1">Skantaring</text:span>. <text:s/><text:span text:style-name="T239">Fierce loyalty to the Heliops characterizes many residents of the </text:span><text:span text:style-name="T3">Skantaring.</text:span><text:span text:style-name="T42"> Here one will find the centers of Heliocastrophical power and influence. <text:s/>The area outside of the Ring, but still within the Heliopticon, is called the </text:span><text:span text:style-name="T2">Uterung</text:span><text:span text:style-name="T38">. <text:s/>A diverse population in terms of both genetic mix and politico-</text:span><text:soft-page-break/><text:span text:style-name="T38">religious views inhabits the </text:span><text:span text:style-name="T2">Uterung</text:span><text:span text:style-name="T38">. <text:s/>Much of the farmland, hunting-grounds, mines and seaports that serve to make the Heliopticon one of the best-provisioned of the Mantemaran Lands are located in the </text:span><text:span text:style-name="T2">Uterung</text:span><text:span text:style-name="T38">. <text:s/>Naturally this also makes these lands a target of raiders from outside the region. </text:span></text:p>
      <text:p text:style-name="P15"/>
      <text:p text:style-name="P56">The Heliocastrophical power which dominates and governs the Heliopticon is <text:span text:style-name="T239">not only</text:span> pro-human, <text:span text:style-name="T239">but has</text:span> an overt bias against re-shaped or modified humans and against both fully-sentient animals and <text:s/><text:span text:style-name="T122">manifestations of</text:span> animal-human mixes. The most fundamentalist of the Heliops are rabidly in favor of a <text:span text:style-name="T239">'return' to what they perceive as a '</text:span>pure<text:span text:style-name="T239">'</text:span> humanity. <text:s/><text:span text:style-name="T239">They also</text:span> tend to promote a <text:span text:style-name="T239">S</text:span>un-centric view of the universe, <text:span text:style-name="T239">rejecting ideas that identify the Sun as simply one star amongst many</text:span>. <text:s/><text:span text:style-name="T239">These fundamentalistic Heliops tend to be d</text:span>eeply opposed to vegetarianism, <text:span text:style-name="T239">which they take to be a sign of pro-animalism,</text:span> and to star-gazing, <text:span text:style-name="T239">which they take as a sign of feeble-mindedness. </text:span><text:s/><text:span text:style-name="T239">S</text:span>uch fanatics also tend to be superstitious about evil forces which they <text:span text:style-name="T239">understand</text:span> to be emanating from the Moons. <text:s/></text:p>
      <text:p text:style-name="P16"/>
      <text:p text:style-name="P27">The Heliopticon is a <text:span text:style-name="T240">militarized </text:span>theocracy that frowns upon heresy and apostasy. <text:s/>Despite this, the region is <text:span text:style-name="T240">quite </text:span>diverse both genetically and ideologically. The power of the Heliocastron and its many watchers, specialists, agents, officers and other minions is far from total. In fact, the region <text:span text:style-name="T240">seethes with</text:span> intrigue, <text:span text:style-name="T123">contrariness</text:span> and<text:span text:style-name="T123"> </text:span>revolutionary sentiments. <text:span text:style-name="T240">Indeed, s</text:span>ome of the towns and villages in the region have gained a large degree of autonomy from the <text:span text:style-name="T240">O</text:span>ffices of the Heliocastron, though th<text:span text:style-name="T124">ese</text:span> type<text:span text:style-name="T124">s</text:span> of situation<text:span text:style-name="T124">s</text:span> <text:span text:style-name="T124">are</text:span> seldom without <text:span text:style-name="T124">their</text:span> troubles.</text:p>
      <text:p text:style-name="P15"/>
      <text:p text:style-name="P15"/>
      <text:p text:style-name="P3">More Geography <text:span text:style-name="T53">and a Bit About Languages</text:span></text:p>
      <text:p text:style-name="P15"/>
      <text:p text:style-name="P41"><text:span text:style-name="T241">T</text:span>wo great rivers run through Saskantinon. <text:s/><text:span text:style-name="T241">I</text:span>n many of the languages of Mantemar, th<text:span text:style-name="T61">is</text:span> region is called “The Land Between Two Rivers” or simply “Two Rivers”. </text:p>
      <text:p text:style-name="P29"/>
      <text:p text:style-name="P29">The northern river runs from <text:span text:style-name="T46">the north</text:span>west to <text:span text:style-name="T46">the </text:span>east through northern Saskantinon. <text:span text:style-name="T46">It</text:span> originates thousands of klicks to the north in the <text:span text:style-name="T46">forbidden </text:span>mountains of Krunkimoto. <text:s/>Called the River <text:span text:style-name="T1">Bloo</text:span> i<text:span text:style-name="T46">n</text:span> the common tongue, it sustains a great deal of life in the Heliopticon but also bring<text:span text:style-name="T47">s</text:span> with it river pirates and other undesirables <text:span text:style-name="T242">flowing down from the northlands</text:span>. <text:s/><text:span text:style-name="T47">As a result the Bloo is almost as heavily patrolled by Helioptic and other Saskantinonian forces as is the Ring Road. </text:span></text:p>
      <text:p text:style-name="P28"/>
      <text:p text:style-name="P32">The sou<text:span text:style-name="T47">t</text:span>hern river, known as the River <text:span text:style-name="T1">Barbo</text:span>, originates in the mountains of western Saskantinon. <text:s/><text:span text:style-name="T243">It is considered by many to be original source of life in the region. <text:s/></text:span><text:s/></text:p>
      <text:p text:style-name="P32"/>
      <text:p text:style-name="P32">Like the Bloo, <text:span text:style-name="T62">the Barbo</text:span> runs west to east and <text:span text:style-name="T75">also like the Bloo it </text:span>merges into the Big Hot River in the Lewshanana Delta, which then empties into the Krbshsea <text:span text:style-name="T63">in the Bay of Bar</text:span>. <text:s/><text:span text:style-name="T76">Although less of great river than the Bloo, according to many of the legends, tales, traditions and populist religio-cultural sentiments of the region, t</text:span>he River Barbo is<text:span text:style-name="T64"> </text:span>considered to be, <text:span text:style-name="T125">in one sense or another,</text:span> the<text:span text:style-name="T125"> </text:span>lifeblood of the Bar-speaking regions <text:span text:style-name="T64">of Saskantinon, Aranzen and Krbshanana</text:span>. <text:s/><text:span text:style-name="T64">I</text:span>n some <text:span text:style-name="T77">non-Helioptic</text:span> theologies, <text:span text:style-name="T64">it is even referred to as</text:span> <text:span text:style-name="T78">the</text:span> “<text:span text:style-name="T78">earth-</text:span>soul” <text:span text:style-name="T78">of the region</text:span> <text:span text:style-name="T64">and is treated as an object of veneration and worship</text:span>. <text:s/>In a <text:span text:style-name="T47">more demographic</text:span> <text:span text:style-name="T65">and pragmatic </text:span>sense, <text:span text:style-name="T79">the River Barbo</text:span> is <text:span text:style-name="T47">clearly the </text:span>dividing line between the <text:span text:style-name="T244">largely</text:span> human <text:span text:style-name="T47">and human-appearing</text:span> populations to the north of the river and the <text:span text:style-name="T244">largely</text:span> animal <text:span text:style-name="T47">and mixed animal-human </text:span>populations to <text:span text:style-name="T47">its</text:span> south. </text:p>
      <text:p text:style-name="P24"/>
      <text:p text:style-name="P24"/>
      <text:p text:style-name="P25"><text:soft-page-break/><text:span text:style-name="T66">Eebar is spoken by</text:span> humans and human-appearing resident<text:span text:style-name="T45">s of Saskantinon, as well as by most other residents, of whatever genetic mix, who live north of the River Barbo</text:span>. <text:s/><text:span text:style-name="T51">It</text:span> is the <text:span text:style-name="T40">native </text:span>language of the <text:span text:style-name="T80">northern and western regions and the official language of the Heliocanoptic scribes. <text:s/>In other words, it is the official language of power in the region. <text:s/></text:span></text:p>
      <text:p text:style-name="P25"/>
      <text:p text:style-name="P25"><text:span text:style-name="T80">In the easternmost area between the two rivers, where they both merge into the Big Hot River, the population north of the Barbo is genetically mixed; it is not uncommon to encounter shaped humans in northeastern districts. <text:s/>Those with a more distinctively non-human-animal appearance tend to favor the Eebar</text:span><text:span text:style-name="T8">k</text:span><text:span text:style-name="T80"> dialect. <text:s/>Eebark is mutually intelligible with Eebar, <text:s/>but it includes a number of phonemes that clearly have their roots in other than human modes of utterance.</text:span></text:p>
      <text:p text:style-name="P24"/>
      <text:p text:style-name="P31"/>
      <text:p text:style-name="P31">South of the River Barbo, Oobar <text:span text:style-name="T48">rather than Eebar </text:span>is the universal language. <text:s/><text:span text:style-name="T81">Even further south, a</text:span>cross the <text:span text:style-name="T48">ill-defined</text:span> border into the northernmost areas of Grummik-speaking Krbshanana, a more growlish dialect of Oobar is spoken which is known as Oobar<text:span text:style-name="T1">k</text:span>. <text:s/><text:span text:style-name="T67">Growlsh is a member of the Grumsh language family. <text:s/>It spoken in the Krbshananish Islands and within the Krbshsea itself. Saying that something is growlish implies that it has a strong non-human aspect to it; saying that it is </text:span><text:span text:style-name="T9">bark</text:span><text:span text:style-name="T67">ish can simply mean that the speaker has an “animalistic” accent. </text:span></text:p>
      <text:p text:style-name="P31"/>
      <text:p text:style-name="P31">Although clearly members of <text:span text:style-name="T68">the same</text:span> language family and mutually-intelligible <text:span text:style-name="T48">to a large extent</text:span>, Oobar and Eebar are distinct languages. <text:s/>Native Oobar speakers who need to interact with <text:span text:style-name="T41">Heliocastron</text:span>ic office<text:span text:style-name="T69">r</text:span>s or with human <text:span text:style-name="T49">guilders</text:span> <text:span text:style-name="T126">are well-served by</text:span> learning Eebar. <text:s/><text:span text:style-name="T126">Doing so helps to</text:span> avoid <text:span text:style-name="T82">encountering </text:span>difficulties interacting with humans and <text:span text:style-name="T70">especially </text:span>with Heliops. <text:s/>It is rare<text:span text:style-name="T49">r</text:span> for a human, especially <text:span text:style-name="T49">for</text:span> a Helioptic believer, to learn to speak Oobar. <text:s/><text:span text:style-name="T245">But it is certainly not unheard-of.</text:span></text:p>
      <text:p text:style-name="P30"/>
      <text:p text:style-name="P33"><text:span text:style-name="T50">As for the two “animal-friendly” Bar (or as some will say, Bar</text:span><text:span text:style-name="T10">k</text:span><text:span text:style-name="T50">) dialects, w</text:span>hile some humans learn <text:span text:style-name="T1">Ee</text:span>bark <text:span text:style-name="T52">out of sympathy with their animal colleagues and friends, or just in order to be clearly understood in certain environments</text:span>, the <text:span text:style-name="T1">Oo</text:span>bark dialect is spoken <text:span text:style-name="T50">almost</text:span> exclusively by animals. <text:span text:style-name="T52">I</text:span>ts selection of animal-<text:span text:style-name="T71">centric</text:span> phonemes is considerably more difficult for <text:span text:style-name="T127">most </text:span>human<text:span text:style-name="T127">s</text:span> to master <text:span text:style-name="T50">than those used in Eebark. <text:s/>The offices of the Heliocastron consider the use of Oobark little short of insurrectionist. <text:s/>A human speaking it inside the Ring would certainly fall under suspicion, and would likely be subject to hold in some towns and neighborhoods. <text:s/>Even if not being sanctioned by the Watch, a human-appearing speaker of Oobark will often fall under suspicion of being part-animal. <text:s/></text:span></text:p>
      <text:p text:style-name="P33"/>
      <text:p text:style-name="P127">For this reason, its use is very popular amongst animal-supremacists, even those for whom it is not their native tongue.</text:p>
      <text:p text:style-name="P23"/>
      <text:p text:style-name="P23"/>
      <text:p text:style-name="P36">The western regions of the Heliopticon <text:span text:style-name="T246">are</text:span> hill<text:span text:style-name="T246">y. In the very westernmost areas the</text:span> mountains <text:span text:style-name="T246">of Saskantinon blend</text:span> into the Essparto-speaking regions of northern Aranzen. <text:s/>The <text:span text:style-name="T246">mostly</text:span> human population of the mountains and valleys across the border speak a dialect of Essparto called Esspart<text:span text:style-name="T1">ik</text:span>. <text:s/><text:span text:style-name="T246">F</text:span>ew Aranzens follow the Helioptic creed, <text:span text:style-name="T246">though </text:span>they tend to be on relatively good <text:span text:style-name="T246">and even friendly </text:span>terms with the<text:span text:style-name="T246">ir fellow-humans</text:span> <text:span text:style-name="T246">in</text:span> Saskantinon. <text:s/><text:span text:style-name="T72">Authorities on both sides of the western borderlands make attempts to patrol the mountain passes. </text:span><text:s/><text:span text:style-name="T246">T</text:span>ravel between the regions is fairly <text:span text:style-name="T72">regular and, as is common in mountainous borders on all the worlds, it</text:span> <text:span text:style-name="T128">includes numerous smuggling routes, some quite ancient</text:span>. <text:s/></text:p>
      <text:p text:style-name="P36"><text:soft-page-break/><text:span text:style-name="T246">I</text:span>t is not unusual to hear Essparto and Esspartik spoken in the western <text:span text:style-name="T73">towns and villages</text:span> of Saskantinon, <text:span text:style-name="T129">especially in the mountainous Weyr Lands of westernmost Saskantinon</text:span>. </text:p>
      <text:p text:style-name="P34"/>
      <text:p text:style-name="P34"/>
      <text:p text:style-name="P4">The Agricultural Outlook and Something About the Weather</text:p>
      <text:p text:style-name="P4"/>
      <text:p text:style-name="P37"><text:span text:style-name="T247">As noted, the region is</text:span> relative<text:span text:style-name="T247">ly</text:span> wealth<text:span text:style-name="T247">y</text:span> and prosper<text:span text:style-name="T247">ous.</text:span> <text:s/><text:span text:style-name="T247">A key reason</text:span> why so many non-humans stay in Saskantinon despite its <text:span text:style-name="T247">reasonably</text:span> harsh political environment is the fact that agriculture does well in the region. <text:s/><text:span text:style-name="T247">Nearly a</text:span>ll <text:span text:style-name="T247">of the </text:span>towns and villages in the Heliopticon maintain farming operations at one level or another of technological advancement. <text:s/><text:span text:style-name="T247">Some farmers are free-holders. <text:s/>Many others are vassals who work to support the nearest town. <text:s/>While the technological level is</text:span> <text:span text:style-name="T248">fairly</text:span> rudimentary <text:span text:style-name="T247">in many areas</text:span>, the land is fertile enough to support a variety of techniques. </text:p>
      <text:p text:style-name="P123"/>
      <text:p text:style-name="P35"/>
      <text:p text:style-name="P38">The region <text:span text:style-name="T248">also </text:span>supports a lot of grazing and hunting. <text:s/><text:span text:style-name="T248">It is both a pastoral and a nomadic economy. </text:span></text:p>
      <text:p text:style-name="P38"/>
      <text:p text:style-name="P38">Domesticated livestock is common in the human regions, though it is also the source of ongoing disputes and even sometimes violent conflicts between animal-liberationists and human-supremacists. <text:s/>A variety of wild beasts who are <text:span text:style-name="T1">not</text:span> sentient – in the sense that they do not use tools, use a language intelligible <text:span text:style-name="T130">to other species</text:span>, create urban or village centers, or develop an oral or written literature – roam the plains and mountains, especially in the <text:span text:style-name="T131">northern, eastern and southern Uterung</text:span>. Hunting expeditions, <text:span text:style-name="T133">almost always – but not exclusively – organized by humans or human-appearing guilders,</text:span> constantly work these areas. <text:s/><text:span text:style-name="T132">T</text:span>hey <text:span text:style-name="T248">gather and hunt in</text:span> the <text:span text:style-name="T132">western </text:span>mountains and rivers too, <text:span text:style-name="T132">although there tends to be less available prey in those areas</text:span>. </text:p>
      <text:p text:style-name="P35"/>
      <text:p text:style-name="P38"><text:span text:style-name="T83">M</text:span>ining operations are located in the western mountains, as well as near the Krbshsea shoreline of the southeastern Oobar-speaking region. <text:s/>Some fishing and sea-going trade<text:span text:style-name="T83">s</text:span> also <text:span text:style-name="T83">work</text:span> this area, although, as with hunting, <text:span text:style-name="T248">this type of work</text:span> can be fraught with difficulties and conflict due to the large number of <text:span text:style-name="T248">fully-</text:span>sentient animals inhabiting the Big Hot Delta of Lewshanana as well as the Krbshsea itself. <text:s/></text:p>
      <text:p text:style-name="P38"/>
      <text:p text:style-name="P38"><text:span text:style-name="T248">In the larger context, s</text:span>ea-going trade is dominated by humans from The Forg and animals from both Lewshanana and Krbshanana. <text:span text:style-name="T248">These</text:span> regions <text:span text:style-name="T248">which border the Heliopticon to the east and to the south both have</text:span> enormous coastlines. <text:s/><text:span text:style-name="T248">In the case of Krbshanana, it also has a large sentient marine</text:span> population <text:span text:style-name="T84">living </text:span><text:span text:style-name="T1">within</text:span> the Krbshsea <text:span text:style-name="T248">itself</text:span>. </text:p>
      <text:p text:style-name="P23"/>
      <text:p text:style-name="P23"/>
      <text:p text:style-name="P40">The weather in Saskantinon, as in many of the Lands of Mantemar, is generally hot. <text:s/><text:span text:style-name="T249">In districts closer</text:span> to the Hot Delta <text:span text:style-name="T85">and the Bay of Bar</text:span>, it is <text:span text:style-name="T54">even warmer</text:span> and <text:span text:style-name="T249">can be very </text:span>humid. <text:s/><text:span text:style-name="T86">In</text:span> the western <text:span text:style-name="T86">hills and </text:span>mountains and <text:span text:style-name="T86">to the </text:span>north of River Bloo, cooler breezes <text:span text:style-name="T249">prevail</text:span> and occasional <text:span text:style-name="T54">strong winds</text:span> are not uncommon. <text:s/>It sometimes snows in these areas <text:span text:style-name="T249">too</text:span>, especially in the westernmost mountains <text:span text:style-name="T249">bordering Aranzen</text:span>. <text:s/></text:p>
      <text:p text:style-name="P40"/>
      <text:p text:style-name="P40">The eastern part of <text:span text:style-name="T249">Saskantinon</text:span> gets rain fairly regularly. <text:s/><text:span text:style-name="T249">Both</text:span> rivers, especially near the Delta, <text:span text:style-name="T55">tend to</text:span> flood <text:span text:style-name="T55">every few years</text:span>. <text:span text:style-name="T249">Generally speaking, the floodplain of the Bloo is given over to agriculture that depends on these occasional inundations. <text:s/>The River Barbo, on the other hand, gives way to a complex series of small and large dams and canals, some of ancient vintage. </text:span><text:s/><text:span text:style-name="T249">The Great Dam of Beaverton is a </text:span><text:soft-page-break/><text:span text:style-name="T249">popular destination for travelers touring the Ring for its grand sights.</text:span></text:p>
      <text:p text:style-name="P128"><text:s/></text:p>
      <text:p text:style-name="P40"><text:span text:style-name="T249">T</text:span>hough <text:span text:style-name="T86">it</text:span> seldom reaches <text:span text:style-name="T86">too far</text:span> south of the River Barbo, <text:span text:style-name="T249">e</text:span>very once in a great while a deep freeze <text:span text:style-name="T86">descends on the Heliopticon</text:span>. <text:s/>This is generally considered a time of catastrophe <text:span text:style-name="T249">in most traditions, both human and animal</text:span>. <text:s/><text:span text:style-name="T55">T</text:span>he <text:span text:style-name="T250">more militant forces of the</text:span> Heliocastron <text:span text:style-name="T250">tend to</text:span> <text:span text:style-name="T56">leverage</text:span> such <text:span text:style-name="T55">hard </text:span>winters as a trigger for <text:span text:style-name="T55">launching</text:span> pogroms against those perceived to have brought it on due to their connivance with “Moonic” forces. </text:p>
      <text:p text:style-name="P39"/>
      <text:p text:style-name="P39"/>
      <text:p text:style-name="P5"><text:span text:style-name="T259">Helioptic</text:span> Politics <text:span text:style-name="T145">and Some of the Better-Known Towns</text:span></text:p>
      <text:p text:style-name="P42"/>
      <text:p text:style-name="P42">The Heliocastron is the leading body of the Helioptic Union. Its membership is secret. Some people believe the Heliocastron is a single person, others say it is a Triumvirate or even a Committee. <text:s/>The great town of Besquoa, located at center of the Ring, is where <text:span text:style-name="T251">one</text:span> find<text:span text:style-name="T251">s</text:span> <text:span text:style-name="T251">an impressive</text:span> Temple of the Sun, where the Central Offices of the Heliocastron are located. <text:s/></text:p>
      <text:p text:style-name="P42"/>
      <text:p text:style-name="P43">Each of the major towns within the Heliopticon, <text:span text:style-name="T251">including </text:span>the lands and villages near the town, <text:span text:style-name="T251">whether farmed by free-holders or vassals, </text:span>is governed by a representative of the Heliocastron. <text:s/>Titles <text:s/>and honorifics <text:span text:style-name="T251">for Heliocastronic Officers</text:span> change from place to place, sometimes in recognition of special arrangements that have been made. <text:s/><text:span text:style-name="T251">Such t</text:span>itles include: <text:s/>Heliocastrophical Governor, High Priest of the Sun, Town Father, Helioptic Representative, Master of the Watch, <text:span text:style-name="T251">Sun-Lord</text:span> and so forth. <text:s/></text:p>
      <text:p text:style-name="P42"/>
      <text:p text:style-name="P42"/>
      <text:p text:style-name="P42">Three major Ring towns – <text:span text:style-name="T258">Borded, Jook and Rikkikila – along with </text:span>several smaller towns and a <text:span text:style-name="T252">wide </text:span>variety of villages, <text:span text:style-name="T252">some remote, some not so far from the Ring,</text:span> do not officially recognize the Heliocrastron's right to rule over them. <text:s/></text:p>
      <text:p text:style-name="P42"/>
      <text:p text:style-name="P44">In the case of the large and well-to-do town of <text:span text:style-name="T1">Borded</text:span>, a contract <text:span text:style-name="T253">was</text:span> established <text:span text:style-name="T253">long ago</text:span> between the Free Hostelries <text:span text:style-name="T146">Cooperative</text:span>, led by the Riders Guild, who <text:span text:style-name="T254">built and </text:span>run the town, and the Helioptic Union, who are permitted to operate there with<text:span text:style-name="T254">in</text:span> restrictions. <text:s/>The Riders Guild is a <text:span text:style-name="T255">military</text:span> organization <text:span text:style-name="T255">that</text:span> provides protection services, paid for mainly by the Heliocastrophical Agencies, throughout the Heliopticon and especially on the Ring Road and along the River Bloo. Like the Helioptic Union, the Riders Guild is dominated by humans. <text:s/></text:p>
      <text:p text:style-name="P44"/>
      <text:p text:style-name="P44"><text:span text:style-name="T135">T</text:span>he two powerful <text:span text:style-name="T256">human-run </text:span>groups have a <text:span text:style-name="T135">generally</text:span> congenial relationship <text:span text:style-name="T256">and not a small number of Riders hold to the Helioptic faith</text:span>. <text:s/><text:span text:style-name="T256">But e</text:span>specially in their stronghold of Borded, the Riders maintain strict autonomy <text:span text:style-name="T134">from the Heliops </text:span>in matters of <text:span text:style-name="T257">military organization, in </text:span>business and <text:span text:style-name="T256">in </text:span>guild affairs. </text:p>
      <text:p text:style-name="P42"/>
      <text:p text:style-name="P46"/>
      <text:p text:style-name="P46">Well inside the <text:span text:style-name="T4">Skantaring</text:span><text:span text:style-name="T88">, </text:span><text:span text:style-name="T87">surrounded by deep forest, lies the </text:span><text:span text:style-name="T91">ancient </text:span><text:span text:style-name="T87">town of </text:span><text:span text:style-name="T1">Jook</text:span><text:span text:style-name="T87">. <text:s/>Bardsongs of ancient Jook are among the best-known in the region. <text:s/></text:span><text:span text:style-name="T92">Jook-legend songs </text:span><text:span text:style-name="T99">are sung</text:span><text:span text:style-name="T87"> in nearly every village and town </text:span><text:span text:style-name="T99">of Saskantinon</text:span><text:span text:style-name="T87">. <text:s/>While many of the Jook bardsongs are </text:span><text:span text:style-name="T93">probably</text:span><text:span text:style-name="T87"> entirely fanciful, the sheer number of such ballads and ditties reflects the place that Jook holds in the imagination of Saskantinonians. <text:s/></text:span><text:span text:style-name="T94">It is </text:span><text:span text:style-name="T100">far and away</text:span><text:span text:style-name="T87"> the oldest of the towns of the Heliopticon, </text:span><text:span text:style-name="T100">a fact that </text:span><text:span text:style-name="T87">is obvious from its tumble-down architecture. <text:s/></text:span><text:span text:style-name="T100">I</text:span><text:span text:style-name="T87">ts </text:span><text:span text:style-name="T100">old </text:span><text:span text:style-name="T87">iconic structures, </text:span><text:span text:style-name="T100">many still showing evidence of building materials of unknown manufacture or origin, </text:span><text:span text:style-name="T87"><text:s/>predate, possibly by many, </text:span><text:span text:style-name="T100">many</text:span><text:span text:style-name="T87"> centuries, those of the </text:span><text:soft-page-break/><text:span text:style-name="T87">other towns in the region. </text:span></text:p>
      <text:p text:style-name="P46"/>
      <text:p text:style-name="P46"><text:span text:style-name="T87">A quiet, almost mystical place, the Heliocastronic Represen</text:span><text:span text:style-name="T94">t</text:span><text:span text:style-name="T87">ative to Jook is </text:span><text:span text:style-name="T100">always </text:span><text:span text:style-name="T87">careful to acknowledge the precedence of the </text:span><text:span text:style-name="T109">quasi-mystical </text:span><text:span text:style-name="T100">Order of the Ancient </text:span><text:span text:style-name="T87">Elders of Jook in town affairs. </text:span></text:p>
      <text:p text:style-name="P45"/>
      <text:p text:style-name="P45"/>
      <text:p text:style-name="P46"><text:span text:style-name="T87">Whereas the situations in Borded and Jook are clear-cut, </text:span><text:span text:style-name="T1">Rikkikila</text:span><text:span text:style-name="T87"> is another story. <text:s/></text:span><text:span text:style-name="T101">Th</text:span><text:span text:style-name="T87">ere the Heliocastronic Offices are engaged in a state of constant civil strife. <text:s/>The town sits on </text:span><text:span text:style-name="T95">the </text:span><text:span text:style-name="T100">south side of</text:span><text:span text:style-name="T95"> River Barbo, </text:span><text:span text:style-name="T100">astride</text:span><text:span text:style-name="T95"> the eastern side</text:span><text:span text:style-name="T87"> the Ring. <text:s/></text:span><text:span text:style-name="T100">Rikkikila is an</text:span><text:span text:style-name="T87"> important entrep</text:span><text:span text:style-name="T115">ô</text:span><text:span text:style-name="T87">t </text:span><text:span text:style-name="T89">for trade and travel between the Heliopticon and </text:span><text:span text:style-name="T111">the</text:span><text:span text:style-name="T89"> </text:span><text:span text:style-name="T110">populous</text:span><text:span text:style-name="T100"> </text:span><text:span text:style-name="T89">animal-dominated </text:span><text:span text:style-name="T111">Lands</text:span><text:span text:style-name="T89"> to the east – the </text:span><text:span text:style-name="T100">barely-civilized</text:span><text:span text:style-name="T89"> Owshk-speaking region of Lewshanana – and to the south – the </text:span><text:span text:style-name="T100">powerful</text:span><text:span text:style-name="T89"> Grummik-speaking </text:span><text:span text:style-name="T100">alliance</text:span><text:span text:style-name="T89"> of Krbshanana</text:span><text:span text:style-name="T100">n kingdoms</text:span><text:span text:style-name="T89">. <text:s/>Furthermore, all factions, religions, secret societies, </text:span><text:span text:style-name="T90">banned</text:span><text:span text:style-name="T89"> guilds and malcontents </text:span><text:span text:style-name="T100">of every description </text:span><text:span text:style-name="T89">have </text:span><text:span text:style-name="T100">a</text:span><text:span text:style-name="T89"> </text:span><text:span text:style-name="T100">guild hall of some sort, </text:span><text:span text:style-name="T102">often not amounting to more than a seedy pub or disreputable temple,</text:span><text:span text:style-name="T89"> in Rikkikila. <text:s/></text:span><text:span text:style-name="T112">It is – some say literally – where worlds collide. </text:span></text:p>
      <text:p text:style-name="P46"/>
      <text:p text:style-name="P46"><text:span text:style-name="T95">T</text:span><text:span text:style-name="T89">he town </text:span><text:span text:style-name="T30">is</text:span><text:span text:style-name="T89"> literally</text:span><text:span text:style-name="T95"> </text:span><text:span text:style-name="T89">split in two, with one half under the watchful </text:span><text:span text:style-name="T100">if</text:span><text:span text:style-name="T89"> somewhat </text:span><text:span text:style-name="T100">paranoid and </text:span><text:span text:style-name="T89">draconian rule of the </text:span><text:span text:style-name="T113">local branch of </text:span><text:span text:style-name="T89">Helioptic Watchers and the other a chaotic and anarchistic bazaar where Oobark </text:span><text:span text:style-name="T100">is </text:span><text:span text:style-name="T89">spoken openly and without fear.</text:span></text:p>
      <text:p text:style-name="P45"/>
      <text:p text:style-name="P47"/>
      <text:p text:style-name="P48"><text:span text:style-name="T89">T</text:span><text:span text:style-name="T87">he minor town of </text:span><text:span text:style-name="T1">Beaverton</text:span><text:span text:style-name="T87">, located </text:span><text:span text:style-name="T95">on the southern</text:span><text:span text:style-name="T87"> Ring and </text:span><text:span text:style-name="T95">spanning</text:span><text:span text:style-name="T87"> the River Barbo, likewise refuses to officially acknowledge the rights and privileges of the Heliocastron. <text:s/>In this case, the majority animal population – </text:span><text:span text:style-name="T95">primarily a</text:span><text:span text:style-name="T87"> </text:span><text:span text:style-name="T102">vivacious </text:span><text:span text:style-name="T87">community of large sentient beavers </text:span><text:span text:style-name="T102">who built much of the town</text:span><text:span text:style-name="T87"> – dominate business and politics in the town and </text:span><text:span text:style-name="T95">also control some traffic on </text:span><text:span text:style-name="T87">the river. <text:s/></text:span></text:p>
      <text:p text:style-name="P48"/>
      <text:p text:style-name="P48"><text:span text:style-name="T87">It is suspected by </text:span><text:span text:style-name="T102">some</text:span><text:span text:style-name="T87"> that the Beaverton beavers, who</text:span><text:span text:style-name="T102">se Town Council</text:span><text:span text:style-name="T87"> officially espouse equality between humans and animals and </text:span><text:span text:style-name="T95">do</text:span><text:span text:style-name="T102">es</text:span><text:span text:style-name="T87"> not militantly </text:span><text:span text:style-name="T102">promote</text:span><text:span text:style-name="T95"> </text:span><text:span text:style-name="T87">anti-human </text:span><text:span text:style-name="T95">politics</text:span><text:span text:style-name="T87">, are actually <text:s/>heavily influenced by the mountain-dwelling, Esspeek-speaking shaped-humans who inhabit the </text:span><text:span text:style-name="T95">Aranzen </text:span><text:span text:style-name="T87">mountains </text:span><text:span text:style-name="T95">to the southwest </text:span><text:span text:style-name="T87">of Beaverton. <text:s/>In other words, they are under suspicion by the Helioptic Union (and the Riders Guild, for that matter) as </text:span><text:span text:style-name="T96">being something of</text:span><text:span text:style-name="T87"> a fifth-column for “</text:span><text:span text:style-name="T102">mutant” </text:span><text:span text:style-name="T87">Aranzenian influence, </text:span><text:span text:style-name="T96">rather</text:span><text:span text:style-name="T87"> than simply as animal-liberationists. <text:s/></text:span><text:span text:style-name="T102">U</text:span><text:span text:style-name="T87">nlike Rikkikila with its </text:span><text:span text:style-name="T97">frequent</text:span><text:span text:style-name="T87"> rounds of </text:span><text:span text:style-name="T98">protests and </text:span><text:span text:style-name="T87">street </text:span><text:span text:style-name="T102">brawls</text:span><text:span text:style-name="T87">, </text:span><text:span text:style-name="T114">occasional uprisings, and </text:span><text:span text:style-name="T97">its noisy bazaar and </text:span><text:span text:style-name="T102">a</text:span><text:span text:style-name="T114">n</text:span><text:span text:style-name="T102"> infamously</text:span><text:span text:style-name="T97"> bawdy</text:span><text:span text:style-name="T87"> night life, </text:span><text:span text:style-name="T102">Beaverton</text:span><text:span text:style-name="T87"> is relatively peaceful, conservative and hard-working, <text:s text:c="2"/></text:span></text:p>
      <text:p text:style-name="P47"/>
      <text:p text:style-name="P145">The Beaverton Town Council considers itself the proper authority in Bearverton. <text:s/><text:span text:style-name="T136">The leading beavers</text:span> align <text:span text:style-name="T136">them</text:span>sel<text:span text:style-name="T136">ves</text:span> with the Night Hall, a guild co-operative that is outright banned in many parts of the Heliopticon. <text:s/>While the beavers and the 'The Fair Wind', as the Night Hall is <text:span text:style-name="T259">referred to</text:span> locally, do not <text:span text:style-name="T259">openly</text:span> oppose the presence of the Helioptic Union in Beaverton, <text:span text:style-name="T259">polite</text:span> protests against and <text:span text:style-name="T259">even occasional</text:span> boycotts of Helioptic Scribes and Innkeepers<text:span text:style-name="T137"> erupt from time to time, usually organized by fly-by-night groups with names like 'The Young Beavers' March for Equality and such</text:span>. <text:s text:c="4"/></text:p>
      <text:p text:style-name="P45"/>
      <text:p text:style-name="P146"/>
      <text:p text:style-name="P49"><text:span text:style-name="T259">In the towns of the Heliopticon e</text:span>veryday power lies not in the hands of the Heliocastronic Offices <text:span text:style-name="T11">per se</text:span> but in th<text:span text:style-name="T138">ose</text:span> of the multiple agencies and institutions <text:span text:style-name="T138">who</text:span> <text:span text:style-name="T1">enforce</text:span> the Law of the Sun <text:span text:style-name="T259">as promulgated by the Center</text:span>. <text:s/><text:span text:style-name="T138">T</text:span>he strong arm<text:span text:style-name="T259">s</text:span> of the Heliopticon <text:span text:style-name="T259">are</text:span> organized into five guilds: the Day Watch, the <text:soft-page-break/>Night Watch, the Volunteers, the Agents of the Sun and Heliocastronic Specialists. <text:s/><text:span text:style-name="T260">[</text:span><text:span text:style-name="T12">Note</text:span><text:span text:style-name="T260">: come up with names using localized lingo...]</text:span></text:p>
      <text:p text:style-name="P49"/>
      <text:p text:style-name="P49">The <text:span text:style-name="T1">Day Watch</text:span> enforce the law during sunlight hours. They are the beat cops, <text:span text:style-name="T259">the</text:span> visible <text:span text:style-name="T259">enforcers</text:span> of order. <text:s/><text:span text:style-name="T259">A large guild</text:span> <text:span text:style-name="T138">organized into</text:span> <text:span text:style-name="T260">a multitude of</text:span> ranks and positions, the Day Watch is active in every <text:span text:style-name="T260">major </text:span>Town <text:span text:style-name="T259">except Borded. <text:s/></text:span><text:s/><text:span text:style-name="T259">In almost all cases,</text:span> its members <text:span text:style-name="T139">barrack</text:span> in a walled compound of their own. <text:s/>Along with being human-centric, the Day Watch is also gender-specific, allowing <text:span text:style-name="T259">only males – with a very few exceptions –</text:span> to participate in its ranks. <text:s/><text:span text:style-name="T260">The uniforms of the Day Watch reflect their rank, assignment and location. <text:s/></text:span></text:p>
      <text:p text:style-name="P49"/>
      <text:p text:style-name="P50">The <text:span text:style-name="T1">Night Watch</text:span>, <text:span text:style-name="T260">as one might expect,</text:span> works at night. <text:s/><text:span text:style-name="T260">In the Helioptic theology, their duty is to combat the evil coldness that emanates from the two moons and to protect the Sacred Fire, that is, the sunlight, from the dire influence of the night.</text:span> <text:s/><text:span text:style-name="T260">It</text:span> is a <text:span text:style-name="T260">much, much </text:span>shadier organization than the Day Watch. <text:s/><text:span text:style-name="T260">I</text:span>ncluding numerous <text:span text:style-name="T117">undercovers</text:span>, infiltrators, listeners and agents in its ranks, <text:span text:style-name="T260">the Night Watch sometimes wear distinctive attire but often try to blend in to their surroundings</text:span>. <text:s/><text:span text:style-name="T140">Whilst</text:span> they share <text:span text:style-name="T260">a </text:span>barracks and a common command structure with the Day Watch, members of the Night Watch are <text:span text:style-name="T260">much </text:span>less obviously identifiable <text:span text:style-name="T117">than their day-time brothers. <text:s/>Along with being a very distinct organization within the Watch, most consider that they have</text:span> a more marked tendency towards brutality <text:span text:style-name="T260">than their Day Watch brothers</text:span>. <text:s/><text:span text:style-name="T260">Like the Day Watch, the Night Watch is officially a male-only guild and they tend to be more vociferous in their macho pride than their daytime brothers. </text:span></text:p>
      <text:p text:style-name="P50"/>
      <text:p text:style-name="P50">The <text:span text:style-name="T1">Volunteers</text:span>, as their name implies, are the citizen-militia of the Helioptic community. <text:s/>Called into service as needed, Volunteers carry out a wide variety of duties, including labor and repair chores along with enforcement duties. <text:s/><text:span text:style-name="T260">In cases of emergency, they rise to what amounts to the national defense and in some sense are the 'soldiers' of the Helioptic Army</text:span>. <text:s/><text:span text:style-name="T117">Some Volunteers tend to take their responsibilities more seriously than others, identifying with the bravado of the Day Watch or the stealthiness of the Night Watch, depending upon their instincts and personalities. <text:s/>Attempting to rise to prominence in the Volunteers is a common path towards apprenticeship in the Watch. <text:s/>Although still dominated by boys and men, unlike the official Watches, the Volunteers do not exclude females from their ranks. </text:span></text:p>
      <text:p text:style-name="P50"/>
      <text:p text:style-name="P51">The <text:span text:style-name="T1">Agents of the Sun</text:span> are tasked with <text:span text:style-name="T260">being savvy</text:span> <text:span text:style-name="T260">about all </text:span>activities throughout the Lands of Mantemar which can affect the prosperity and security of the Heliopticon of Saskantinon. <text:s/><text:span text:style-name="T260">They </text:span><text:s/>organiz<text:span text:style-name="T260">e</text:span> the defense of the realm, including industry, supply and arms-manufacturing. <text:s/>The <text:span text:style-name="T260">Agents</text:span> are investigators, detectives, diplomats, bureaucrats, engineers, analysts, politicians and managers. <text:s/></text:p>
      <text:p text:style-name="P51"/>
      <text:p text:style-name="P51"><text:span text:style-name="T118">Something of a Praetorian Guard, t</text:span>he <text:span text:style-name="T1">Heliocastronic Specialists</text:span>, as their name implies, provide specialized services for the Heliopticon <text:span text:style-name="T118">in general and for the Heliocastron in particular</text:span>. <text:s/>Little known to the general public, they are the internal support system for the Agents and for the Heliocastron, providing every type of special service needed to ensure the <text:span text:style-name="T260">perpetual</text:span> authority <text:span text:style-name="T342">and security </text:span>of the Heliocastron<text:span text:style-name="T343">ic Center</text:span>. </text:p>
      <text:p text:style-name="P51"/>
      <text:p text:style-name="P51"><text:s/></text:p>
      <text:p text:style-name="P53"><text:span text:style-name="T141">I</text:span>t is <text:span text:style-name="T260">entirely </text:span>correct to <text:span text:style-name="T141">characterize</text:span> the Heliopticon <text:span text:style-name="T141">a</text:span>s a theological-military dictatorship <text:span text:style-name="T344">with populist tendencies</text:span>. <text:s/><text:span text:style-name="T141">But</text:span> <text:span text:style-name="T141">its</text:span> power is far from absolute. <text:s/><text:span text:style-name="T260">Nor is</text:span> <text:span text:style-name="T142">its</text:span> role and influence entirely dire. </text:p>
      <text:p text:style-name="P53"/>
      <text:p text:style-name="P53"><text:soft-page-break/><text:span text:style-name="T142">T</text:span>hey really do protect the population – especially the human population, <text:span text:style-name="T142">but also others under their protections</text:span> – of Saskantinon from external and internal threats. <text:s/><text:span text:style-name="T119">T</text:span>he Heliocastron rules over a relatively prosperous and secure region, <text:span text:style-name="T260">surrounded by threats and during a tumultuous time</text:span>.</text:p>
      <text:p text:style-name="P52"/>
      <text:p text:style-name="P54">The <text:span text:style-name="T143">Watches of the </text:span>Ring Towns – those <text:span text:style-name="T143">towns which</text:span> sit on or very near to the Great Ring Road of Saskantinon – along with <text:span text:style-name="T261">the other </text:span>armed forces of the Helioptic Union and <text:span text:style-name="T261">those of </text:span>the Riders Guild who patrol the Ring <text:span text:style-name="T261">and the Rivers</text:span>, provide the main line of defense for the Heliopticon <text:span text:style-name="T261">against external enemies</text:span>. <text:s/>With the exception of Rikkikila, where relations between the townspeople and the Watches are <text:span text:style-name="T261">extremely</text:span> tense, the Watch <text:span text:style-name="T345">and the Volunteers </text:span>– <text:span text:style-name="T143">especially the Day Watch –</text:span> <text:span text:style-name="T346">are</text:span> respected, <text:span text:style-name="T261">by and large,</text:span> for <text:span text:style-name="T347">their </text:span>role in defending the region from foreign incursions. <text:s/></text:p>
      <text:p text:style-name="P54"/>
      <text:p text:style-name="P54"><text:span text:style-name="T143">The Night Watch tends to get some grudging respect for its role in looking into things </text:span>that go bump in the night. </text:p>
      <text:p text:style-name="P54"/>
      <text:p text:style-name="P129">Nevertheless, both arms of the Watch are justifiably feared by non-humans, shaped humans and all those who do not hold to the Helioptic faith. Judgments can be harsh and biased, especially during the Helioptic Festival days. </text:p>
      <text:p text:style-name="P52"/>
      <text:p text:style-name="P52"/>
      <text:p text:style-name="P55">The <text:span text:style-name="T144">most obvious</text:span> external threats to the region <text:span text:style-name="T143">tend to</text:span> come from the North, in the form of wild beasts, raiders, pirates, bands of marauders, <text:span text:style-name="T261">bizarre and frightening forces emerging from the impermissible mountains, and even</text:span> the occasional full-scale invasion. <text:s/><text:span text:style-name="T261">F</text:span>rom the South-East, animal-liberationist <text:span text:style-name="T143">gangs, sometimes autonomous, sometimes in the pay of the animal kingdoms, pose a never-ending threat. <text:s/>Fears that one day they will see a</text:span> <text:span text:style-name="T261">unified, large-scale animal-led </text:span>arm<text:span text:style-name="T261">y arising in the south keep many an Agent of the Sun busy and sleepless</text:span>. <text:s/></text:p>
      <text:p text:style-name="P52"><text:s/></text:p>
      <text:p text:style-name="P23"/>
      <text:p text:style-name="P23"/>
      <text:p text:style-name="P23"/>
      <text:p text:style-name="P23"/>
      <text:p text:style-name="P8">Sub-Regions, Towns and Guilds</text:p>
      <text:p text:style-name="P6"/>
      <text:p text:style-name="P7"/>
      <text:p text:style-name="P154"><text:span text:style-name="T294">Northwestern Saskantinon: <text:s/></text:span>B<text:span text:style-name="T191">orded and its environs, the Realm of the Riders</text:span></text:p>
      <text:p text:style-name="P6"/>
      <text:p text:style-name="P13">Borded</text:p>
      <text:p text:style-name="P6"/>
      <text:p text:style-name="P63"><text:span text:style-name="T33">Borded</text:span> is <text:span text:style-name="T176">the largest and in many ways the most important</text:span> town <text:span text:style-name="T262">in</text:span> Saskan<text:span text:style-name="T192">t</text:span>i<text:span text:style-name="T192">n</text:span>on. <text:s/><text:span text:style-name="T176">I</text:span>t is the <text:span text:style-name="T263">most powerful enclave within the region that is </text:span>not under the control of the Heliocastron <text:span text:style-name="T288">and it the central town for four northeastern districts, including the Riders Realm of Mabalbesq</text:span>. With its strong walls, well-cared-for streets and buildings, many of which are made of <text:span text:style-name="T263">enormous </text:span>stone<text:span text:style-name="T263">s</text:span>, <text:span text:style-name="T177">its beautiful gardens and the large well-tended free-holder fields which surround it, </text:span>the town <text:span text:style-name="T295">of Borded, the Riders Town, </text:span>is a <text:span text:style-name="T193">wonder and a delight</text:span> to behold. <text:s/></text:p>
      <text:p text:style-name="P63"/>
      <text:p text:style-name="P63">The Riders Guild<text:span text:style-name="T194"> provides for the preservation of</text:span> order <text:span text:style-name="T263">in Borded</text:span>. <text:s/>As the home base of a militar<text:span text:style-name="T288">ized</text:span> guild<text:span text:style-name="T177"> which specializes in import-export trade and arms manufacturing</text:span>, Borded is <text:span text:style-name="T288">both well-</text:span><text:soft-page-break/><text:span text:style-name="T288">provisioned and </text:span>well-fortified. <text:s/></text:p>
      <text:p text:style-name="P59"/>
      <text:p text:style-name="P65"/>
      <text:p text:style-name="P68">Sitting astride the Ring to the northeast, Borded is <text:span text:style-name="T150">Saskantinon's</text:span> great jewel along the River Bloo, which <text:span text:style-name="T195">meanders in two great curves</text:span> just to the south of the town. <text:s text:c="2"/><text:span text:style-name="T150">In times of trouble, sentient folk from all the surrounding regions flock to the protection of its massive walls. Its two towering gates on the Ring Road make it impossible to proceed along the Ring without passing through Borded. A smaller, but equally impressive southern gate opens to the Bordaloon Trail, leading into the Skantaring towards the Helioptic capital, </text:span><text:span text:style-name="T13">Besquoa.</text:span><text:span text:style-name="T150"> <text:s/></text:span></text:p>
      <text:p text:style-name="P68"/>
      <text:p text:style-name="P139">Dominating the Ring Road in this way forces travelers to go through Borded on their way to the Helioptic capital or to pretty much anywhere else in Saskantinon.</text:p>
      <text:p text:style-name="P57"/>
      <text:p text:style-name="P62"/>
      <text:p text:style-name="P68"><text:span text:style-name="T295">One might usefully think of the sub-areas of Saskantinon as something like counties or departments or districts. <text:s/>But none of t</text:span>he<text:span text:style-name="T295">m</text:span> have official standing as far as the Helioptic Union is concerned. <text:s/><text:span text:style-name="T263">These sub-regional designations</text:span> are <text:span text:style-name="T295">simply commonly-used </text:span>cultural, historical, demographic and geographical <text:span text:style-name="T263">terms</text:span>. <text:s/><text:span text:style-name="T263">The districts are referred to as either Uterungs or Skantarings, depending on whether they sit inside or outside of the Great Ring Road. <text:s/></text:span></text:p>
      <text:p text:style-name="P62"/>
      <text:p text:style-name="P66">Borded <text:span text:style-name="T178">is</text:span> the <text:span text:style-name="T289">focal point</text:span> for four <text:span text:style-name="T289">of the </text:span>Eebar-speaking northeastern regions, <text:span text:style-name="T289">encompassing</text:span> two Skantaring<text:span text:style-name="T264">s – Mabalbesq and Northern Gate – </text:span>and two Uterung<text:span text:style-name="T264">s – Bordaloon and Salofess</text:span>. </text:p>
      <text:p text:style-name="P66"/>
      <text:p text:style-name="P69"><text:span text:style-name="T179">The Skantaring of </text:span><text:span text:style-name="T14">Bordaloon</text:span><text:span text:style-name="T179"> is a heavily wooded country of gently rolling hills to the south of Borded. The epic song cycles known as the </text:span><text:span text:style-name="T14">Bardsongs of the Borda Woods</text:span><text:span text:style-name="T179"> originate from this area. <text:s text:c="3"/></text:span></text:p>
      <text:p text:style-name="P69"/>
      <text:p text:style-name="P69"><text:span text:style-name="T179">Along the River Bloo to the east of Borded lie plains and river valley of </text:span><text:span text:style-name="T14">Salofess</text:span><text:span text:style-name="T179">, a Skantaring famous as a rich hunting and fishing ground, as well as the site of epic battles against invaders. </text:span></text:p>
      <text:p text:style-name="P69"/>
      <text:p text:style-name="P69"><text:span text:style-name="T179">To the northeast of Borded is the Uterung of the </text:span><text:span text:style-name="T14">Northern Gate</text:span><text:span text:style-name="T179">, a borderland area that opens up to the vast northern steppes. <text:s/>The Northern Gate borderlands are also well-known as a historical battleground. </text:span></text:p>
      <text:p text:style-name="P69"/>
      <text:p text:style-name="P69"><text:span text:style-name="T179">In the steeply ascending mountains to the west of Borded, following the River Bloo up into the Forbidden Hills, is the heavily guarded Uterung of </text:span><text:span text:style-name="T14">Mabalbesq</text:span><text:span text:style-name="T179">, patrolled exclusively by the Riders. The Mabalbesq is the only human-inhabited region of Saskantinon that is, for all intents and purposes off-limits to Heliocastronic agencies. <text:s/>It is the Rider hinterland. <text:s text:c="2"/></text:span></text:p>
      <text:p text:style-name="P57"/>
      <text:p text:style-name="P57"/>
      <text:p text:style-name="P57">A <text:span text:style-name="T1">High Priest</text:span> of the Heliocastronic Office is assigned to <text:span text:style-name="T290">the Town of </text:span>Borded. <text:s/><text:span text:style-name="T265">H</text:span>e resides in a fine temple <text:span text:style-name="T174">and receives respectful treatment as the leader of a popular religion and chair of an important guild alliance</text:span>. But the Helioptic Union does not control <text:span text:style-name="T265">Borded. </text:span><text:s/><text:span text:style-name="T290">H</text:span>ere the <text:span text:style-name="T290">Sun's </text:span>Watch<text:span text:style-name="T290">ers</text:span> <text:span text:style-name="T290">are</text:span> not <text:span text:style-name="T174">even</text:span> permitted to build a barracks. <text:s/>The prestige, wealth and military potency of the town resides entirely with the Riders <text:span text:style-name="T174">Guild</text:span>, who exercise their <text:span text:style-name="T296">(mostly) unquestioned </text:span>authority through <text:span text:style-name="T265">a</text:span> <text:span text:style-name="T174">democratic charade known as the </text:span><text:span text:style-name="T1">Free Hostelries Cooperative </text:span><text:span text:style-name="T15">Council</text:span><text:span text:style-name="T174">. This</text:span> Riders-led guild alliance includes <text:span text:style-name="T290">the</text:span> Vintners, Brewers and Bakers <text:span text:style-name="T174">Guilds </text:span>as well as the Free Innkeepers <text:span text:style-name="T290">and a few other less well-established guilds</text:span>. </text:p>
      <text:p text:style-name="P57"><text:soft-page-break/></text:p>
      <text:p text:style-name="P57"/>
      <text:p text:style-name="P57"/>
      <text:p text:style-name="P149">Guilds, Guild Alliances and Free Guilds</text:p>
      <text:p text:style-name="P57"/>
      <text:p text:style-name="P69">For the most part, <text:span text:style-name="T290">all economic activity in Saskantinon is organized into guild organizations, which in turn are organized in various guild alliances. <text:s/>While there is variation from town to town and region to region, the general structure of the guilds and alliances is similar throughout the Heliopticon. <text:s/>G</text:span>uilds <text:span text:style-name="T265">are traditionally </text:span>designated as “Free” within the Heliopticon <text:span text:style-name="T196">when they are</text:span> not part of the Helioptic Union <text:span text:style-name="T290">but they provide a service similar to or competing directly with one provided by a Helioptic Guild</text:span>. <text:s/></text:p>
      <text:p text:style-name="P69"/>
      <text:p text:style-name="P69"><text:span text:style-name="T296">Thus, a Free Guild is likely to be quite a bit more friendly towards non-”pure”-humans and non-human sentients than a Helioptic Guild. <text:s/>But being designated as Free does not </text:span><text:span text:style-name="T20">necessarily</text:span><text:span text:style-name="T296"> imply that a guild is anti-human. </text:span><text:s/></text:p>
      <text:p text:style-name="P60"/>
      <text:p text:style-name="P149">The Free Innkeepers</text:p>
      <text:p text:style-name="P60"/>
      <text:p text:style-name="P69"><text:span text:style-name="T290">T</text:span>he <text:span text:style-name="T1">Free Innkeepers</text:span><text:span text:style-name="T175"> manage a wide range of Inns, Taverns, Restaurants, Pubs, Brothels, Stages, and what we ancients might call 'Family Care centers', which are referred to as </text:span><text:span text:style-name="T16">Broods</text:span><text:span text:style-name="T175"> in the common tongue. Sometimes one or more, or even all, of these services are provided from within the same walls. <text:s/></text:span></text:p>
      <text:p text:style-name="P69"/>
      <text:p text:style-name="P69"><text:span text:style-name="T175">T</text:span>he <text:span text:style-name="T1">Free Innkeepers</text:span><text:span text:style-name="T175"> also furnish</text:span> <text:span text:style-name="T290">and enable an informal</text:span> networking infrastructure that protects and shelters many of those who<text:span text:style-name="T175"> would naturally </text:span>tend to fall <text:span text:style-name="T296">under suspicion from the</text:span> Helioptic <text:span text:style-name="T290">Watch</text:span>. <text:s/><text:span text:style-name="T290">It is a widely-known that the Free Innkeepers offer varying degrees of protection and services to suspect classes of sentients. <text:s/>Although t</text:span>he Free Innkeepers guild <text:span text:style-name="T197"><text:s/></text:span>competes directly with the Helioptic Innkeepers and <text:s/>Brooders guilds, <text:span text:style-name="T290">and they are known for supporting a variety of illicit or least suspect activities, there are also Helioptic sympathizers and even hard-core Sun-worshiping humans within their ranks</text:span>. </text:p>
      <text:p text:style-name="P61"/>
      <text:p text:style-name="P61"><text:span text:style-name="T290">Membership in a free guild is not in and of itself a sign that one is an active subversive or even holds heretical views. <text:s/>But membership in a Free guild does tend to be represented, especially by Heliops with a strong religious bent, and not without some reason, as a reflecting a desire for individual rather than for community profit.</text:span> <text:s text:c="2"/><text:span text:style-name="T175">To put the economic case bluntly, free guilders strive to minimize the <text:s/>amount of taxes and levies paid to the Helioptic authorities. <text:s/>Helioptic Guilds, on the other hand, voluntarily donate a large share of their profits to the Offices of the Heliocastron. </text:span></text:p>
      <text:p text:style-name="P58"/>
      <text:p text:style-name="P67"/>
      <text:p text:style-name="P150">The Basimi and Bitama</text:p>
      <text:p text:style-name="P67"/>
      <text:p text:style-name="P67"><text:span text:style-name="T291">More than a few independent Inns and Taverns have rather unsavory connections with certain </text:span><text:span text:style-name="T5">Basimi</text:span><text:span text:style-name="T148"> gangs and, more rarely, even with elements of the </text:span><text:span text:style-name="T5">Bitama</text:span><text:span text:style-name="T148">. <text:s/>The Basimi and the Bitama are two of the shadowy types of organizations which are said to be active in many of the Lands of Mantemar, including within and around the Heliopticon of Saskantinon. <text:s/>The Basimi and the Bitama specialize in the “dark arts” of thievery and murder, respectively. </text:span></text:p>
      <text:p text:style-name="P67"/>
      <text:p text:style-name="P135"><text:soft-page-break/>There are many different types of Basimi and Bitama groups, ranging from fairly populist to extremely dangerous. <text:s/></text:p>
      <text:p text:style-name="P57"/>
      <text:p text:style-name="P57"/>
      <text:p text:style-name="P57"/>
      <text:p text:style-name="P150">Bards, Harpers and Actors</text:p>
      <text:p text:style-name="P57"/>
      <text:p text:style-name="P76"><text:span text:style-name="T198">Along with the Riders and Free Innkeepers, plus their allied guilds of </text:span><text:span text:style-name="T18">Bakers</text:span><text:span text:style-name="T198">, </text:span><text:span text:style-name="T18">Brewers</text:span><text:span text:style-name="T198">, </text:span><text:span text:style-name="T18">Vintners</text:span><text:span text:style-name="T198">, t</text:span>he Free Hostelries Cooperative <text:span text:style-name="T266">Council</text:span> also embraces <text:span text:style-name="T149">three</text:span> amorphous, loosely-organized <text:span text:style-name="T297">entertainment </text:span>guilds. <text:s/><text:span text:style-name="T297">These three guilds – </text:span><text:span text:style-name="T17">Bards</text:span><text:span text:style-name="T149">, </text:span><text:span text:style-name="T17">Harpers</text:span><text:span text:style-name="T149"> and </text:span><text:span text:style-name="T17">Actors</text:span><text:span text:style-name="T149"> – are</text:span> tolerated <text:span text:style-name="T291">only </text:span>to a certain degree in towns controlled by the Heliocastron. <text:s/><text:span text:style-name="T297">They are not only often closely watched, but also have a </text:span><text:span text:style-name="T105">partially</text:span><text:span text:style-name="T17"> </text:span><text:span text:style-name="T149">deserved – and often self-promoted – reputation as noisy gadabouts, lazy good-for-nothings, animal-loving trouble-makers and sexually promiscuous libertines. <text:s/></text:span></text:p>
      <text:p text:style-name="P76"/>
      <text:p text:style-name="P76"><text:span text:style-name="T297">The 3 entertainment guilds are, despite, or perhaps because of, their ribald reputation, popular with much of the general public. <text:s/>Wariness about them drops off especially when they perform at Free Inns that are known to have been 'scrubbed' of the Watch, as the saying goes which was made popular in the so-called </text:span><text:span text:style-name="T17">Secret Rondos of the Kahilabarba</text:span><text:span text:style-name="T149">, one of the cycles of Bardsongs originating in and around the town of Rikkikila, which often tell “Robin-Hood” types of tales, typically at the expense of Helioptic overlordship. <text:s/></text:span></text:p>
      <text:p text:style-name="P74"/>
      <text:p text:style-name="P130"><text:span text:style-name="T291">It is common knowledge that some members of the Bards, Harpers and Actors guilds</text:span> engage in a number of, <text:span text:style-name="T291">let's say, </text:span><text:span text:style-name="T1">sideline</text:span> activities. <text:s/><text:span text:style-name="T291">Despite that</text:span>, <text:span text:style-name="T291">most </text:span>members of the <text:span text:style-name="T291">three</text:span> entertainment guilds <text:s/><text:span text:style-name="T298">really do </text:span>earn <text:span text:style-name="T298">most of </text:span>their bits by telling and re-telling popular tales, <text:span text:style-name="T291">singing the traditional Bardsong cycles, </text:span>making music, and poking a bit of fun at almost everyone and everything. </text:p>
      <text:p text:style-name="P70"/>
      <text:p text:style-name="P70"/>
      <text:p text:style-name="P70"/>
      <text:p text:style-name="P150">The Riders Guild <text:span text:style-name="T292">and Everyday Life in Borded</text:span></text:p>
      <text:p text:style-name="P78"/>
      <text:p text:style-name="P78">The Heliocastron pays the Riders <text:span text:style-name="T299">to help protect</text:span> the Heliopticon, <text:span text:style-name="T299">especially for maintaining the safety of travelers on the Ring and the Two Rivers</text:span>. <text:s/><text:span text:style-name="T180">T</text:span>he Riders are well-suited <text:span text:style-name="T180">for such work, </text:span>which they<text:span text:style-name="T267"> </text:span>carry out with a high degree of organization <text:span text:style-name="T180">and authority. They also take full advantage of their economic alliances to run a solid transport business for all of the goods – and people – needed to support the hosteleries and entertainment 'industries', such as they are, in Saskantinon</text:span>. <text:s/></text:p>
      <text:p text:style-name="P78"/>
      <text:p text:style-name="P78">On top of <text:span text:style-name="T300">the Riders' advantageous economic and political position within the Heliopticon</text:span>, <text:span text:style-name="T291">the Town of </text:span>Borded and its surrounding regions are <text:span text:style-name="T199">a major</text:span> <text:span text:style-name="T291">gateway for</text:span> trade flow<text:span text:style-name="T291">ing</text:span> in and out to the north and to the west <text:span text:style-name="T291">of the Heliopticon</text:span>. <text:s/><text:span text:style-name="T181">For all of these reasons, </text:span>Borded <text:span text:style-name="T300">is quite </text:span>wealthy by comparison to other towns, including Besquoa itself, <text:span text:style-name="T300">and</text:span> it has <text:span text:style-name="T291">a</text:span> <text:span text:style-name="T291">very </text:span>cosmopolitan feel. <text:s/><text:span text:style-name="T267">M</text:span>ultiple languages <text:span text:style-name="T267">are</text:span> <text:span text:style-name="T301">often </text:span>heard <text:span text:style-name="T182">and they are spoken freely. <text:s/>Due to the Riders rule, in Borded one notices </text:span>little <text:span text:style-name="T291">of the</text:span> overt <text:span text:style-name="T291">and everyday </text:span>animosity towards shaped-humans and sentient animals that <text:span text:style-name="T291">is a</text:span> common feature of daily life in Helioptic-dominated towns <text:span text:style-name="T291">of</text:span> the Skantaring. <text:s/><text:span text:style-name="T267">But make no mistake: <text:s/>the Riders do not tolerate insurrectionist or organized anti-human activities. </text:span></text:p>
      <text:p text:style-name="P78"/>
      <text:p text:style-name="P124"><text:span text:style-name="T291">A story from the </text:span><text:span text:style-name="T21">Simple Bardsongs of Givakala</text:span><text:span text:style-name="T291">, a humorous song cycle that often involves animal </text:span><text:soft-page-break/><text:span text:style-name="T291">characters, tells of a </text:span>giant white rabbit selling a cart full of enormous<text:span text:style-name="T348">ly over-sized</text:span> carrots <text:span text:style-name="T291">in Borded. <text:s/>He and his goods are</text:span> welcomed <text:span text:style-name="T291">by all since the enormous carrots are popular for a variety of dishes and uses</text:span>. <text:s/><text:span text:style-name="T302">The song goes on to counter-pose that when </text:span><text:span text:style-name="T1">a</text:span><text:span text:style-name="T21">nother</text:span> giant white rabbit<text:span text:style-name="T291"> tried </text:span>preaching the Manifesto of the Animal Liberation Front on a street-corner in Borded, <text:span text:style-name="T349">rather ominously,</text:span> <text:span text:style-name="T302">the</text:span> “<text:span text:style-name="T302">interloper </text:span>vanish<text:span text:style-name="T291">ed</text:span> without a trace, <text:span text:style-name="T291">never to be seen, heard or smelled again, it's said, not even in chains on a dirty street on a farm in Beet”</text:span>. </text:p>
      <text:p text:style-name="P77"/>
      <text:p text:style-name="P77"/>
      <text:p text:style-name="P77">The Helioptic Union is permitted to celebrate its traditional round of festivals in Borded, including Confession Day, the Day of the Watch <text:span text:style-name="T200">and the two-day Castrons Observance</text:span>. <text:s/><text:span text:style-name="T183">B</text:span>ut since the Heliocastron has no policing authority in Borded,<text:span text:style-name="T183"> </text:span>townsfolk are free and safe if they choose to ignore <text:span text:style-name="T292">observing “full submission to </text:span>the <text:span text:style-name="T292">traditions” on the</text:span> <text:span text:style-name="T183">Helioptic holy days</text:span>. <text:s/></text:p>
      <text:p text:style-name="P77"/>
      <text:p text:style-name="P81"><text:span text:style-name="T268">Borded has a</text:span> large transient population. <text:s/>Riders themselves <text:span text:style-name="T268">are</text:span> constantly arriving and <text:span text:style-name="T303">leaving</text:span>. <text:s text:c="2"/><text:span text:style-name="T304">T</text:span>ravelers <text:span text:style-name="T268">arrive almost daily </text:span>from Aranzen <text:span text:style-name="T268">and </text:span>Weshewn. <text:s/><text:span text:style-name="T293">Visitors </text:span>from as far away as the <text:span text:style-name="T201">wondrous </text:span>Westish Lands of Koralanifa, <text:span text:style-name="T293">from </text:span>the <text:span text:style-name="T202">mysterious and feared mountains and valleys of the </text:span>Krunkimoto enclaves, and<text:span text:style-name="T268"> </text:span>even <text:span text:style-name="T203">more exotic </text:span>visitors from <text:span text:style-name="T184">as far away</text:span> <text:span text:style-name="T305">as </text:span>Arbonia and Metsaportal <text:span text:style-name="T293">are not unusual</text:span>. </text:p>
      <text:p text:style-name="P81"/>
      <text:p text:style-name="P81"><text:span text:style-name="T293">Due to its role as an entrep</text:span><text:span text:style-name="T116">ô</text:span><text:span text:style-name="T293">t of trade, </text:span>Borded has a lively – <text:span text:style-name="T268">if well-regulated – </text:span>night life and a <text:span text:style-name="T1">very</text:span> active business climate. <text:s/><text:span text:style-name="T184">M</text:span>any types of goods <text:span text:style-name="T305">and provisions</text:span> are available for sale or trade. <text:s/><text:span text:style-name="T204">E</text:span>ven some hard-to-find and little-known types of things <text:span text:style-name="T204">can be obtained in the Riders Town, if you know who to ask and how to conduct yourself properly</text:span>. <text:s text:c="2"/></text:p>
      <text:p text:style-name="P79"/>
      <text:p text:style-name="P83"><text:span text:style-name="T306">And d</text:span>espite the <text:span text:style-name="T269">ever-</text:span>watchful eye of the Riders, <text:span text:style-name="T306">it is a big, very active Town. <text:s/>Life</text:span> <text:span text:style-name="T1">can</text:span> <text:span text:style-name="T184">get</text:span> a bit rowdy and tricky too, <text:span text:style-name="T184">especially after dark, in the metropolis of Saskantinon. <text:s/>Outright robbery is rare. But pick-pocketing is not unheard-of and visitors are advised to </text:span>keep a close eye on <text:span text:style-name="T269">their</text:span> goods in Borded if <text:span text:style-name="T269">they</text:span> don't want to get swindled <text:span text:style-name="T306">by various cons</text:span>. <text:s/><text:span text:style-name="T307">One of the </text:span><text:span text:style-name="T19">Simple Bardsongs of Givakala</text:span> <text:span text:style-name="T293">sing of clever, charismatic</text:span> <text:span text:style-name="T269">Bordedniks – depicted in the song <text:s/>as a troupe of clever monkeys – who</text:span> <text:span text:style-name="T205">offer “assistance”</text:span> <text:span text:style-name="T293">to travelers </text:span>with a mischievous wink, <text:span text:style-name="T269">asking the following question of new arrivals</text:span>: <text:s/>“<text:span text:style-name="T269">Lost your way? <text:s/>Do you need</text:span> a <text:span text:style-name="T184">R</text:span>ide?”. <text:s/><text:span text:style-name="T184">The songs go on to instruct that the correct answer to such a question is a polite but firm “No”. <text:s text:c="2"/></text:span></text:p>
      <text:p text:style-name="P81"/>
      <text:p text:style-name="P140">To be entirely clear <text:span text:style-name="T350">about it</text:span>, there is <text:span text:style-name="T351">definitely</text:span> no such thing as a “street-based” or “free” Rider taxi service. <text:s/>Those who need Rider protection should apply through official channels at the the Rider Guild Hall. <text:s/></text:p>
      <text:p text:style-name="P80"/>
      <text:p text:style-name="P82"><text:span text:style-name="T293">The </text:span><text:span text:style-name="T19">Bardsongs of the Borda Woods</text:span><text:span text:style-name="T293">, so popular in the town of Rootonnik, tend to be a both bawdy and cautionary in nature. <text:s/>There is one concerning Bordedniks which says that, while engaging in any intercourse (and, yes, the word is a </text:span><text:span text:style-name="T19">double-entendre</text:span><text:span text:style-name="T293"> in the Eebar language as it is in ours) with strangers in Borded, whether they appear to be locals or visitors, familiar or barbarian, noble or base, one should at all times and in all places keep one hand, paw, claw, fin or wing closely wrapped around one's bit-purse. </text:span><text:s/></text:p>
      <text:p text:style-name="P82"/>
      <text:p text:style-name="P141">Probably good advice.</text:p>
      <text:p text:style-name="P70"/>
      <text:p text:style-name="P70"/>
      <text:p text:style-name="P70"><text:soft-page-break/></text:p>
      <text:p text:style-name="P9">Mabalpeest</text:p>
      <text:p text:style-name="P70"/>
      <text:p text:style-name="P75"><text:span text:style-name="T34">Mabalpeest</text:span><text:span text:style-name="T149"> is a small town that lies right off of the Ring Road about 60 klicks to the west of Borded. <text:s/>It guards the Mabalbesq Trail which heads off in a northwesterly direction towards the Weshewn border, leading up into the Forbidden Hills, on the way to the shadowy mountainous enclaves of the Krunkimoto, which are <text:s/>referred to in the long sad hypnotic ballads collected in the cycle known as the </text:span><text:span text:style-name="T17">Riders</text:span><text:span text:style-name="T22">'</text:span><text:span text:style-name="T17"> Bardsongs of the Mabalbesq</text:span><text:span text:style-name="T149"> as the Valleys of Fear. <text:s text:c="2"/></text:span></text:p>
      <text:p text:style-name="P75"/>
      <text:p text:style-name="P131">Mabalpeest is <text:span text:style-name="T308">a</text:span> “Helioptic” Potemkin Village <text:span text:style-name="T308">run by the Riders Guild</text:span>. <text:s/>A Helioptic Scholar officially presides over the place and there is <text:span text:style-name="T308">even </text:span>a barracks for the Helioptic Watch there. <text:s/>But in Mabalpeest these institutions are entirely manned by the Riders Guild “on behalf of” the Heliocastronic Offices. </text:p>
      <text:p text:style-name="P71"/>
      <text:p text:style-name="P136">Despite its low-key appearance, the village contains some interesting and sophisticated resources. <text:span text:style-name="T270">As with Borded, though less obviously so, i</text:span>t is very difficult for strangers to approach Mabalpeest<text:span text:style-name="T309"> </text:span><text:s/>undetected, <text:span text:style-name="T309">either on the Ring or via the Mabalbesq Trail</text:span>. <text:s/><text:span text:style-name="T271">Unlike Borded, entry into the town is typically not permitted without invitation. <text:s/>T</text:span>he town is primarily a military outpost provid<text:span text:style-name="T271">ing</text:span> certain types of specialized training, mainly for Riders but also for Helioptic Agents and others willing to pay for the privilege of having access to Rider <text:span text:style-name="T271">training, </text:span>technology and techniques. </text:p>
      <text:p text:style-name="P72"/>
      <text:p text:style-name="P72"/>
      <text:p text:style-name="P9">Eelan</text:p>
      <text:p text:style-name="P72"/>
      <text:p text:style-name="P73"><text:span text:style-name="T185">A little under 200 kilometers southwest of Mabalpeest, where the hills of southern Mabalbesq begin to give way to western mountains near the Heliopticon's border with Aranzen, and a few klicks in an easterly direction off into the hills from the Bordaloon Trail, where the terrain begins to get rough, lies the small remote town of </text:span><text:span text:style-name="T35">Eelan</text:span><text:span text:style-name="T185">. <text:s/>Like most towns and villages in the Mabalbesq Uterung, Eelan is entirely free of Helioptic policing. <text:s/>It is an old, old place. <text:s/>According to the long, sad </text:span><text:span text:style-name="T23">Song of Eeelan</text:span><text:span text:style-name="T185"> from the </text:span><text:span text:style-name="T23">Riders</text:span><text:span text:style-name="T24">'</text:span><text:span text:style-name="T23"> Bardsongs of the Mabalbesq</text:span><text:span text:style-name="T185">, the founding of Eelan dates back to before the creation of the Heliopticon. <text:s/>The town is controlled by a rough, tough humanish clan who are reknowned as excellent makers of lightweight crossbows, shields, riding equipment and similar artifacts. <text:s/></text:span></text:p>
      <text:p text:style-name="P73"/>
      <text:p text:style-name="P85"><text:span text:style-name="T310">Many folk believe</text:span> that Eelan protects the entrance to the Riders' <text:span text:style-name="T272">secret </text:span>mining camps <text:span text:style-name="T310">which are</text:span> <text:span text:style-name="T272">supposedly </text:span>located in the hills and mountains of southern Mabalbesq. <text:s/><text:span text:style-name="T311">Given all of the military equipment used by the Riders, such beliefs are unlikely to be idle speculation. </text:span></text:p>
      <text:p text:style-name="P72"/>
      <text:p text:style-name="P86">As is common in the westerly lands, especially over the border into Aranzen, the people of Eelan, though largely human and human-appearing, <text:span text:style-name="T187">tend to </text:span>express no ill-will <text:span text:style-name="T187">or prejudice </text:span>towards shaped-humans. <text:s/><text:span text:style-name="T187">Their songs tend to</text:span> even celebrate the <text:span text:style-name="T187">odd </text:span>extremes sometimes observed in those whose <text:span text:style-name="T206">human </text:span>DNA has been<text:span text:style-name="T206"> </text:span>modified in one way or another. <text:s/>Despite this <text:span text:style-name="T187">friendliness towards weirdlings and changelings</text:span>, the <text:span text:style-name="T312">Eelani, as they are known,</text:span> <text:span text:style-name="T187">also</text:span> tend to be extremely suspicious of what they call “star magicks”. <text:s/></text:p>
      <text:p text:style-name="P86"/>
      <text:p text:style-name="P86"><text:span text:style-name="T273">Amongst the Eelani,</text:span> the 8<text:span text:style-name="T186">th</text:span> month, Hoodah (“The Stars”) <text:span text:style-name="T273">is thought to</text:span> be a particularly dangerous time. <text:span text:style-name="T313">This is reflected in </text:span><text:span text:style-name="T25">The Ballad of the Crow</text:span><text:span text:style-name="T313">, an Eelani-Mabalbesq epic about a man who descends into madness due to a growing obsession with star-gazing. </text:span></text:p>
      <text:p text:style-name="P84"><text:soft-page-break/></text:p>
      <text:p text:style-name="P148"><text:span text:style-name="T151">Virtually everyone is Eelan is a Josist. <text:s/></text:span><text:span text:style-name="T37">Josism</text:span><text:span text:style-name="T155"> is </text:span><text:span text:style-name="T169">an</text:span><text:span text:style-name="T153"> old religion</text:span><text:span text:style-name="T169"> </text:span><text:span text:style-name="T153">popular in much of the Saskantinonic countryside, </text:span><text:span text:style-name="T156">especially in the </text:span><text:span text:style-name="T162">Uterungs</text:span><text:span text:style-name="T156">. <text:s/></text:span><text:span text:style-name="T173">Belief-systems vary a great deal. <text:s/>There is no real ideological or theological core to Josism; it simply</text:span><text:span text:style-name="T153"> centers on the veneration of </text:span><text:span text:style-name="T173">and a certain obsession with </text:span><text:span text:style-name="T154">obscure</text:span><text:span text:style-name="T153"> objects</text:span><text:span text:style-name="T151">. <text:s/></text:span><text:span text:style-name="T163">Exactly w</text:span><text:span text:style-name="T157">hat specific</text:span><text:span text:style-name="T155"> artifacts are considered holy to the Eelan</text:span><text:span text:style-name="T164">i</text:span><text:span text:style-name="T155"> </text:span><text:span text:style-name="T157">i</text:span><text:span text:style-name="T165">s</text:span><text:span text:style-name="T157"> unknown. </text:span><text:span text:style-name="T155"><text:s/></text:span><text:span text:style-name="T169">Like other so-called “Hidden Josists”, t</text:span><text:span text:style-name="T155">hey keep the</text:span><text:span text:style-name="T166">ir holy objects</text:span><text:span text:style-name="T155"> </text:span><text:span text:style-name="T169">away</text:span><text:span text:style-name="T155"> from the </text:span><text:span text:style-name="T169">prying </text:span><text:span text:style-name="T155">eyes of curious visitors. </text:span><text:span text:style-name="T152">The Helioptic creed has</text:span><text:span text:style-name="T154"> no</text:span><text:span text:style-name="T152"> influence in </text:span><text:span text:style-name="T169">Eelan</text:span><text:span text:style-name="T157"> and its surrounding homesteads and villages. </text:span><text:span text:style-name="T152"><text:s text:c="2"/></text:span></text:p>
      <text:p text:style-name="P148"/>
      <text:p text:style-name="P131"/>
      <text:p text:style-name="P132"><text:span text:style-name="T352">I</text:span>n order to keep up the appearance of good relations with the Sun-Center, the Riders themselves maintain an Office of the Representative of the Heliocastron <text:span text:style-name="T314">i</text:span>n <text:span text:style-name="T315">Eelan</text:span>. </text:p>
      <text:p text:style-name="P147"/>
      <text:p text:style-name="P155"><text:span text:style-name="T167">Much like in Mabalpeest and Borded, i</text:span><text:span text:style-name="T152">t is said that nothing goes in and out of Eelan, or the hilly region around it, unobserved. <text:s/>Rumors </text:span><text:span text:style-name="T167">have been floated</text:span><text:span text:style-name="T152"> that the old place is </text:span><text:span text:style-name="T167">actually </text:span><text:span text:style-name="T152">the secret headquarters of the </text:span><text:span text:style-name="T32">Intani Sakel</text:span><text:span text:style-name="T152">,</text:span><text:span text:style-name="T167"> </text:span><text:span text:style-name="T152">also called The Keepers</text:span><text:span text:style-name="T158">'</text:span><text:span text:style-name="T152"> Friends. <text:s/></text:span><text:span text:style-name="T159">The Intani Sakel is a</text:span><text:span text:style-name="T152"> diverse, highly-organized </text:span><text:span text:style-name="T154">and</text:span><text:span text:style-name="T152"> </text:span><text:span text:style-name="T170">almost</text:span><text:span text:style-name="T152">-respectable assassin's guild </text:span><text:span text:style-name="T154">which</text:span><text:span text:style-name="T152"> is said, </text:span><text:span text:style-name="T154">but </text:span><text:span text:style-name="T160">is </text:span><text:span text:style-name="T154">never </text:span><text:span text:style-name="T160">said </text:span><text:span text:style-name="T154">very loudly</text:span><text:span text:style-name="T152">,</text:span><text:span text:style-name="T154"> </text:span><text:span text:style-name="T160">to be</text:span><text:span text:style-name="T154">,</text:span><text:span text:style-name="T152"> affiliated in some way with the Free Innkeepers and </text:span><text:span text:style-name="T154">therefore</text:span><text:span text:style-name="T152">, </text:span><text:span text:style-name="T154">with </text:span><text:span text:style-name="T152">the Riders </text:span><text:span text:style-name="T161">Guild</text:span><text:span text:style-name="T152">. <text:s/></text:span><text:span text:style-name="T161">The Heliopticon of Saskantinon is a wild and </text:span><text:span text:style-name="T167">wacky</text:span><text:span text:style-name="T161"> kind of place where many things are possible and things are not always what they seem. </text:span><text:span text:style-name="T155"><text:s/></text:span><text:span text:style-name="T171">So i</text:span><text:span text:style-name="T161">t c</text:span><text:span text:style-name="T155">ould be. But </text:span><text:span text:style-name="T168">it is probably best to avoid</text:span><text:span text:style-name="T155"> comment</text:span><text:span text:style-name="T172">ing on such things</text:span><text:span text:style-name="T155">. </text:span></text:p>
      <text:p text:style-name="P87"><text:s/></text:p>
      <text:p text:style-name="P87"/>
      <text:p text:style-name="P9"><text:span text:style-name="T212">The </text:span>Beet</text:p>
      <text:p text:style-name="P88"/>
      <text:p text:style-name="P92">The town of <text:span text:style-name="T33">Beet</text:span><text:span text:style-name="T87">, </text:span><text:span text:style-name="T103">often referred to a The Beet </text:span><text:span text:style-name="T104">for reasons that will soon be clear</text:span><text:span text:style-name="T103">,</text:span> is located about 60 klicks to the northeast of Borded and 50 west from the Northern Gate Trail, <text:span text:style-name="T316">basically in the middle of frikking nowhere</text:span>. <text:s/>Standing in the middle of the northern plains, not too far from the Weshewn border, this remote place <text:span text:style-name="T207">hosts</text:span> a <text:span text:style-name="T317">real</text:span> Priest <text:span text:style-name="T317">(not a Riders Guild stand-in)</text:span> <text:span text:style-name="T317">appointed by</text:span> the Heliocastronic center to officiate its affairs, as well as a permanent office of the Riders Guild. <text:s/>The<text:span text:style-name="T207">se</text:span> two <text:span text:style-name="T207">officials </text:span>manage the town together <text:span text:style-name="T318">from a joint office known as The Wardening</text:span>. <text:s/></text:p>
      <text:p text:style-name="P92"/>
      <text:p text:style-name="P92"><text:span text:style-name="T318">Beet</text:span> is not a place <text:span text:style-name="T207">that good folk ever</text:span> <text:span text:style-name="T1">choose</text:span> to visit. <text:s/><text:span text:style-name="T207">To be blunt, The </text:span>Beet is <text:span text:style-name="T353">an only slightly-disguised </text:span>penal colony jointly managed by the Riders Guild and the Helioptic Union. <text:s/></text:p>
      <text:p text:style-name="P64"/>
      <text:p text:style-name="P88">People and animals from the <text:span text:style-name="T319">various </text:span>Skantaring<text:span text:style-name="T274">s</text:span> and Uterung<text:span text:style-name="T274">s, as well as foreign travelers</text:span> who have been found guilty of crimes significant enough to be sent away, or <text:span text:style-name="T274">who </text:span>are thought to be serious security risks, are <text:span text:style-name="T208">brought</text:span> here to work the fields, <text:span text:style-name="T209">usually in chains</text:span>. <text:s/><text:span text:style-name="T354">Even more stringent types of restraints are hidden away behind the unassuming-looking walls of Beet. <text:s/></text:span>Produce from <text:span text:style-name="T210">The </text:span>Beet flows mainly into the Helioptic Skantaring<text:span text:style-name="T274">s</text:span>. <text:s/><text:span text:style-name="T210">B</text:span>ut since much of its <text:span text:style-name="T210">output is</text:span> routed through Borded, the Riders get their cut as well. </text:p>
      <text:p text:style-name="P88"/>
      <text:p text:style-name="P90">Given <text:span text:style-name="T274">its</text:span> relatively large shaped-human and <text:span text:style-name="T210">talking-</text:span>animal population, <text:span text:style-name="T211">plus</text:span> the fact that it <text:span text:style-name="T211">serves as a concentration point for</text:span> malcontents, <text:span text:style-name="T212">The</text:span> Beet <text:span text:style-name="T319">is</text:span> a node for communications within and between various subversive, criminal or otherwise shady and secret organizations. <text:s/></text:p>
      <text:p text:style-name="P90"/>
      <text:p text:style-name="P90"><text:span text:style-name="T213">It is rumored that the </text:span><text:span text:style-name="T6">Kilikon Mina</text:span><text:span text:style-name="T213">, an extremely dangerous Bitama outfit that is sometimes thought to be associated with the Heliocastron, have their headquarters here. <text:s/>It seems unlikely, given that this is </text:span><text:soft-page-break/><text:span text:style-name="T213">deep inside Rider territory, but who knows...</text:span></text:p>
      <text:p text:style-name="P88"/>
      <text:p text:style-name="P88"/>
      <text:p text:style-name="P12">Hadakik</text:p>
      <text:p text:style-name="P89"/>
      <text:p text:style-name="P91"><text:span text:style-name="T188">The town of </text:span><text:span text:style-name="T36">Hadakik</text:span><text:span text:style-name="T188"> sits right on the Ring about 80 kilometers due east of Borded. <text:s/>Its farmlands are all on the southern, inner side of the Great Road and there is no opening in the town's walls towards the north. For this reason Hadadik is considered to be a part of the Salofess Skantaring, rather than part of the Northern Gate Uterung. <text:s/></text:span></text:p>
      <text:p text:style-name="P89"/>
      <text:p text:style-name="P93">Hadakik is very much a military town. <text:s/>It has a long history as a front-line defense against raiders from the north. <text:s/>Officially under the protection of the Heliocastron, the Chief of the Watch is the leading <text:span text:style-name="T320">Helioptic </text:span>official here. <text:s/>With its large Day Watch and <text:span text:style-name="T275">two</text:span> permanent barracks for Volunteers as well, <text:span text:style-name="T275">one male and a smaller female barracks</text:span>, there is a <text:span text:style-name="T321">disciplined</text:span> military <text:span text:style-name="T321">aspect</text:span> to most activities in the town. <text:s/>The Riders Guild also has a significant military presence here <text:span text:style-name="T214">and they collaborate closely with the Helioptic militias. </text:span></text:p>
      <text:p text:style-name="P93"/>
      <text:p text:style-name="P95">The dominant guild alliance in Hadadik is The Candle-makers Craft Hall, commonly referred to in <text:span text:style-name="T322">the militant anthems that tend to make up the the </text:span><text:span text:style-name="T26">Bardsongs of the Northern Gate</text:span> as “The Three Lights”. <text:s/>Including the <text:span text:style-name="T1">Armorers</text:span> and the <text:span text:style-name="T1">Cobblers</text:span>, along with the <text:span text:style-name="T1">Carpenters-Candle-makers</text:span> guilds, the Hadadik Craft Hall is <text:span text:style-name="T322">an </text:span>effective military supply organization. It is well-known for producing high-end, <text:span text:style-name="T215">heavy-duty</text:span> metal armor such as chain- and ring-mail, along with exquisite short swords and knives. <text:s/><text:span text:style-name="T189">The continuous demand from </text:span>both the Heliops and the Riders <text:span text:style-name="T189">for military equipment guarantees that s</text:span>uch guild business thrives here<text:span text:style-name="T189">. </text:span></text:p>
      <text:p text:style-name="P94"/>
      <text:p text:style-name="P95"><text:span text:style-name="T276">Hadakik</text:span> is not a closed town. <text:s/><text:span text:style-name="T189">The </text:span><text:s/>trade carried on <text:span text:style-name="T189">by the Hadakik Candle-makers Craft Hall is conducted </text:span>with partners from all around the Ring. <text:span text:style-name="T276">Hadakik hosts one of the best-known and best-supplied arms bazaars in the Heliopticon. </text:span><text:s text:c="2"/></text:p>
      <text:p text:style-name="P93"/>
      <text:p text:style-name="P93"/>
      <text:p text:style-name="P10">Givakala</text:p>
      <text:p text:style-name="P96"/>
      <text:p text:style-name="P96">About 100 klicks to the west <text:span text:style-name="T277">of Borded</text:span>, <text:span text:style-name="T323">spilling </text:span>on<text:span text:style-name="T323">to</text:span> the Ring <text:span text:style-name="T323">Road</text:span> and directly astride <text:span text:style-name="T190">a</text:span> large stone bridge which crosses over the River Bloo sits the <text:span text:style-name="T277">delightful</text:span> town of <text:span text:style-name="T147">Givakala</text:span>. <text:s/>With its many small <text:span text:style-name="T278">free </text:span>villages, farming and fishing <text:span text:style-name="T216">plots</text:span>, <text:span text:style-name="T216">river-based trade depots, </text:span>as well as its fortunate location on both the Ring and the River, the town is nearly as wealthy in appearance as Borded. <text:s/><text:span text:style-name="T323">It </text:span>has an even livelier bazaar scene <text:span text:style-name="T216">than its famous neighbor to the west. </text:span></text:p>
      <text:p text:style-name="P96"/>
      <text:p text:style-name="P96">As in Borded, the Free Hostelries Cooperative is the major governing <text:span text:style-name="T324">and economics </text:span>influence here, meaning that the town is tightly controlled by the Riders Guild. <text:s/>The Helioptic Union is granted a temple where a Priest resides to minister to the Helioptic faithful, but – again, as in Borded – there is not a barracks for the <text:span text:style-name="T325">Sun</text:span> Watch<text:span text:style-name="T325">es</text:span>. <text:s/><text:span text:style-name="T190">Most of the guilds one can think of – and a few that you may not have ever heard of – have halls here. <text:s/>Business is brisk in Givakala. <text:s/>There is little interest in partisan politics or in the type of prejudices that are bad for business. </text:span></text:p>
      <text:p text:style-name="P96"/>
      <text:p text:style-name="P100"><text:span text:style-name="T190">Despite its strong Rider-built walls, t</text:span>he town has a very open feel <text:span text:style-name="T190">to it, even more so than Borded. <text:s/></text:span><text:soft-page-break/><text:span text:style-name="T190">Givakala is justifiably considered by many to be one of the most picturesque of the Ring towns. <text:s/>With its lovely views of the River Bloo, of the rolling hills of the Mabalbesq highlands and its many scenic villages, family farms and quaint workshops, Givakala is a popular destination for wealthier travelers</text:span>.</text:p>
      <text:p text:style-name="P100"/>
      <text:p text:style-name="P100"><text:span text:style-name="T190">Sitting at the northwest corner of the Ring, Givakala celebrates and reflects in its local artwork and bardsong the constant flow of goods and folk along the Great Road and the far-reaching River Bloo. <text:s/>The </text:span><text:span text:style-name="T27">Simple Bardsongs of Givakala</text:span><text:span text:style-name="T190">, with their bright tunes and amusing lyrics, are among the most widely-known and popular songs in the entire Heliopticon. </text:span></text:p>
      <text:p text:style-name="P97"/>
      <text:p text:style-name="P99"><text:span text:style-name="T217">In Givakala</text:span> the common folk refer to the Hostel<text:span text:style-name="T278">e</text:span>ries Co-op <text:span text:style-name="T326">members</text:span> as “The Festivales” <text:span text:style-name="T218">or “The Party-Makers”</text:span> <text:span text:style-name="T279">in recognition of</text:span> the number of entertainments, festivals, celebrations and so forth <text:span text:style-name="T279">sponsored by the town's leaders. <text:s/>Not only are festivals </text:span>numerous <text:span text:style-name="T279">in Givakala,</text:span> <text:span text:style-name="T190">they are</text:span> carried out in a more exuberant fashion <text:span text:style-name="T219">as compared to</text:span> other towns. <text:s/></text:p>
      <text:p text:style-name="P99"/>
      <text:p text:style-name="P133">The 3-day <text:span text:style-name="T327">festival of</text:span> <text:span text:style-name="T1">Bochknell</text:span>, celebrated at the start of Jexah, is a major carnival event in Givakala. <text:span text:style-name="T328">Folk</text:span> journey to Givakala from all around the Ring and even farther afield to participate. <text:s/>Helioptic festivals are also observed, but as in other Rider-dominated towns no coercion <text:span text:style-name="T329">is </text:span>involved or permitted. <text:s/>For example, the Day of Submission is the first day of the annual two-day Castrons Observance in the month of Joqqa. <text:s/><text:span text:style-name="T329">But t</text:span>he idea that modified folks or animals actually have to submit to any demand <text:span text:style-name="T329">(or as they like to put it, “tradition”)</text:span> of a Heliop on this day, as does indeed occur in <text:span text:style-name="T329">many</text:span> towns, is a laughable idea in Givakala. <text:s/><text:span text:style-name="T329">A</text:span>nd so even this type of <text:span text:style-name="T329">Helioptic-dominated</text:span> commemoration tends to take on a carnival air here. </text:p>
      <text:p text:style-name="P98"/>
      <text:p text:style-name="P98"/>
      <text:p text:style-name="P11">Rootonnik</text:p>
      <text:p text:style-name="P101"/>
      <text:p text:style-name="P106">About 45 klicks to the south of Borded, on the Bordaloon Trail where it crosses over the River Bloo, sits a town in the Salofess Skantaring called <text:span text:style-name="T33">Rootonnik</text:span>. <text:s/><text:span text:style-name="T280">This town</text:span> is similar in <text:span text:style-name="T228">many</text:span> ways to Givakala. <text:s/><text:span text:style-name="T280">Rootonnik boasts</text:span> numerous <text:span text:style-name="T280">pretty </text:span>villages, shops, river-trade and so forth in the surrounding area and in the town itself. <text:span text:style-name="T220">And also like </text:span>Givakala<text:span text:style-name="T220">, Rootonnik is celebrated for its natural beauty as well its lively round of festivals and extraordinary nightlife. <text:s/></text:span></text:p>
      <text:p text:style-name="P103"/>
      <text:p text:style-name="P111">But <text:span text:style-name="T280">Rootonnik</text:span> does not sit on the Great Ring Road. <text:span text:style-name="T280">I</text:span>t is well inside the <text:span text:style-name="T330">Ring,</text:span> <text:span text:style-name="T280">on the border of the </text:span>Skantaring<text:span text:style-name="T330">s of</text:span> <text:span text:style-name="T280">Salofess and </text:span><text:span text:style-name="T106">Bordaloon</text:span><text:span text:style-name="T280">,</text:span> <text:span text:style-name="T330">next to</text:span> a road that leads almost directly to the Helioptic capital. <text:span text:style-name="T280">While still well within the Riders sphere of influence, which is reflected especially in the fact that most of its villages and farms are free-holds, Rootonnik has a distinctly more Helioptic flavor to it than either Givakala or Borded. <text:s/>That does not, however, prevent Rootonnikis from having fun...</text:span></text:p>
      <text:p text:style-name="P102"/>
      <text:p text:style-name="P107"><text:span text:style-name="T331">Indeed, t</text:span>he authority of the Heliocastronic Offices is recognized here in a <text:span text:style-name="T280">very</text:span> <text:span text:style-name="T332">unique</text:span> way. <text:s/>This is <text:span text:style-name="T229">the </text:span>one place where the Helioptic Union <text:span text:style-name="T221">has chosen to put</text:span> women in charge of <text:span text:style-name="T221">their affairs</text:span>. In Rootonnik, the <text:span text:style-name="T1">Supreme Mona</text:span> of the <text:span text:style-name="T1">Helioptic Brooders Guild</text:span> is the official representative to the <text:span text:style-name="T221">Heliocastronic Center</text:span>. <text:s/>She <text:span text:style-name="T222">rules the town </text:span>from the most elaborate <text:span text:style-name="T280">of all the </text:span><text:span text:style-name="T1">Brooder Houses</text:span> in Saskantinon. <text:s/></text:p>
      <text:p text:style-name="P107"/>
      <text:p text:style-name="P117"><text:span text:style-name="T281">Rather i</text:span>nterestingly, the barracks of the Day Watch in Rootonnik sits within the same compound as the Brooder House. This is the only town in Saskantinon where such is the case. <text:s/>While the men of the Watch do patrol the town, as is their duty, some of them <text:span text:style-name="T333">also </text:span>provide other types of services, under the <text:soft-page-break/>watchful guidance of the Supreme Mona. </text:p>
      <text:p text:style-name="P102"/>
      <text:p text:style-name="P137"/>
      <text:p text:style-name="P151"/>
      <text:p text:style-name="P151"/>
      <text:p text:style-name="P151"><text:span text:style-name="T336">Helioptic </text:span>Broods and Family Relationships</text:p>
      <text:p text:style-name="P102"/>
      <text:p text:style-name="P115">Perhaps a little <text:span text:style-name="T333">explanation</text:span> on <text:span text:style-name="T281">the concept of </text:span>broods and on Helioptic family <text:span text:style-name="T230">bonds</text:span>, <text:span text:style-name="T230">sexual relationships and so forth</text:span> is in order <text:span text:style-name="T281">at this point</text:span>.</text:p>
      <text:p text:style-name="P102"/>
      <text:p text:style-name="P104"><text:span text:style-name="T231">Generally speaking, a</text:span> Helioptic Brooder House is part cafeteria and catering service, part day care service, <text:s/>part brothel and very much a boarding school for <text:span text:style-name="T223">town-dwelling </text:span>children <text:span text:style-name="T223">who have not yet been apprenticed to a guild</text:span>. <text:s/>With its male-centric and <text:span text:style-name="T232">even </text:span>somewhat misogynistic ideology, <text:span text:style-name="T224">in a resource-challenged world that is nevertheless filled with strong and powerful women – not to mention all sorts of threats to the sustainability of human-kind – </text:span>the development of family relationships within <text:span text:style-name="T225">the</text:span> Helioptic culture <text:span text:style-name="T225">of Saskantinon</text:span> <text:span text:style-name="T282">has some</text:span> compl<text:span text:style-name="T282">ex features</text:span>. <text:s/></text:p>
      <text:p text:style-name="P104"/>
      <text:p text:style-name="P112"><text:span text:style-name="T283">Under Helioptic law, m</text:span>ale-female unions are commonplace and official<text:span text:style-name="T232">ly-recorded, but they tend to have a practical more-so than emotional, much less religious, character. <text:s/>It is not uncommon for such</text:span> unions to be <text:span text:style-name="T1">multiple</text:span> for both parties, <text:span text:style-name="T233">sometimes simultaneously, but more often serially</text:span>. <text:s/><text:span text:style-name="T334">The idea of an “official” divorce is unheard-of. Once a personal union is recorded at the Heliocastronic Offices, it is considered to be permanent until death. </text:span></text:p>
      <text:p text:style-name="P112"/>
      <text:p text:style-name="P112"><text:span text:style-name="T334">However both male and female Heliops tend to have multiple unions over the course of a lifetime. <text:s/></text:span>Furthermore, a sharp distinction <text:span text:style-name="T233">is made </text:span>between <text:span text:style-name="T283">one's </text:span>biological parents and brood <text:span text:style-name="T334">units</text:span>. <text:s/><text:span text:style-name="T233">T</text:span>he latter refers to <text:span text:style-name="T283">the folk</text:span> who actually <text:span text:style-name="T334">nurture</text:span> and care for a child, as opposed to those who birthed it. <text:s/><text:span text:style-name="T283">Naturally this can</text:span> complicate family structures, <text:span text:style-name="T283">but it also fits well into the collectivist approach promoted by the Helioptic faith</text:span>. <text:s/></text:p>
      <text:p text:style-name="P109"/>
      <text:p text:style-name="P109"><text:span text:style-name="T234">In fact, in </text:span><text:span text:style-name="T107">most</text:span><text:span text:style-name="T234"> cases the Helioptic family unit, whether biological or brooding or some combination, does not manage its own private household in a Helioptic town. <text:s/>Instead children are cared for mainly by women, often but not always the birth-mother or brood-mother(s), at the Brood House, where the father(s) or other partner(s) will visit from time to time. <text:s/></text:span></text:p>
      <text:p text:style-name="P108"/>
      <text:p text:style-name="P108"><text:span text:style-name="T234">Thus for</text:span> Helioptic children, it is the Brood House – typically a <text:span text:style-name="T283">very </text:span>large, walled compound with many small apartments <text:span text:style-name="T233">and common rooms and lively communal atmosphere</text:span> – which they call home until such time as they join a guild. <text:s/><text:span text:style-name="T283">Once apprenticed, they live at a guild-house or barracks, or in some cases share a small apartment or room,</text:span> <text:span text:style-name="T283">unless they leave the towns altogether for village or country or nomadic or seafaring life</text:span>. <text:span text:style-name="T283">The idea of “a home of one's own” is very rare and not considered to be a particularly desirable goal for the Helioptic faithful. </text:span></text:p>
      <text:p text:style-name="P108"/>
      <text:p text:style-name="P138">For the Helioptic faithful, being “free” of the communal structures of the Helioptic Union, including the Helioptic Brood House, is perceived minimally as being selfish <text:span text:style-name="T335">and </text:span>anti-religious. <text:s/><text:span text:style-name="T335">I</text:span>n the worst cases, <text:span text:style-name="T335">it is seen</text:span> as a form of treason with the strong implication of pro-animalistic sympathies. <text:s/><text:span text:style-name="T335">For example, there are</text:span> Helioptic songbooks <text:span text:style-name="T335">which</text:span> are promoted as a counter-weight to the many popular bardsong cycles. <text:s/><text:span text:style-name="T335">O</text:span>ne of the <text:span text:style-name="T1">Submission Songs of Joqqa</text:span> tells of rebellious boy who claimed he just <text:soft-page-break/>wanted “a room of his own” but turned out to be <text:span text:style-name="T355">a vile lad who was</text:span> “lusting for a waterdog's embrace”. </text:p>
      <text:p text:style-name="P104"/>
      <text:p text:style-name="P126">Although rare, same-sex unions <text:span text:style-name="T335">are </text:span>not unusual for <text:span text:style-name="T335">Heliops, nor is there any pervasive prejudice against such unions. <text:s/>As with cross-gender unions, these are </text:span>sometimes permanent, sometime<text:span text:style-name="T335">s</text:span> temporary, <text:span text:style-name="T283">often</text:span> multiple, <text:span text:style-name="T335">but once registered as official can never be officially undone. <text:s/>I</text:span>n Helioptic towns and villages, <text:span text:style-name="T335">same-sex unions, which may or may not have a sexual component, often occur as</text:span> part of a brooder pair <text:span text:style-name="T335">usually involving two women choosing to tend a brood together. <text:s/>Neither do the Helioptic Brooders prohibit either cis-men or trans-men from being part of their guild. <text:s/>And in general, Helioptic Brooders tend to have a slightly more relaxed attitude towards shaped humans than their male counterparts. <text:s/>So it is not entirely unheard-of for pairs or even larger unions of men, trans-men, trans-women and so on to be working as a team in a Brooder House. <text:s/></text:span></text:p>
      <text:p text:style-name="P125"/>
      <text:p text:style-name="P134"><text:span text:style-name="T335">It is more common for m</text:span>ale-male unions in Helioptic culture to <text:span text:style-name="T335">be </text:span>based on the kind of camaraderie <text:s/>that inevitably arise in the all-male military enclaves of the Day Watch and Night Watch guilds. <text:s/><text:span text:style-name="T335">However, i</text:span>n those environments, house-holding in the sense of a couple separating themselves from the community is even more frowned-upon than in Helioptic society in generally. </text:p>
      <text:p text:style-name="P134"/>
      <text:p text:style-name="P142">Two male members of the Watch living together outside of the Barracks would be <text:span text:style-name="T356">exceedingly</text:span> unusual. <text:s/>Being registered as a pair, and living in the same barrack, not so much. In this case, they might be permitted to train, patrol and fight together if lower-ranking; if higher-ranking or from a noble family, <text:span text:style-name="T357">then </text:span>they might be permitted to share a sleeping chamber in the barracks with others of the same rank. <text:s/></text:p>
      <text:p text:style-name="P102"/>
      <text:p text:style-name="P121">In summary, family structures and what <text:span text:style-name="T283">one</text:span> might want to think of as <text:span text:style-name="T283">something like</text:span> marriage relationships amongst Heliops <text:span text:style-name="T335">tend to </text:span>take on a <text:span text:style-name="T235">strongly</text:span> social character that involves participation in the shared, communal Helioptic institutions and experiences. <text:s/><text:span text:style-name="T236">Someone showing preference for a</text:span> permanent individual pairing that separates a couple and their offspring or brood from other humans <text:span text:style-name="T283">is </text:span><text:s/>considered <text:span text:style-name="T336">at least selfish and rude, maybe a even a </text:span>uncivilized <text:span text:style-name="T283">or </text:span>irreligious, and perhaps even <text:s/>politically suspicious in Helioptic culture. </text:p>
      <text:p text:style-name="P102"/>
      <text:p text:style-name="P110"/>
      <text:p text:style-name="P152">The Business of Brooders and Innkeepers</text:p>
      <text:p text:style-name="P110"/>
      <text:p text:style-name="P110">Free Innkeepers provide services <text:span text:style-name="T226">similar to those of the Helioptic Brooders. Since we know there is a Free Innkeepers Guild, that of course implies that t</text:span>here is <text:span text:style-name="T337">also </text:span>a <text:span text:style-name="T1">Helioptic Innkeepers Guild</text:span>, which provides <text:span text:style-name="T87">temporary</text:span> shelter, food, drink and entertainment for a fee <text:span text:style-name="T226">and competes directly with the Free Innkeepers</text:span>. <text:span text:style-name="T284">Helioptic couples or family groups who choose to or must live outside of barracks, brood houses and guild halls (for example, when traveling) generally take rooms at Helioptic Inns rather than trying to find their own independent lodgings. </text:span><text:s/></text:p>
      <text:p text:style-name="P105"/>
      <text:p text:style-name="P113">The <text:span text:style-name="T284">Helioptic</text:span> Brooders engage in long-term contracts with their clients including <text:span text:style-name="T358">with their </text:span>husbands <text:span text:style-name="T338">or marriage-partners (brood-partners)</text:span>. <text:s/><text:span text:style-name="T338">Innkeepers, on the other hand, charge shorter-term fees for their services</text:span>. <text:s/></text:p>
      <text:p text:style-name="P113"/>
      <text:p text:style-name="P113"><text:span text:style-name="T338">Along with the Helioptic Innkeepers</text:span>, the Helioptic Brooders <text:span text:style-name="T338">also </text:span>compete <text:span text:style-name="T338">to some extent </text:span>with <text:span text:style-name="T338">the free </text:span>guilds <text:span text:style-name="T338">in</text:span> the Hostel<text:span text:style-name="T284">e</text:span>ries trades. <text:s/><text:span text:style-name="T338">In particular, the Helioptic Brooders have a monopoly on </text:span>produc<text:span text:style-name="T338">tion</text:span> and deliver<text:span text:style-name="T338">y of certain</text:span> beverages, including the <text:span text:style-name="T338">universally</text:span>-popular <text:span text:style-name="T1">s'lah</text:span> – a mildly-alcoholic, <text:span text:style-name="T338">slightly-</text:span><text:soft-page-break/><text:span text:style-name="T338">sweet</text:span> drink. <text:span text:style-name="T338">They also deliver</text:span> bread and other food to Inns, <text:span text:style-name="T284">Guild Halls, barracks, temples</text:span> and to individual households within the towns <text:span text:style-name="T338">and even some villages</text:span> <text:span text:style-name="T226">of Saskantinon</text:span>. <text:s/><text:span text:style-name="T338">These arrangements tend to be long-term contracts to supply food and drink to a given client, usually on a daily basis, sometimes several times a day. <text:s/>It is not unusual to see Brooder children running around town delivering such alimentations.</text:span></text:p>
      <text:p text:style-name="P153"/>
      <text:p text:style-name="P153"/>
      <text:p text:style-name="P153">The Helioptic Brooders Guild of Rootonnik</text:p>
      <text:p text:style-name="P105"/>
      <text:p text:style-name="P143">Along with having the only female representative to the Heliocastron, and therefore the only female Helioptic “governor” or “mayor”, if you like, Rootonnik is also famous throughout Saskantinon for producing the region's most potent, delicious – and expensive – alcoholic concoctions. <text:s text:c="2"/>This includes not only several high-end versions of s'lah, which is <text:span text:style-name="T359">best</text:span> pronounced with an elongated sense of enjoyment and longing, something like ssssss-huh-laaaah!, but also a variety of wines, ales and strong spirits. <text:s/></text:p>
      <text:p text:style-name="P114"/>
      <text:p text:style-name="P114"><text:span text:style-name="T227">A strong ale produced by the Rootonnik Brewers Guild, called </text:span><text:span text:style-name="T7">Root Beer</text:span><text:span text:style-name="T227">, is especially renowned for its sweet, sticky flavor as well as its kick-ass levels of alcohol. <text:s/></text:span></text:p>
      <text:p text:style-name="P105"/>
      <text:p text:style-name="P119">Those who can read between the lines may have already discerned <text:span text:style-name="T285">what is one of the</text:span> main line<text:span text:style-name="T285">s</text:span> of business of the Helioptic Brooders Guild <text:span text:style-name="T285">in Rootonnik</text:span> – and of the <text:span text:style-name="T285">Rootonnik </text:span>Day Watch, for that matter. <text:s/><text:span text:style-name="T285">One</text:span> can safely asser<text:span text:style-name="T285">t</text:span> that child care, that is, <text:span text:style-name="T1">actual</text:span> brooding, is not really the<text:span text:style-name="T285">ir</text:span> top priority <text:span text:style-name="T339">in this town</text:span>. <text:s/></text:p>
      <text:p text:style-name="P119"/>
      <text:p text:style-name="P119">The<text:span text:style-name="T285"> grand </text:span>Brood House of Rootonnik welcome<text:span text:style-name="T339">s</text:span> many – <text:span text:style-name="T339">albeit almost entirely human or human-appearing – </text:span>visitors of every type of gender and <text:span text:style-name="T360">a wide variety of</text:span>, um, persuasion<text:span text:style-name="T360">s</text:span>. <text:s/>But here, <text:span text:style-name="T285">while some may have a long-term contract,</text:span> most of the guests' visits tend to be fairly short in duration, sometimes only a few hours. <text:span text:style-name="T339">And it is not so unusual for short-term fees to be collected. <text:s/>You could say that the Great Brood House of Rootonnik operates almost like an Inn rather than a Brood House. </text:span></text:p>
      <text:p text:style-name="P116"/>
      <text:p text:style-name="P120"><text:span text:style-name="T340">For and away the most popular bardsongs of Rootonnik are those collected into the cycle known as the </text:span><text:span text:style-name="T28">Bardsongs of the Borda Woods,</text:span><text:span text:style-name="T108"> which has been referenced previously. </text:span><text:span text:style-name="T340"><text:s text:c="2"/>A lesser-known cycle that also originates in this area is called </text:span><text:span text:style-name="T28">The </text:span><text:span text:style-name="T31">Secret </text:span><text:span text:style-name="T28">Salofessian Songs of the River Bloo</text:span><text:span text:style-name="T340">. <text:s/>These tend to be much more salacious than the Borda Woods songs. <text:s/></text:span></text:p>
      <text:p text:style-name="P120"/>
      <text:p text:style-name="P120"><text:span text:style-name="T340">One song from the </text:span><text:span text:style-name="T28">River Bloo</text:span><text:span text:style-name="T340"> cycle tells of a foreign merchant who stepped off his boat</text:span> <text:span text:style-name="T340">at Rootonnik, </text:span>bringing loads of exotic foreign goods to the Heliopticon <text:span text:style-name="T340">for trade</text:span>. <text:s/><text:span text:style-name="T340">D</text:span>rawn by its reputation for strong drink, <text:span text:style-name="T286">for its </text:span>friendly <text:span text:style-name="T286">and welcoming</text:span> <text:span text:style-name="T340">folk he </text:span>has stopped over <text:span text:style-name="T340">for just a day and a night </text:span>in Rootonnik. <text:s/><text:span text:style-name="T340">After taking in</text:span> <text:span text:style-name="T286">its</text:span> natural beauty <text:span text:style-name="T340">he finds his way that night to “a Grand House of a Great Lady” and then the song goes into a whole silly set of nonsense lyrics like “jingle-bang-jingle-bang-jingle-bang-ho”. <text:s/>Several days later the happy traveler</text:span> wake<text:span text:style-name="T340">s</text:span> up <text:span text:style-name="T340">dazed and confused</text:span> on the banks of the Bloo, <text:s/>feeling sore in various <text:span text:style-name="T340">odd </text:span>places, <text:span text:style-name="T340">dead </text:span>broke, <text:span text:style-name="T340">and realizes that his boat is long gone</text:span> <text:span text:style-name="T340">along with most of his clothes</text:span>. <text:s/></text:p>
      <text:p text:style-name="P118"/>
      <text:p text:style-name="P118">If <text:span text:style-name="T286">one</text:span> <text:span text:style-name="T286">is traveling</text:span> to Rootonnik, <text:span text:style-name="T287">says one of the popular </text:span><text:span text:style-name="T29">Bardsongs of the Borda Woods</text:span><text:span text:style-name="T287">, you should “E</text:span>njoy <text:span text:style-name="T287">a cup</text:span> but keep your wits about you”. <text:s/>The <text:span text:style-name="T1">Ankat Sunin</text:span>, a <text:span text:style-name="T228">populist </text:span>thieves guild with a <text:soft-page-break/>reputation for being <text:span text:style-name="T228">sexy, </text:span>skillful and good-natured, are said to be lurking in every pub, waiting to help you redistribute your wealth to the less fortunate...</text:p>
      <text:p text:style-name="P102"/>
      <text:p text:style-name="P10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Footer"><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David Stitt</meta:initial-creator>
    <meta:creation-date>2015-02-21T08:24:03.255950290</meta:creation-date>
    <dc:date>2019-12-29T10:23:35.982681957</dc:date>
    <meta:editing-duration>PT21H23M9S</meta:editing-duration>
    <meta:editing-cycles>571</meta:editing-cycles>
    <meta:generator>LibreOffice/6.3.3.2$MacOSX_X86_64 LibreOffice_project/a64200df03143b798afd1ec74a12ab50359878ed</meta:generator>
    <meta:document-statistic meta:table-count="0" meta:image-count="0" meta:object-count="0" meta:page-count="20" meta:paragraph-count="161" meta:word-count="9779" meta:character-count="60676" meta:non-whitespace-character-count="50535"/>
  </office:meta>
</office:document-meta>
</file>